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3657in" svg:height="6.515in" svg:x="0.9323in" svg:y="0.0417in">
            <draw:object draw:notify-on-update-of-ranges="Sheet1.A1:Sheet1.A13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752.139" calcext:value-type="float">
            <text:p>752.139</text:p>
          </table:table-cell>
          <table:table-cell table:number-columns-repeated="3"/>
        </table:table-row>
        <table:table-row table:style-name="ro1">
          <table:table-cell office:value-type="float" office:value="719.749" calcext:value-type="float">
            <text:p>719.749</text:p>
          </table:table-cell>
          <table:table-cell table:number-columns-repeated="3"/>
        </table:table-row>
        <table:table-row table:style-name="ro1">
          <table:table-cell office:value-type="float" office:value="719.749" calcext:value-type="float">
            <text:p>719.749</text:p>
          </table:table-cell>
          <table:table-cell table:number-columns-repeated="3"/>
        </table:table-row>
        <table:table-row table:style-name="ro1">
          <table:table-cell office:value-type="float" office:value="705.801" calcext:value-type="float">
            <text:p>705.801</text:p>
          </table:table-cell>
          <table:table-cell table:number-columns-repeated="3"/>
        </table:table-row>
        <table:table-row table:style-name="ro1">
          <table:table-cell office:value-type="float" office:value="705.801" calcext:value-type="float">
            <text:p>705.801</text:p>
          </table:table-cell>
          <table:table-cell table:number-columns-repeated="3"/>
        </table:table-row>
        <table:table-row table:style-name="ro1">
          <table:table-cell office:value-type="float" office:value="691.854" calcext:value-type="float">
            <text:p>691.854</text:p>
          </table:table-cell>
          <table:table-cell table:number-columns-repeated="3"/>
        </table:table-row>
        <table:table-row table:style-name="ro1">
          <table:table-cell office:value-type="float" office:value="677.906" calcext:value-type="float">
            <text:p>677.906</text:p>
          </table:table-cell>
          <table:table-cell table:number-columns-repeated="3"/>
        </table:table-row>
        <table:table-row table:style-name="ro1">
          <table:table-cell office:value-type="float" office:value="677.906" calcext:value-type="float">
            <text:p>677.906</text:p>
          </table:table-cell>
          <table:table-cell table:number-columns-repeated="3"/>
        </table:table-row>
        <table:table-row table:style-name="ro1">
          <table:table-cell office:value-type="float" office:value="663.958" calcext:value-type="float">
            <text:p>663.958</text:p>
          </table:table-cell>
          <table:table-cell table:number-columns-repeated="3"/>
        </table:table-row>
        <table:table-row table:style-name="ro1">
          <table:table-cell office:value-type="float" office:value="719.749" calcext:value-type="float">
            <text:p>719.749</text:p>
          </table:table-cell>
          <table:table-cell table:number-columns-repeated="3"/>
        </table:table-row>
        <table:table-row table:style-name="ro1">
          <table:table-cell office:value-type="float" office:value="719.749" calcext:value-type="float">
            <text:p>719.749</text:p>
          </table:table-cell>
          <table:table-cell table:number-columns-repeated="3"/>
        </table:table-row>
        <table:table-row table:style-name="ro1">
          <table:table-cell office:value-type="float" office:value="705.801" calcext:value-type="float">
            <text:p>705.801</text:p>
          </table:table-cell>
          <table:table-cell table:number-columns-repeated="3"/>
        </table:table-row>
        <table:table-row table:style-name="ro1">
          <table:table-cell office:value-type="float" office:value="705.801" calcext:value-type="float">
            <text:p>705.801</text:p>
          </table:table-cell>
          <table:table-cell table:number-columns-repeated="3"/>
        </table:table-row>
        <table:table-row table:style-name="ro1">
          <table:table-cell office:value-type="float" office:value="691.854" calcext:value-type="float">
            <text:p>691.854</text:p>
          </table:table-cell>
          <table:table-cell table:number-columns-repeated="3"/>
        </table:table-row>
        <table:table-row table:style-name="ro1">
          <table:table-cell office:value-type="float" office:value="677.906" calcext:value-type="float">
            <text:p>677.906</text:p>
          </table:table-cell>
          <table:table-cell table:number-columns-repeated="3"/>
        </table:table-row>
        <table:table-row table:style-name="ro1">
          <table:table-cell office:value-type="float" office:value="677.906" calcext:value-type="float">
            <text:p>677.906</text:p>
          </table:table-cell>
          <table:table-cell table:number-columns-repeated="3"/>
        </table:table-row>
        <table:table-row table:style-name="ro1">
          <table:table-cell office:value-type="float" office:value="663.958" calcext:value-type="float">
            <text:p>663.958</text:p>
          </table:table-cell>
          <table:table-cell table:number-columns-repeated="3"/>
        </table:table-row>
        <table:table-row table:style-name="ro1">
          <table:table-cell office:value-type="float" office:value="618.332" calcext:value-type="float">
            <text:p>618.332</text:p>
          </table:table-cell>
          <table:table-cell table:number-columns-repeated="3"/>
        </table:table-row>
        <table:table-row table:style-name="ro1">
          <table:table-cell office:value-type="float" office:value="618.332" calcext:value-type="float">
            <text:p>618.332</text:p>
          </table:table-cell>
          <table:table-cell table:number-columns-repeated="3"/>
        </table:table-row>
        <table:table-row table:style-name="ro1">
          <table:table-cell office:value-type="float" office:value="599.648" calcext:value-type="float">
            <text:p>599.648</text:p>
          </table:table-cell>
          <table:table-cell table:number-columns-repeated="3"/>
        </table:table-row>
        <table:table-row table:style-name="ro1">
          <table:table-cell office:value-type="float" office:value="599.648" calcext:value-type="float">
            <text:p>599.648</text:p>
          </table:table-cell>
          <table:table-cell table:number-columns-repeated="3"/>
        </table:table-row>
        <table:table-row table:style-name="ro1">
          <table:table-cell office:value-type="float" office:value="587.693" calcext:value-type="float">
            <text:p>587.693</text:p>
          </table:table-cell>
          <table:table-cell table:number-columns-repeated="3"/>
        </table:table-row>
        <table:table-row table:style-name="ro1">
          <table:table-cell office:value-type="float" office:value="575.737" calcext:value-type="float">
            <text:p>575.737</text:p>
          </table:table-cell>
          <table:table-cell table:number-columns-repeated="3"/>
        </table:table-row>
        <table:table-row table:style-name="ro1">
          <table:table-cell office:value-type="float" office:value="563.782" calcext:value-type="float">
            <text:p>563.782</text:p>
          </table:table-cell>
          <table:table-cell table:number-columns-repeated="3"/>
        </table:table-row>
        <table:table-row table:style-name="ro1">
          <table:table-cell office:value-type="float" office:value="551.827" calcext:value-type="float">
            <text:p>551.827</text:p>
          </table:table-cell>
          <table:table-cell table:number-columns-repeated="3"/>
        </table:table-row>
        <table:table-row table:style-name="ro1">
          <table:table-cell office:value-type="float" office:value="539.872" calcext:value-type="float">
            <text:p>539.872</text:p>
          </table:table-cell>
          <table:table-cell table:number-columns-repeated="3"/>
        </table:table-row>
        <table:table-row table:style-name="ro1">
          <table:table-cell office:value-type="float" office:value="527.917" calcext:value-type="float">
            <text:p>527.917</text:p>
          </table:table-cell>
          <table:table-cell table:number-columns-repeated="3"/>
        </table:table-row>
        <table:table-row table:style-name="ro1">
          <table:table-cell office:value-type="float" office:value="515.962" calcext:value-type="float">
            <text:p>515.962</text:p>
          </table:table-cell>
          <table:table-cell table:number-columns-repeated="3"/>
        </table:table-row>
        <table:table-row table:style-name="ro1">
          <table:table-cell office:value-type="float" office:value="504.006" calcext:value-type="float">
            <text:p>504.006</text:p>
          </table:table-cell>
          <table:table-cell table:number-columns-repeated="3"/>
        </table:table-row>
        <table:table-row table:style-name="ro1">
          <table:table-cell office:value-type="float" office:value="492.051" calcext:value-type="float">
            <text:p>492.051</text:p>
          </table:table-cell>
          <table:table-cell table:number-columns-repeated="3"/>
        </table:table-row>
        <table:table-row table:style-name="ro1">
          <table:table-cell office:value-type="float" office:value="480.096" calcext:value-type="float">
            <text:p>480.096</text:p>
          </table:table-cell>
          <table:table-cell table:number-columns-repeated="3"/>
        </table:table-row>
        <table:table-row table:style-name="ro1">
          <table:table-cell office:value-type="float" office:value="468.141" calcext:value-type="float">
            <text:p>468.141</text:p>
          </table:table-cell>
          <table:table-cell table:number-columns-repeated="3"/>
        </table:table-row>
        <table:table-row table:style-name="ro1">
          <table:table-cell office:value-type="float" office:value="456.186" calcext:value-type="float">
            <text:p>456.186</text:p>
          </table:table-cell>
          <table:table-cell table:number-columns-repeated="3"/>
        </table:table-row>
        <table:table-row table:style-name="ro1">
          <table:table-cell office:value-type="float" office:value="444.231" calcext:value-type="float">
            <text:p>444.231</text:p>
          </table:table-cell>
          <table:table-cell table:number-columns-repeated="3"/>
        </table:table-row>
        <table:table-row table:style-name="ro1">
          <table:table-cell office:value-type="float" office:value="432.275" calcext:value-type="float">
            <text:p>432.275</text:p>
          </table:table-cell>
          <table:table-cell table:number-columns-repeated="3"/>
        </table:table-row>
        <table:table-row table:style-name="ro1">
          <table:table-cell office:value-type="float" office:value="420.32" calcext:value-type="float">
            <text:p>420.32</text:p>
          </table:table-cell>
          <table:table-cell table:number-columns-repeated="3"/>
        </table:table-row>
        <table:table-row table:style-name="ro1">
          <table:table-cell office:value-type="float" office:value="408.365" calcext:value-type="float">
            <text:p>408.365</text:p>
          </table:table-cell>
          <table:table-cell table:number-columns-repeated="3"/>
        </table:table-row>
        <table:table-row table:style-name="ro1">
          <table:table-cell office:value-type="float" office:value="396.41" calcext:value-type="float">
            <text:p>396.41</text:p>
          </table:table-cell>
          <table:table-cell table:number-columns-repeated="3"/>
        </table:table-row>
        <table:table-row table:style-name="ro1">
          <table:table-cell office:value-type="float" office:value="375.733" calcext:value-type="float">
            <text:p>375.733</text:p>
          </table:table-cell>
          <table:table-cell table:number-columns-repeated="3"/>
        </table:table-row>
        <table:table-row table:style-name="ro1">
          <table:table-cell office:value-type="float" office:value="375.733" calcext:value-type="float">
            <text:p>375.733</text:p>
          </table:table-cell>
          <table:table-cell table:number-columns-repeated="3"/>
        </table:table-row>
        <table:table-row table:style-name="ro1">
          <table:table-cell office:value-type="float" office:value="375.733" calcext:value-type="float">
            <text:p>375.733</text:p>
          </table:table-cell>
          <table:table-cell table:number-columns-repeated="3"/>
        </table:table-row>
        <table:table-row table:style-name="ro1">
          <table:table-cell office:value-type="float" office:value="375.733" calcext:value-type="float">
            <text:p>375.733</text:p>
          </table:table-cell>
          <table:table-cell table:number-columns-repeated="3"/>
        </table:table-row>
        <table:table-row table:style-name="ro1">
          <table:table-cell office:value-type="float" office:value="355.399" calcext:value-type="float">
            <text:p>355.399</text:p>
          </table:table-cell>
          <table:table-cell table:number-columns-repeated="3"/>
        </table:table-row>
        <table:table-row table:style-name="ro1">
          <table:table-cell office:value-type="float" office:value="355.399" calcext:value-type="float">
            <text:p>355.399</text:p>
          </table:table-cell>
          <table:table-cell table:number-columns-repeated="3"/>
        </table:table-row>
        <table:table-row table:style-name="ro1">
          <table:table-cell office:value-type="float" office:value="341.85" calcext:value-type="float">
            <text:p>341.85</text:p>
          </table:table-cell>
          <table:table-cell table:number-columns-repeated="3"/>
        </table:table-row>
        <table:table-row table:style-name="ro1">
          <table:table-cell office:value-type="float" office:value="328.301" calcext:value-type="float">
            <text:p>328.301</text:p>
          </table:table-cell>
          <table:table-cell table:number-columns-repeated="3"/>
        </table:table-row>
        <table:table-row table:style-name="ro1">
          <table:table-cell office:value-type="float" office:value="314.752" calcext:value-type="float">
            <text:p>314.752</text:p>
          </table:table-cell>
          <table:table-cell table:number-columns-repeated="3"/>
        </table:table-row>
        <table:table-row table:style-name="ro1">
          <table:table-cell office:value-type="float" office:value="301.202" calcext:value-type="float">
            <text:p>301.202</text:p>
          </table:table-cell>
          <table:table-cell table:number-columns-repeated="3"/>
        </table:table-row>
        <table:table-row table:style-name="ro1">
          <table:table-cell office:value-type="float" office:value="287.653" calcext:value-type="float">
            <text:p>287.653</text:p>
          </table:table-cell>
          <table:table-cell table:number-columns-repeated="3"/>
        </table:table-row>
        <table:table-row table:style-name="ro1">
          <table:table-cell office:value-type="float" office:value="274.104" calcext:value-type="float">
            <text:p>274.104</text:p>
          </table:table-cell>
          <table:table-cell table:number-columns-repeated="3"/>
        </table:table-row>
        <table:table-row table:style-name="ro1">
          <table:table-cell office:value-type="float" office:value="260.555" calcext:value-type="float">
            <text:p>260.555</text:p>
          </table:table-cell>
          <table:table-cell table:number-columns-repeated="3"/>
        </table:table-row>
        <table:table-row table:style-name="ro1">
          <table:table-cell office:value-type="float" office:value="247.006" calcext:value-type="float">
            <text:p>247.006</text:p>
          </table:table-cell>
          <table:table-cell table:number-columns-repeated="3"/>
        </table:table-row>
        <table:table-row table:style-name="ro1">
          <table:table-cell office:value-type="float" office:value="247.006" calcext:value-type="float">
            <text:p>247.006</text:p>
          </table:table-cell>
          <table:table-cell table:number-columns-repeated="3"/>
        </table:table-row>
        <table:table-row table:style-name="ro1">
          <table:table-cell office:value-type="float" office:value="247.006" calcext:value-type="float">
            <text:p>247.006</text:p>
          </table:table-cell>
          <table:table-cell table:number-columns-repeated="3"/>
        </table:table-row>
        <table:table-row table:style-name="ro1">
          <table:table-cell office:value-type="float" office:value="247.006" calcext:value-type="float">
            <text:p>247.006</text:p>
          </table:table-cell>
          <table:table-cell table:number-columns-repeated="3"/>
        </table:table-row>
        <table:table-row table:style-name="ro1">
          <table:table-cell office:value-type="float" office:value="247.006" calcext:value-type="float">
            <text:p>247.006</text:p>
          </table:table-cell>
          <table:table-cell table:number-columns-repeated="3"/>
        </table:table-row>
        <table:table-row table:style-name="ro1">
          <table:table-cell office:value-type="float" office:value="233.456" calcext:value-type="float">
            <text:p>233.456</text:p>
          </table:table-cell>
          <table:table-cell table:number-columns-repeated="3"/>
        </table:table-row>
        <table:table-row table:style-name="ro1">
          <table:table-cell office:value-type="float" office:value="233.456" calcext:value-type="float">
            <text:p>233.456</text:p>
          </table:table-cell>
          <table:table-cell table:number-columns-repeated="3"/>
        </table:table-row>
        <table:table-row table:style-name="ro1">
          <table:table-cell office:value-type="float" office:value="233.456" calcext:value-type="float">
            <text:p>233.456</text:p>
          </table:table-cell>
          <table:table-cell table:number-columns-repeated="3"/>
        </table:table-row>
        <table:table-row table:style-name="ro1">
          <table:table-cell office:value-type="float" office:value="233.456" calcext:value-type="float">
            <text:p>233.456</text:p>
          </table:table-cell>
          <table:table-cell table:number-columns-repeated="3"/>
        </table:table-row>
        <table:table-row table:style-name="ro1">
          <table:table-cell office:value-type="float" office:value="219.907" calcext:value-type="float">
            <text:p>219.907</text:p>
          </table:table-cell>
          <table:table-cell table:number-columns-repeated="3"/>
        </table:table-row>
        <table:table-row table:style-name="ro1">
          <table:table-cell office:value-type="float" office:value="219.907" calcext:value-type="float">
            <text:p>219.907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618.332" calcext:value-type="float">
            <text:p>618.332</text:p>
          </table:table-cell>
          <table:table-cell table:number-columns-repeated="3"/>
        </table:table-row>
        <table:table-row table:style-name="ro1">
          <table:table-cell office:value-type="float" office:value="604.783" calcext:value-type="float">
            <text:p>604.783</text:p>
          </table:table-cell>
          <table:table-cell table:number-columns-repeated="3"/>
        </table:table-row>
        <table:table-row table:style-name="ro1">
          <table:table-cell office:value-type="float" office:value="591.234" calcext:value-type="float">
            <text:p>591.234</text:p>
          </table:table-cell>
          <table:table-cell table:number-columns-repeated="3"/>
        </table:table-row>
        <table:table-row table:style-name="ro1">
          <table:table-cell office:value-type="float" office:value="577.685" calcext:value-type="float">
            <text:p>577.685</text:p>
          </table:table-cell>
          <table:table-cell table:number-columns-repeated="3"/>
        </table:table-row>
        <table:table-row table:style-name="ro1">
          <table:table-cell office:value-type="float" office:value="564.136" calcext:value-type="float">
            <text:p>564.136</text:p>
          </table:table-cell>
          <table:table-cell table:number-columns-repeated="3"/>
        </table:table-row>
        <table:table-row table:style-name="ro1">
          <table:table-cell office:value-type="float" office:value="550.586" calcext:value-type="float">
            <text:p>550.586</text:p>
          </table:table-cell>
          <table:table-cell table:number-columns-repeated="3"/>
        </table:table-row>
        <table:table-row table:style-name="ro1">
          <table:table-cell office:value-type="float" office:value="537.037" calcext:value-type="float">
            <text:p>537.037</text:p>
          </table:table-cell>
          <table:table-cell table:number-columns-repeated="3"/>
        </table:table-row>
        <table:table-row table:style-name="ro1">
          <table:table-cell office:value-type="float" office:value="523.488" calcext:value-type="float">
            <text:p>523.488</text:p>
          </table:table-cell>
          <table:table-cell table:number-columns-repeated="3"/>
        </table:table-row>
        <table:table-row table:style-name="ro1">
          <table:table-cell office:value-type="float" office:value="509.939" calcext:value-type="float">
            <text:p>509.939</text:p>
          </table:table-cell>
          <table:table-cell table:number-columns-repeated="3"/>
        </table:table-row>
        <table:table-row table:style-name="ro1">
          <table:table-cell office:value-type="float" office:value="496.39" calcext:value-type="float">
            <text:p>496.39</text:p>
          </table:table-cell>
          <table:table-cell table:number-columns-repeated="3"/>
        </table:table-row>
        <table:table-row table:style-name="ro1">
          <table:table-cell office:value-type="float" office:value="482.84" calcext:value-type="float">
            <text:p>482.84</text:p>
          </table:table-cell>
          <table:table-cell table:number-columns-repeated="3"/>
        </table:table-row>
        <table:table-row table:style-name="ro1">
          <table:table-cell office:value-type="float" office:value="469.291" calcext:value-type="float">
            <text:p>469.291</text:p>
          </table:table-cell>
          <table:table-cell table:number-columns-repeated="3"/>
        </table:table-row>
        <table:table-row table:style-name="ro1">
          <table:table-cell office:value-type="float" office:value="455.742" calcext:value-type="float">
            <text:p>455.742</text:p>
          </table:table-cell>
          <table:table-cell table:number-columns-repeated="3"/>
        </table:table-row>
        <table:table-row table:style-name="ro1">
          <table:table-cell office:value-type="float" office:value="442.193" calcext:value-type="float">
            <text:p>442.193</text:p>
          </table:table-cell>
          <table:table-cell table:number-columns-repeated="3"/>
        </table:table-row>
        <table:table-row table:style-name="ro1">
          <table:table-cell office:value-type="float" office:value="428.644" calcext:value-type="float">
            <text:p>428.644</text:p>
          </table:table-cell>
          <table:table-cell table:number-columns-repeated="3"/>
        </table:table-row>
        <table:table-row table:style-name="ro1">
          <table:table-cell office:value-type="float" office:value="415.094" calcext:value-type="float">
            <text:p>415.094</text:p>
          </table:table-cell>
          <table:table-cell table:number-columns-repeated="3"/>
        </table:table-row>
        <table:table-row table:style-name="ro1">
          <table:table-cell office:value-type="float" office:value="415.094" calcext:value-type="float">
            <text:p>415.094</text:p>
          </table:table-cell>
          <table:table-cell table:number-columns-repeated="3"/>
        </table:table-row>
        <table:table-row table:style-name="ro1">
          <table:table-cell office:value-type="float" office:value="415.094" calcext:value-type="float">
            <text:p>415.094</text:p>
          </table:table-cell>
          <table:table-cell table:number-columns-repeated="3"/>
        </table:table-row>
        <table:table-row table:style-name="ro1">
          <table:table-cell office:value-type="float" office:value="401.545" calcext:value-type="float">
            <text:p>401.545</text:p>
          </table:table-cell>
          <table:table-cell table:number-columns-repeated="3"/>
        </table:table-row>
        <table:table-row table:style-name="ro1">
          <table:table-cell office:value-type="float" office:value="387.996" calcext:value-type="float">
            <text:p>387.996</text:p>
          </table:table-cell>
          <table:table-cell table:number-columns-repeated="3"/>
        </table:table-row>
        <table:table-row table:style-name="ro1">
          <table:table-cell office:value-type="float" office:value="374.447" calcext:value-type="float">
            <text:p>374.447</text:p>
          </table:table-cell>
          <table:table-cell table:number-columns-repeated="3"/>
        </table:table-row>
        <table:table-row table:style-name="ro1">
          <table:table-cell office:value-type="float" office:value="360.898" calcext:value-type="float">
            <text:p>360.898</text:p>
          </table:table-cell>
          <table:table-cell table:number-columns-repeated="3"/>
        </table:table-row>
        <table:table-row table:style-name="ro1">
          <table:table-cell office:value-type="float" office:value="347.349" calcext:value-type="float">
            <text:p>347.349</text:p>
          </table:table-cell>
          <table:table-cell table:number-columns-repeated="3"/>
        </table:table-row>
        <table:table-row table:style-name="ro1">
          <table:table-cell office:value-type="float" office:value="333.799" calcext:value-type="float">
            <text:p>333.799</text:p>
          </table:table-cell>
          <table:table-cell table:number-columns-repeated="3"/>
        </table:table-row>
        <table:table-row table:style-name="ro1">
          <table:table-cell office:value-type="float" office:value="320.25" calcext:value-type="float">
            <text:p>320.25</text:p>
          </table:table-cell>
          <table:table-cell table:number-columns-repeated="3"/>
        </table:table-row>
        <table:table-row table:style-name="ro1">
          <table:table-cell office:value-type="float" office:value="306.701" calcext:value-type="float">
            <text:p>306.701</text:p>
          </table:table-cell>
          <table:table-cell table:number-columns-repeated="3"/>
        </table:table-row>
        <table:table-row table:style-name="ro1">
          <table:table-cell office:value-type="float" office:value="293.152" calcext:value-type="float">
            <text:p>293.152</text:p>
          </table:table-cell>
          <table:table-cell table:number-columns-repeated="3"/>
        </table:table-row>
        <table:table-row table:style-name="ro1">
          <table:table-cell office:value-type="float" office:value="279.603" calcext:value-type="float">
            <text:p>279.603</text:p>
          </table:table-cell>
          <table:table-cell table:number-columns-repeated="3"/>
        </table:table-row>
        <table:table-row table:style-name="ro1">
          <table:table-cell office:value-type="float" office:value="266.053" calcext:value-type="float">
            <text:p>266.053</text:p>
          </table:table-cell>
          <table:table-cell table:number-columns-repeated="3"/>
        </table:table-row>
        <table:table-row table:style-name="ro1">
          <table:table-cell office:value-type="float" office:value="252.504" calcext:value-type="float">
            <text:p>252.504</text:p>
          </table:table-cell>
          <table:table-cell table:number-columns-repeated="3"/>
        </table:table-row>
        <table:table-row table:style-name="ro1">
          <table:table-cell office:value-type="float" office:value="238.955" calcext:value-type="float">
            <text:p>238.955</text:p>
          </table:table-cell>
          <table:table-cell table:number-columns-repeated="3"/>
        </table:table-row>
        <table:table-row table:style-name="ro1">
          <table:table-cell office:value-type="float" office:value="225.406" calcext:value-type="float">
            <text:p>225.406</text:p>
          </table:table-cell>
          <table:table-cell table:number-columns-repeated="3"/>
        </table:table-row>
        <table:table-row table:style-name="ro1">
          <table:table-cell office:value-type="float" office:value="211.857" calcext:value-type="float">
            <text:p>211.857</text:p>
          </table:table-cell>
          <table:table-cell table:number-columns-repeated="3"/>
        </table:table-row>
        <table:table-row table:style-name="ro1">
          <table:table-cell office:value-type="float" office:value="198.307" calcext:value-type="float">
            <text:p>198.307</text:p>
          </table:table-cell>
          <table:table-cell table:number-columns-repeated="3"/>
        </table:table-row>
        <table:table-row table:style-name="ro1">
          <table:table-cell office:value-type="float" office:value="184.758" calcext:value-type="float">
            <text:p>184.758</text:p>
          </table:table-cell>
          <table:table-cell table:number-columns-repeated="3"/>
        </table:table-row>
        <table:table-row table:style-name="ro1">
          <table:table-cell office:value-type="float" office:value="171.209" calcext:value-type="float">
            <text:p>171.209</text:p>
          </table:table-cell>
          <table:table-cell table:number-columns-repeated="3"/>
        </table:table-row>
        <table:table-row table:style-name="ro1">
          <table:table-cell office:value-type="float" office:value="171.209" calcext:value-type="float">
            <text:p>171.209</text:p>
          </table:table-cell>
          <table:table-cell table:number-columns-repeated="3"/>
        </table:table-row>
        <table:table-row table:style-name="ro1">
          <table:table-cell office:value-type="float" office:value="171.209" calcext:value-type="float">
            <text:p>171.209</text:p>
          </table:table-cell>
          <table:table-cell table:number-columns-repeated="3"/>
        </table:table-row>
        <table:table-row table:style-name="ro1">
          <table:table-cell office:value-type="float" office:value="157.66" calcext:value-type="float">
            <text:p>157.66</text:p>
          </table:table-cell>
          <table:table-cell table:number-columns-repeated="3"/>
        </table:table-row>
        <table:table-row table:style-name="ro1">
          <table:table-cell office:value-type="float" office:value="157.66" calcext:value-type="float">
            <text:p>157.66</text:p>
          </table:table-cell>
          <table:table-cell table:number-columns-repeated="3"/>
        </table:table-row>
        <table:table-row table:style-name="ro1">
          <table:table-cell office:value-type="float" office:value="144.111" calcext:value-type="float">
            <text:p>144.111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6.516" calcext:value-type="float">
            <text:p>746.516</text:p>
          </table:table-cell>
          <table:table-cell table:number-columns-repeated="3"/>
        </table:table-row>
        <table:table-row table:style-name="ro1">
          <table:table-cell office:value-type="float" office:value="732.966" calcext:value-type="float">
            <text:p>732.966</text:p>
          </table:table-cell>
          <table:table-cell table:number-columns-repeated="3"/>
        </table:table-row>
        <table:table-row table:style-name="ro1">
          <table:table-cell office:value-type="float" office:value="719.417" calcext:value-type="float">
            <text:p>719.417</text:p>
          </table:table-cell>
          <table:table-cell table:number-columns-repeated="3"/>
        </table:table-row>
        <table:table-row table:style-name="ro1">
          <table:table-cell office:value-type="float" office:value="705.868" calcext:value-type="float">
            <text:p>705.868</text:p>
          </table:table-cell>
          <table:table-cell table:number-columns-repeated="3"/>
        </table:table-row>
        <table:table-row table:style-name="ro1">
          <table:table-cell office:value-type="float" office:value="692.319" calcext:value-type="float">
            <text:p>692.319</text:p>
          </table:table-cell>
          <table:table-cell table:number-columns-repeated="3"/>
        </table:table-row>
        <table:table-row table:style-name="ro1">
          <table:table-cell office:value-type="float" office:value="666.916" calcext:value-type="float">
            <text:p>666.916</text:p>
          </table:table-cell>
          <table:table-cell table:number-columns-repeated="3"/>
        </table:table-row>
        <table:table-row table:style-name="ro1">
          <table:table-cell office:value-type="float" office:value="666.916" calcext:value-type="float">
            <text:p>666.916</text:p>
          </table:table-cell>
          <table:table-cell table:number-columns-repeated="3"/>
        </table:table-row>
        <table:table-row table:style-name="ro1">
          <table:table-cell office:value-type="float" office:value="666.916" calcext:value-type="float">
            <text:p>666.916</text:p>
          </table:table-cell>
          <table:table-cell table:number-columns-repeated="3"/>
        </table:table-row>
        <table:table-row table:style-name="ro1">
          <table:table-cell office:value-type="float" office:value="666.916" calcext:value-type="float">
            <text:p>666.916</text:p>
          </table:table-cell>
          <table:table-cell table:number-columns-repeated="3"/>
        </table:table-row>
        <table:table-row table:style-name="ro1">
          <table:table-cell office:value-type="float" office:value="645.181" calcext:value-type="float">
            <text:p>645.181</text:p>
          </table:table-cell>
          <table:table-cell table:number-columns-repeated="3"/>
        </table:table-row>
        <table:table-row table:style-name="ro1">
          <table:table-cell office:value-type="float" office:value="645.181" calcext:value-type="float">
            <text:p>645.181</text:p>
          </table:table-cell>
          <table:table-cell table:number-columns-repeated="3"/>
        </table:table-row>
        <table:table-row table:style-name="ro1">
          <table:table-cell office:value-type="float" office:value="645.181" calcext:value-type="float">
            <text:p>645.181</text:p>
          </table:table-cell>
          <table:table-cell table:number-columns-repeated="3"/>
        </table:table-row>
        <table:table-row table:style-name="ro1">
          <table:table-cell office:value-type="float" office:value="645.181" calcext:value-type="float">
            <text:p>645.181</text:p>
          </table:table-cell>
          <table:table-cell table:number-columns-repeated="3"/>
        </table:table-row>
        <table:table-row table:style-name="ro1">
          <table:table-cell office:value-type="float" office:value="627.046" calcext:value-type="float">
            <text:p>627.046</text:p>
          </table:table-cell>
          <table:table-cell table:number-columns-repeated="3"/>
        </table:table-row>
        <table:table-row table:style-name="ro1">
          <table:table-cell office:value-type="float" office:value="627.046" calcext:value-type="float">
            <text:p>627.046</text:p>
          </table:table-cell>
          <table:table-cell table:number-columns-repeated="3"/>
        </table:table-row>
        <table:table-row table:style-name="ro1">
          <table:table-cell office:value-type="float" office:value="613.497" calcext:value-type="float">
            <text:p>613.497</text:p>
          </table:table-cell>
          <table:table-cell table:number-columns-repeated="3"/>
        </table:table-row>
        <table:table-row table:style-name="ro1">
          <table:table-cell office:value-type="float" office:value="599.948" calcext:value-type="float">
            <text:p>599.948</text:p>
          </table:table-cell>
          <table:table-cell table:number-columns-repeated="3"/>
        </table:table-row>
        <table:table-row table:style-name="ro1">
          <table:table-cell office:value-type="float" office:value="586.399" calcext:value-type="float">
            <text:p>586.399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72.85" calcext:value-type="float">
            <text:p>572.85</text:p>
          </table:table-cell>
          <table:table-cell table:number-columns-repeated="3"/>
        </table:table-row>
        <table:table-row table:style-name="ro1">
          <table:table-cell office:value-type="float" office:value="559.3" calcext:value-type="float">
            <text:p>559.3</text:p>
          </table:table-cell>
          <table:table-cell table:number-columns-repeated="3"/>
        </table:table-row>
        <table:table-row table:style-name="ro1">
          <table:table-cell office:value-type="float" office:value="545.751" calcext:value-type="float">
            <text:p>545.751</text:p>
          </table:table-cell>
          <table:table-cell table:number-columns-repeated="3"/>
        </table:table-row>
        <table:table-row table:style-name="ro1">
          <table:table-cell office:value-type="float" office:value="532.202" calcext:value-type="float">
            <text:p>532.202</text:p>
          </table:table-cell>
          <table:table-cell table:number-columns-repeated="3"/>
        </table:table-row>
        <table:table-row table:style-name="ro1">
          <table:table-cell office:value-type="float" office:value="518.653" calcext:value-type="float">
            <text:p>518.653</text:p>
          </table:table-cell>
          <table:table-cell table:number-columns-repeated="3"/>
        </table:table-row>
        <table:table-row table:style-name="ro1">
          <table:table-cell office:value-type="float" office:value="505.104" calcext:value-type="float">
            <text:p>505.104</text:p>
          </table:table-cell>
          <table:table-cell table:number-columns-repeated="3"/>
        </table:table-row>
        <table:table-row table:style-name="ro1">
          <table:table-cell office:value-type="float" office:value="491.554" calcext:value-type="float">
            <text:p>491.554</text:p>
          </table:table-cell>
          <table:table-cell table:number-columns-repeated="3"/>
        </table:table-row>
        <table:table-row table:style-name="ro1">
          <table:table-cell office:value-type="float" office:value="477.674" calcext:value-type="float">
            <text:p>477.674</text:p>
          </table:table-cell>
          <table:table-cell table:number-columns-repeated="3"/>
        </table:table-row>
        <table:table-row table:style-name="ro1">
          <table:table-cell office:value-type="float" office:value="464.124" calcext:value-type="float">
            <text:p>464.124</text:p>
          </table:table-cell>
          <table:table-cell table:number-columns-repeated="3"/>
        </table:table-row>
        <table:table-row table:style-name="ro1">
          <table:table-cell office:value-type="float" office:value="450.575" calcext:value-type="float">
            <text:p>450.575</text:p>
          </table:table-cell>
          <table:table-cell table:number-columns-repeated="3"/>
        </table:table-row>
        <table:table-row table:style-name="ro1">
          <table:table-cell office:value-type="float" office:value="437.026" calcext:value-type="float">
            <text:p>437.026</text:p>
          </table:table-cell>
          <table:table-cell table:number-columns-repeated="3"/>
        </table:table-row>
        <table:table-row table:style-name="ro1">
          <table:table-cell office:value-type="float" office:value="423.477" calcext:value-type="float">
            <text:p>423.477</text:p>
          </table:table-cell>
          <table:table-cell table:number-columns-repeated="3"/>
        </table:table-row>
        <table:table-row table:style-name="ro1">
          <table:table-cell office:value-type="float" office:value="409.928" calcext:value-type="float">
            <text:p>409.928</text:p>
          </table:table-cell>
          <table:table-cell table:number-columns-repeated="3"/>
        </table:table-row>
        <table:table-row table:style-name="ro1">
          <table:table-cell office:value-type="float" office:value="396.378" calcext:value-type="float">
            <text:p>396.378</text:p>
          </table:table-cell>
          <table:table-cell table:number-columns-repeated="3"/>
        </table:table-row>
        <table:table-row table:style-name="ro1">
          <table:table-cell office:value-type="float" office:value="382.829" calcext:value-type="float">
            <text:p>382.829</text:p>
          </table:table-cell>
          <table:table-cell table:number-columns-repeated="3"/>
        </table:table-row>
        <table:table-row table:style-name="ro1">
          <table:table-cell office:value-type="float" office:value="369.28" calcext:value-type="float">
            <text:p>369.28</text:p>
          </table:table-cell>
          <table:table-cell table:number-columns-repeated="3"/>
        </table:table-row>
        <table:table-row table:style-name="ro1">
          <table:table-cell office:value-type="float" office:value="355.731" calcext:value-type="float">
            <text:p>355.731</text:p>
          </table:table-cell>
          <table:table-cell table:number-columns-repeated="3"/>
        </table:table-row>
        <table:table-row table:style-name="ro1">
          <table:table-cell office:value-type="float" office:value="342.182" calcext:value-type="float">
            <text:p>342.182</text:p>
          </table:table-cell>
          <table:table-cell table:number-columns-repeated="3"/>
        </table:table-row>
        <table:table-row table:style-name="ro1">
          <table:table-cell office:value-type="float" office:value="328.632" calcext:value-type="float">
            <text:p>328.632</text:p>
          </table:table-cell>
          <table:table-cell table:number-columns-repeated="3"/>
        </table:table-row>
        <table:table-row table:style-name="ro1">
          <table:table-cell office:value-type="float" office:value="315.083" calcext:value-type="float">
            <text:p>315.083</text:p>
          </table:table-cell>
          <table:table-cell table:number-columns-repeated="3"/>
        </table:table-row>
        <table:table-row table:style-name="ro1">
          <table:table-cell office:value-type="float" office:value="301.534" calcext:value-type="float">
            <text:p>301.534</text:p>
          </table:table-cell>
          <table:table-cell table:number-columns-repeated="3"/>
        </table:table-row>
        <table:table-row table:style-name="ro1">
          <table:table-cell office:value-type="float" office:value="287.985" calcext:value-type="float">
            <text:p>287.985</text:p>
          </table:table-cell>
          <table:table-cell table:number-columns-repeated="3"/>
        </table:table-row>
        <table:table-row table:style-name="ro1">
          <table:table-cell office:value-type="float" office:value="274.436" calcext:value-type="float">
            <text:p>274.436</text:p>
          </table:table-cell>
          <table:table-cell table:number-columns-repeated="3"/>
        </table:table-row>
        <table:table-row table:style-name="ro1">
          <table:table-cell office:value-type="float" office:value="260.887" calcext:value-type="float">
            <text:p>260.887</text:p>
          </table:table-cell>
          <table:table-cell table:number-columns-repeated="3"/>
        </table:table-row>
        <table:table-row table:style-name="ro1">
          <table:table-cell office:value-type="float" office:value="247.337" calcext:value-type="float">
            <text:p>247.337</text:p>
          </table:table-cell>
          <table:table-cell table:number-columns-repeated="3"/>
        </table:table-row>
        <table:table-row table:style-name="ro1">
          <table:table-cell office:value-type="float" office:value="247.337" calcext:value-type="float">
            <text:p>247.337</text:p>
          </table:table-cell>
          <table:table-cell table:number-columns-repeated="3"/>
        </table:table-row>
        <table:table-row table:style-name="ro1">
          <table:table-cell office:value-type="float" office:value="247.337" calcext:value-type="float">
            <text:p>247.337</text:p>
          </table:table-cell>
          <table:table-cell table:number-columns-repeated="3"/>
        </table:table-row>
        <table:table-row table:style-name="ro1">
          <table:table-cell office:value-type="float" office:value="233.788" calcext:value-type="float">
            <text:p>233.788</text:p>
          </table:table-cell>
          <table:table-cell table:number-columns-repeated="3"/>
        </table:table-row>
        <table:table-row table:style-name="ro1">
          <table:table-cell office:value-type="float" office:value="220.239" calcext:value-type="float">
            <text:p>220.239</text:p>
          </table:table-cell>
          <table:table-cell table:number-columns-repeated="3"/>
        </table:table-row>
        <table:table-row table:style-name="ro1">
          <table:table-cell office:value-type="float" office:value="206.69" calcext:value-type="float">
            <text:p>206.69</text:p>
          </table:table-cell>
          <table:table-cell table:number-columns-repeated="3"/>
        </table:table-row>
        <table:table-row table:style-name="ro1">
          <table:table-cell office:value-type="float" office:value="193.141" calcext:value-type="float">
            <text:p>193.141</text:p>
          </table:table-cell>
          <table:table-cell table:number-columns-repeated="3"/>
        </table:table-row>
        <table:table-row table:style-name="ro1">
          <table:table-cell office:value-type="float" office:value="179.591" calcext:value-type="float">
            <text:p>179.591</text:p>
          </table:table-cell>
          <table:table-cell table:number-columns-repeated="3"/>
        </table:table-row>
        <table:table-row table:style-name="ro1">
          <table:table-cell office:value-type="float" office:value="166.042" calcext:value-type="float">
            <text:p>166.042</text:p>
          </table:table-cell>
          <table:table-cell table:number-columns-repeated="3"/>
        </table:table-row>
        <table:table-row table:style-name="ro1">
          <table:table-cell office:value-type="float" office:value="166.042" calcext:value-type="float">
            <text:p>166.042</text:p>
          </table:table-cell>
          <table:table-cell table:number-columns-repeated="3"/>
        </table:table-row>
        <table:table-row table:style-name="ro1">
          <table:table-cell office:value-type="float" office:value="166.042" calcext:value-type="float">
            <text:p>166.042</text:p>
          </table:table-cell>
          <table:table-cell table:number-columns-repeated="3"/>
        </table:table-row>
        <table:table-row table:style-name="ro1">
          <table:table-cell office:value-type="float" office:value="152.493" calcext:value-type="float">
            <text:p>152.493</text:p>
          </table:table-cell>
          <table:table-cell table:number-columns-repeated="3"/>
        </table:table-row>
        <table:table-row table:style-name="ro1">
          <table:table-cell office:value-type="float" office:value="138.944" calcext:value-type="float">
            <text:p>138.944</text:p>
          </table:table-cell>
          <table:table-cell table:number-columns-repeated="3"/>
        </table:table-row>
        <table:table-row table:style-name="ro1">
          <table:table-cell office:value-type="float" office:value="125.395" calcext:value-type="float">
            <text:p>125.395</text:p>
          </table:table-cell>
          <table:table-cell table:number-columns-repeated="3"/>
        </table:table-row>
        <table:table-row table:style-name="ro1">
          <table:table-cell office:value-type="float" office:value="111.845" calcext:value-type="float">
            <text:p>111.845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6.516" calcext:value-type="float">
            <text:p>746.516</text:p>
          </table:table-cell>
          <table:table-cell table:number-columns-repeated="3"/>
        </table:table-row>
        <table:table-row table:style-name="ro1">
          <table:table-cell office:value-type="float" office:value="732.966" calcext:value-type="float">
            <text:p>732.966</text:p>
          </table:table-cell>
          <table:table-cell table:number-columns-repeated="3"/>
        </table:table-row>
        <table:table-row table:style-name="ro1">
          <table:table-cell office:value-type="float" office:value="709.186" calcext:value-type="float">
            <text:p>709.186</text:p>
          </table:table-cell>
          <table:table-cell table:number-columns-repeated="3"/>
        </table:table-row>
        <table:table-row table:style-name="ro1">
          <table:table-cell office:value-type="float" office:value="709.186" calcext:value-type="float">
            <text:p>709.186</text:p>
          </table:table-cell>
          <table:table-cell table:number-columns-repeated="3"/>
        </table:table-row>
        <table:table-row table:style-name="ro1">
          <table:table-cell office:value-type="float" office:value="709.186" calcext:value-type="float">
            <text:p>709.186</text:p>
          </table:table-cell>
          <table:table-cell table:number-columns-repeated="3"/>
        </table:table-row>
        <table:table-row table:style-name="ro1">
          <table:table-cell office:value-type="float" office:value="709.186" calcext:value-type="float">
            <text:p>709.186</text:p>
          </table:table-cell>
          <table:table-cell table:number-columns-repeated="3"/>
        </table:table-row>
        <table:table-row table:style-name="ro1">
          <table:table-cell office:value-type="float" office:value="690.909" calcext:value-type="float">
            <text:p>690.909</text:p>
          </table:table-cell>
          <table:table-cell table:number-columns-repeated="3"/>
        </table:table-row>
        <table:table-row table:style-name="ro1">
          <table:table-cell office:value-type="float" office:value="690.909" calcext:value-type="float">
            <text:p>690.909</text:p>
          </table:table-cell>
          <table:table-cell table:number-columns-repeated="3"/>
        </table:table-row>
        <table:table-row table:style-name="ro1">
          <table:table-cell office:value-type="float" office:value="677.36" calcext:value-type="float">
            <text:p>677.36</text:p>
          </table:table-cell>
          <table:table-cell table:number-columns-repeated="3"/>
        </table:table-row>
        <table:table-row table:style-name="ro1">
          <table:table-cell office:value-type="float" office:value="663.811" calcext:value-type="float">
            <text:p>663.811</text:p>
          </table:table-cell>
          <table:table-cell table:number-columns-repeated="3"/>
        </table:table-row>
        <table:table-row table:style-name="ro1">
          <table:table-cell office:value-type="float" office:value="650.262" calcext:value-type="float">
            <text:p>650.262</text:p>
          </table:table-cell>
          <table:table-cell table:number-columns-repeated="3"/>
        </table:table-row>
        <table:table-row table:style-name="ro1">
          <table:table-cell office:value-type="float" office:value="636.713" calcext:value-type="float">
            <text:p>636.713</text:p>
          </table:table-cell>
          <table:table-cell table:number-columns-repeated="3"/>
        </table:table-row>
        <table:table-row table:style-name="ro1">
          <table:table-cell office:value-type="float" office:value="623.163" calcext:value-type="float">
            <text:p>623.163</text:p>
          </table:table-cell>
          <table:table-cell table:number-columns-repeated="3"/>
        </table:table-row>
        <table:table-row table:style-name="ro1">
          <table:table-cell office:value-type="float" office:value="609.614" calcext:value-type="float">
            <text:p>609.614</text:p>
          </table:table-cell>
          <table:table-cell table:number-columns-repeated="3"/>
        </table:table-row>
        <table:table-row table:style-name="ro1">
          <table:table-cell office:value-type="float" office:value="596.065" calcext:value-type="float">
            <text:p>596.065</text:p>
          </table:table-cell>
          <table:table-cell table:number-columns-repeated="3"/>
        </table:table-row>
        <table:table-row table:style-name="ro1">
          <table:table-cell office:value-type="float" office:value="582.516" calcext:value-type="float">
            <text:p>582.516</text:p>
          </table:table-cell>
          <table:table-cell table:number-columns-repeated="3"/>
        </table:table-row>
        <table:table-row table:style-name="ro1">
          <table:table-cell office:value-type="float" office:value="557.355" calcext:value-type="float">
            <text:p>557.355</text:p>
          </table:table-cell>
          <table:table-cell table:number-columns-repeated="3"/>
        </table:table-row>
        <table:table-row table:style-name="ro1">
          <table:table-cell office:value-type="float" office:value="557.355" calcext:value-type="float">
            <text:p>557.355</text:p>
          </table:table-cell>
          <table:table-cell table:number-columns-repeated="3"/>
        </table:table-row>
        <table:table-row table:style-name="ro1">
          <table:table-cell office:value-type="float" office:value="557.355" calcext:value-type="float">
            <text:p>557.355</text:p>
          </table:table-cell>
          <table:table-cell table:number-columns-repeated="3"/>
        </table:table-row>
        <table:table-row table:style-name="ro1">
          <table:table-cell office:value-type="float" office:value="557.355" calcext:value-type="float">
            <text:p>557.355</text:p>
          </table:table-cell>
          <table:table-cell table:number-columns-repeated="3"/>
        </table:table-row>
        <table:table-row table:style-name="ro1">
          <table:table-cell office:value-type="float" office:value="535.444" calcext:value-type="float">
            <text:p>535.444</text:p>
          </table:table-cell>
          <table:table-cell table:number-columns-repeated="3"/>
        </table:table-row>
        <table:table-row table:style-name="ro1">
          <table:table-cell office:value-type="float" office:value="535.444" calcext:value-type="float">
            <text:p>535.444</text:p>
          </table:table-cell>
          <table:table-cell table:number-columns-repeated="3"/>
        </table:table-row>
        <table:table-row table:style-name="ro1">
          <table:table-cell office:value-type="float" office:value="535.444" calcext:value-type="float">
            <text:p>535.444</text:p>
          </table:table-cell>
          <table:table-cell table:number-columns-repeated="3"/>
        </table:table-row>
        <table:table-row table:style-name="ro1">
          <table:table-cell office:value-type="float" office:value="535.444" calcext:value-type="float">
            <text:p>535.444</text:p>
          </table:table-cell>
          <table:table-cell table:number-columns-repeated="3"/>
        </table:table-row>
        <table:table-row table:style-name="ro1">
          <table:table-cell office:value-type="float" office:value="517.168" calcext:value-type="float">
            <text:p>517.168</text:p>
          </table:table-cell>
          <table:table-cell table:number-columns-repeated="3"/>
        </table:table-row>
        <table:table-row table:style-name="ro1">
          <table:table-cell office:value-type="float" office:value="517.168" calcext:value-type="float">
            <text:p>517.168</text:p>
          </table:table-cell>
          <table:table-cell table:number-columns-repeated="3"/>
        </table:table-row>
        <table:table-row table:style-name="ro1">
          <table:table-cell office:value-type="float" office:value="503.618" calcext:value-type="float">
            <text:p>503.618</text:p>
          </table:table-cell>
          <table:table-cell table:number-columns-repeated="3"/>
        </table:table-row>
        <table:table-row table:style-name="ro1">
          <table:table-cell office:value-type="float" office:value="490.069" calcext:value-type="float">
            <text:p>490.069</text:p>
          </table:table-cell>
          <table:table-cell table:number-columns-repeated="3"/>
        </table:table-row>
        <table:table-row table:style-name="ro1">
          <table:table-cell office:value-type="float" office:value="476.52" calcext:value-type="float">
            <text:p>476.52</text:p>
          </table:table-cell>
          <table:table-cell table:number-columns-repeated="3"/>
        </table:table-row>
        <table:table-row table:style-name="ro1">
          <table:table-cell office:value-type="float" office:value="462.971" calcext:value-type="float">
            <text:p>462.971</text:p>
          </table:table-cell>
          <table:table-cell table:number-columns-repeated="3"/>
        </table:table-row>
        <table:table-row table:style-name="ro1">
          <table:table-cell office:value-type="float" office:value="449.422" calcext:value-type="float">
            <text:p>449.422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27.114" calcext:value-type="float">
            <text:p>427.114</text:p>
          </table:table-cell>
          <table:table-cell table:number-columns-repeated="3"/>
        </table:table-row>
        <table:table-row table:style-name="ro1">
          <table:table-cell office:value-type="float" office:value="413.564" calcext:value-type="float">
            <text:p>413.564</text:p>
          </table:table-cell>
          <table:table-cell table:number-columns-repeated="3"/>
        </table:table-row>
        <table:table-row table:style-name="ro1">
          <table:table-cell office:value-type="float" office:value="400.015" calcext:value-type="float">
            <text:p>400.015</text:p>
          </table:table-cell>
          <table:table-cell table:number-columns-repeated="3"/>
        </table:table-row>
        <table:table-row table:style-name="ro1">
          <table:table-cell office:value-type="float" office:value="400.015" calcext:value-type="float">
            <text:p>400.015</text:p>
          </table:table-cell>
          <table:table-cell table:number-columns-repeated="3"/>
        </table:table-row>
        <table:table-row table:style-name="ro1">
          <table:table-cell office:value-type="float" office:value="400.015" calcext:value-type="float">
            <text:p>400.015</text:p>
          </table:table-cell>
          <table:table-cell table:number-columns-repeated="3"/>
        </table:table-row>
        <table:table-row table:style-name="ro1">
          <table:table-cell office:value-type="float" office:value="386.466" calcext:value-type="float">
            <text:p>386.466</text:p>
          </table:table-cell>
          <table:table-cell table:number-columns-repeated="3"/>
        </table:table-row>
        <table:table-row table:style-name="ro1">
          <table:table-cell office:value-type="float" office:value="386.466" calcext:value-type="float">
            <text:p>386.466</text:p>
          </table:table-cell>
          <table:table-cell table:number-columns-repeated="3"/>
        </table:table-row>
        <table:table-row table:style-name="ro1">
          <table:table-cell office:value-type="float" office:value="386.466" calcext:value-type="float">
            <text:p>386.466</text:p>
          </table:table-cell>
          <table:table-cell table:number-columns-repeated="3"/>
        </table:table-row>
        <table:table-row table:style-name="ro1">
          <table:table-cell office:value-type="float" office:value="372.917" calcext:value-type="float">
            <text:p>372.917</text:p>
          </table:table-cell>
          <table:table-cell table:number-columns-repeated="3"/>
        </table:table-row>
        <table:table-row table:style-name="ro1">
          <table:table-cell office:value-type="float" office:value="359.368" calcext:value-type="float">
            <text:p>359.368</text:p>
          </table:table-cell>
          <table:table-cell table:number-columns-repeated="3"/>
        </table:table-row>
        <table:table-row table:style-name="ro1">
          <table:table-cell office:value-type="float" office:value="345.818" calcext:value-type="float">
            <text:p>345.818</text:p>
          </table:table-cell>
          <table:table-cell table:number-columns-repeated="3"/>
        </table:table-row>
        <table:table-row table:style-name="ro1">
          <table:table-cell office:value-type="float" office:value="323.51" calcext:value-type="float">
            <text:p>323.51</text:p>
          </table:table-cell>
          <table:table-cell table:number-columns-repeated="3"/>
        </table:table-row>
        <table:table-row table:style-name="ro1">
          <table:table-cell office:value-type="float" office:value="323.51" calcext:value-type="float">
            <text:p>323.51</text:p>
          </table:table-cell>
          <table:table-cell table:number-columns-repeated="3"/>
        </table:table-row>
        <table:table-row table:style-name="ro1">
          <table:table-cell office:value-type="float" office:value="323.51" calcext:value-type="float">
            <text:p>323.51</text:p>
          </table:table-cell>
          <table:table-cell table:number-columns-repeated="3"/>
        </table:table-row>
        <table:table-row table:style-name="ro1">
          <table:table-cell office:value-type="float" office:value="323.51" calcext:value-type="float">
            <text:p>323.51</text:p>
          </table:table-cell>
          <table:table-cell table:number-columns-repeated="3"/>
        </table:table-row>
        <table:table-row table:style-name="ro1">
          <table:table-cell office:value-type="float" office:value="309.961" calcext:value-type="float">
            <text:p>309.961</text:p>
          </table:table-cell>
          <table:table-cell table:number-columns-repeated="3"/>
        </table:table-row>
        <table:table-row table:style-name="ro1">
          <table:table-cell office:value-type="float" office:value="296.412" calcext:value-type="float">
            <text:p>296.412</text:p>
          </table:table-cell>
          <table:table-cell table:number-columns-repeated="3"/>
        </table:table-row>
        <table:table-row table:style-name="ro1">
          <table:table-cell office:value-type="float" office:value="282.863" calcext:value-type="float">
            <text:p>282.863</text:p>
          </table:table-cell>
          <table:table-cell table:number-columns-repeated="3"/>
        </table:table-row>
        <table:table-row table:style-name="ro1">
          <table:table-cell office:value-type="float" office:value="269.314" calcext:value-type="float">
            <text:p>269.314</text:p>
          </table:table-cell>
          <table:table-cell table:number-columns-repeated="3"/>
        </table:table-row>
        <table:table-row table:style-name="ro1">
          <table:table-cell office:value-type="float" office:value="255.764" calcext:value-type="float">
            <text:p>255.764</text:p>
          </table:table-cell>
          <table:table-cell table:number-columns-repeated="3"/>
        </table:table-row>
        <table:table-row table:style-name="ro1">
          <table:table-cell office:value-type="float" office:value="242.215" calcext:value-type="float">
            <text:p>242.215</text:p>
          </table:table-cell>
          <table:table-cell table:number-columns-repeated="3"/>
        </table:table-row>
        <table:table-row table:style-name="ro1">
          <table:table-cell office:value-type="float" office:value="228.666" calcext:value-type="float">
            <text:p>228.666</text:p>
          </table:table-cell>
          <table:table-cell table:number-columns-repeated="3"/>
        </table:table-row>
        <table:table-row table:style-name="ro1">
          <table:table-cell office:value-type="float" office:value="215.117" calcext:value-type="float">
            <text:p>215.117</text:p>
          </table:table-cell>
          <table:table-cell table:number-columns-repeated="3"/>
        </table:table-row>
        <table:table-row table:style-name="ro1">
          <table:table-cell office:value-type="float" office:value="201.568" calcext:value-type="float">
            <text:p>201.568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: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unction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T: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function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7.733728" calcext:value-type="float">
            <text:p>677.733728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688.558784" calcext:value-type="float">
            <text:p>688.558784</text:p>
          </table:table-cell>
          <table:table-cell table:number-columns-repeated="3"/>
        </table:table-row>
        <table:table-row table:style-name="ro1">
          <table:table-cell office:value-type="float" office:value="688.558784" calcext:value-type="float">
            <text:p>688.558784</text:p>
          </table:table-cell>
          <table:table-cell table:number-columns-repeated="3"/>
        </table:table-row>
        <table:table-row table:style-name="ro1">
          <table:table-cell office:value-type="float" office:value="663.8801696" calcext:value-type="float">
            <text:p>663.8801696</text:p>
          </table:table-cell>
          <table:table-cell table:number-columns-repeated="3"/>
        </table:table-row>
        <table:table-row table:style-name="ro1">
          <table:table-cell office:value-type="float" office:value="663.8801696" calcext:value-type="float">
            <text:p>663.8801696</text:p>
          </table:table-cell>
          <table:table-cell table:number-columns-repeated="3"/>
        </table:table-row>
        <table:table-row table:style-name="ro1">
          <table:table-cell office:value-type="float" office:value="740.431088" calcext:value-type="float">
            <text:p>740.431088</text:p>
          </table:table-cell>
          <table:table-cell table:number-columns-repeated="3"/>
        </table:table-row>
        <table:table-row table:style-name="ro1">
          <table:table-cell office:value-type="float" office:value="740.431088" calcext:value-type="float">
            <text:p>740.431088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759.271712" calcext:value-type="float">
            <text:p>759.271712</text:p>
          </table:table-cell>
          <table:table-cell table:number-columns-repeated="3"/>
        </table:table-row>
        <table:table-row table:style-name="ro1">
          <table:table-cell office:value-type="float" office:value="759.271712" calcext:value-type="float">
            <text:p>759.271712</text:p>
          </table:table-cell>
          <table:table-cell table:number-columns-repeated="3"/>
        </table:table-row>
        <table:table-row table:style-name="ro1">
          <table:table-cell office:value-type="float" office:value="741.023504" calcext:value-type="float">
            <text:p>741.023504</text:p>
          </table:table-cell>
          <table:table-cell table:number-columns-repeated="3"/>
        </table:table-row>
        <table:table-row table:style-name="ro1">
          <table:table-cell office:value-type="float" office:value="741.023504" calcext:value-type="float">
            <text:p>741.023504</text:p>
          </table:table-cell>
          <table:table-cell table:number-columns-repeated="3"/>
        </table:table-row>
        <table:table-row table:style-name="ro1">
          <table:table-cell office:value-type="float" office:value="695.268344" calcext:value-type="float">
            <text:p>695.268344</text:p>
          </table:table-cell>
          <table:table-cell table:number-columns-repeated="3"/>
        </table:table-row>
        <table:table-row table:style-name="ro1">
          <table:table-cell office:value-type="float" office:value="695.268344" calcext:value-type="float">
            <text:p>695.268344</text:p>
          </table:table-cell>
          <table:table-cell table:number-columns-repeated="3"/>
        </table:table-row>
        <table:table-row table:style-name="ro1">
          <table:table-cell office:value-type="float" office:value="688.805624" calcext:value-type="float">
            <text:p>688.805624</text:p>
          </table:table-cell>
          <table:table-cell table:number-columns-repeated="3"/>
        </table:table-row>
        <table:table-row table:style-name="ro1">
          <table:table-cell office:value-type="float" office:value="688.805624" calcext:value-type="float">
            <text:p>688.805624</text:p>
          </table:table-cell>
          <table:table-cell table:number-columns-repeated="3"/>
        </table:table-row>
        <table:table-row table:style-name="ro1">
          <table:table-cell office:value-type="float" office:value="682.342904" calcext:value-type="float">
            <text:p>682.342904</text:p>
          </table:table-cell>
          <table:table-cell table:number-columns-repeated="3"/>
        </table:table-row>
        <table:table-row table:style-name="ro1">
          <table:table-cell office:value-type="float" office:value="682.342904" calcext:value-type="float">
            <text:p>682.342904</text:p>
          </table:table-cell>
          <table:table-cell table:number-columns-repeated="3"/>
        </table:table-row>
        <table:table-row table:style-name="ro1">
          <table:table-cell office:value-type="float" office:value="663.8801696" calcext:value-type="float">
            <text:p>663.8801696</text:p>
          </table:table-cell>
          <table:table-cell table:number-columns-repeated="3"/>
        </table:table-row>
        <table:table-row table:style-name="ro1">
          <table:table-cell office:value-type="float" office:value="663.8801696" calcext:value-type="float">
            <text:p>663.8801696</text:p>
          </table:table-cell>
          <table:table-cell table:number-columns-repeated="3"/>
        </table:table-row>
        <table:table-row table:style-name="ro1">
          <table:table-cell office:value-type="float" office:value="647.5510304" calcext:value-type="float">
            <text:p>647.5510304</text:p>
          </table:table-cell>
          <table:table-cell table:number-columns-repeated="3"/>
        </table:table-row>
        <table:table-row table:style-name="ro1">
          <table:table-cell office:value-type="float" office:value="647.5510304" calcext:value-type="float">
            <text:p>647.5510304</text:p>
          </table:table-cell>
          <table:table-cell table:number-columns-repeated="3"/>
        </table:table-row>
        <table:table-row table:style-name="ro1">
          <table:table-cell office:value-type="float" office:value="641.0883104" calcext:value-type="float">
            <text:p>641.0883104</text:p>
          </table:table-cell>
          <table:table-cell table:number-columns-repeated="3"/>
        </table:table-row>
        <table:table-row table:style-name="ro1">
          <table:table-cell office:value-type="float" office:value="641.0883104" calcext:value-type="float">
            <text:p>641.0883104</text:p>
          </table:table-cell>
          <table:table-cell table:number-columns-repeated="3"/>
        </table:table-row>
        <table:table-row table:style-name="ro1">
          <table:table-cell office:value-type="float" office:value="738.60896" calcext:value-type="float">
            <text:p>738.60896</text:p>
          </table:table-cell>
          <table:table-cell table:number-columns-repeated="3"/>
        </table:table-row>
        <table:table-row table:style-name="ro1">
          <table:table-cell office:value-type="float" office:value="738.60896" calcext:value-type="float">
            <text:p>738.60896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712.416992" calcext:value-type="float">
            <text:p>712.416992</text:p>
          </table:table-cell>
          <table:table-cell table:number-columns-repeated="3"/>
        </table:table-row>
        <table:table-row table:style-name="ro1">
          <table:table-cell office:value-type="float" office:value="661.3812512" calcext:value-type="float">
            <text:p>661.3812512</text:p>
          </table:table-cell>
          <table:table-cell table:number-columns-repeated="3"/>
        </table:table-row>
        <table:table-row table:style-name="ro1">
          <table:table-cell office:value-type="float" office:value="661.3812512" calcext:value-type="float">
            <text:p>661.3812512</text:p>
          </table:table-cell>
          <table:table-cell table:number-columns-repeated="3"/>
        </table:table-row>
        <table:table-row table:style-name="ro1">
          <table:table-cell office:value-type="float" office:value="605.071" calcext:value-type="float">
            <text:p>605.071</text:p>
          </table:table-cell>
          <table:table-cell table:number-columns-repeated="3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3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3"/>
        </table:table-row>
        <table:table-row table:style-name="ro1">
          <table:table-cell office:value-type="float" office:value="557.051" calcext:value-type="float">
            <text:p>557.051</text:p>
          </table:table-cell>
          <table:table-cell table:number-columns-repeated="3"/>
        </table:table-row>
        <table:table-row table:style-name="ro1">
          <table:table-cell office:value-type="float" office:value="532.919" calcext:value-type="float">
            <text:p>532.919</text:p>
          </table:table-cell>
          <table:table-cell table:number-columns-repeated="3"/>
        </table:table-row>
        <table:table-row table:style-name="ro1">
          <table:table-cell office:value-type="float" office:value="532.919" calcext:value-type="float">
            <text:p>532.919</text:p>
          </table:table-cell>
          <table:table-cell table:number-columns-repeated="3"/>
        </table:table-row>
        <table:table-row table:style-name="ro1">
          <table:table-cell office:value-type="float" office:value="532.919" calcext:value-type="float">
            <text:p>532.919</text:p>
          </table:table-cell>
          <table:table-cell table:number-columns-repeated="3"/>
        </table:table-row>
        <table:table-row table:style-name="ro1">
          <table:table-cell office:value-type="float" office:value="532.919" calcext:value-type="float">
            <text:p>532.919</text:p>
          </table:table-cell>
          <table:table-cell table:number-columns-repeated="3"/>
        </table:table-row>
        <table:table-row table:style-name="ro1">
          <table:table-cell office:value-type="float" office:value="519.369" calcext:value-type="float">
            <text:p>519.369</text:p>
          </table:table-cell>
          <table:table-cell table:number-columns-repeated="3"/>
        </table:table-row>
        <table:table-row table:style-name="ro1">
          <table:table-cell office:value-type="float" office:value="500.891" calcext:value-type="float">
            <text:p>500.891</text:p>
          </table:table-cell>
          <table:table-cell table:number-columns-repeated="3"/>
        </table:table-row>
        <table:table-row table:style-name="ro1">
          <table:table-cell office:value-type="float" office:value="500.891" calcext:value-type="float">
            <text:p>500.891</text:p>
          </table:table-cell>
          <table:table-cell table:number-columns-repeated="3"/>
        </table:table-row>
        <table:table-row table:style-name="ro1">
          <table:table-cell office:value-type="float" office:value="487.342" calcext:value-type="float">
            <text:p>487.342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73.793" calcext:value-type="float">
            <text:p>473.793</text:p>
          </table:table-cell>
          <table:table-cell table:number-columns-repeated="3"/>
        </table:table-row>
        <table:table-row table:style-name="ro1">
          <table:table-cell office:value-type="float" office:value="460.244" calcext:value-type="float">
            <text:p>460.244</text:p>
          </table:table-cell>
          <table:table-cell table:number-columns-repeated="3"/>
        </table:table-row>
        <table:table-row table:style-name="ro1">
          <table:table-cell office:value-type="float" office:value="446.695" calcext:value-type="float">
            <text:p>446.695</text:p>
          </table:table-cell>
          <table:table-cell table:number-columns-repeated="3"/>
        </table:table-row>
        <table:table-row table:style-name="ro1">
          <table:table-cell office:value-type="float" office:value="446.695" calcext:value-type="float">
            <text:p>446.695</text:p>
          </table:table-cell>
          <table:table-cell table:number-columns-repeated="3"/>
        </table:table-row>
        <table:table-row table:style-name="ro1">
          <table:table-cell office:value-type="float" office:value="446.695" calcext:value-type="float">
            <text:p>446.695</text:p>
          </table:table-cell>
          <table:table-cell table:number-columns-repeated="3"/>
        </table:table-row>
        <table:table-row table:style-name="ro1">
          <table:table-cell office:value-type="float" office:value="433.145" calcext:value-type="float">
            <text:p>433.145</text:p>
          </table:table-cell>
          <table:table-cell table:number-columns-repeated="3"/>
        </table:table-row>
        <table:table-row table:style-name="ro1">
          <table:table-cell office:value-type="float" office:value="419.596" calcext:value-type="float">
            <text:p>419.596</text:p>
          </table:table-cell>
          <table:table-cell table:number-columns-repeated="3"/>
        </table:table-row>
        <table:table-row table:style-name="ro1">
          <table:table-cell office:value-type="float" office:value="406.047" calcext:value-type="float">
            <text:p>406.047</text:p>
          </table:table-cell>
          <table:table-cell table:number-columns-repeated="3"/>
        </table:table-row>
        <table:table-row table:style-name="ro1">
          <table:table-cell office:value-type="float" office:value="392.498" calcext:value-type="float">
            <text:p>392.498</text:p>
          </table:table-cell>
          <table:table-cell table:number-columns-repeated="3"/>
        </table:table-row>
        <table:table-row table:style-name="ro1">
          <table:table-cell office:value-type="float" office:value="378.949" calcext:value-type="float">
            <text:p>378.949</text:p>
          </table:table-cell>
          <table:table-cell table:number-columns-repeated="3"/>
        </table:table-row>
        <table:table-row table:style-name="ro1">
          <table:table-cell office:value-type="float" office:value="365.399" calcext:value-type="float">
            <text:p>365.399</text:p>
          </table:table-cell>
          <table:table-cell table:number-columns-repeated="3"/>
        </table:table-row>
        <table:table-row table:style-name="ro1">
          <table:table-cell office:value-type="float" office:value="339.886" calcext:value-type="float">
            <text:p>339.886</text:p>
          </table:table-cell>
          <table:table-cell table:number-columns-repeated="3"/>
        </table:table-row>
        <table:table-row table:style-name="ro1">
          <table:table-cell office:value-type="float" office:value="339.886" calcext:value-type="float">
            <text:p>339.886</text:p>
          </table:table-cell>
          <table:table-cell table:number-columns-repeated="3"/>
        </table:table-row>
        <table:table-row table:style-name="ro1">
          <table:table-cell office:value-type="float" office:value="339.886" calcext:value-type="float">
            <text:p>339.886</text:p>
          </table:table-cell>
          <table:table-cell table:number-columns-repeated="3"/>
        </table:table-row>
        <table:table-row table:style-name="ro1">
          <table:table-cell office:value-type="float" office:value="339.886" calcext:value-type="float">
            <text:p>339.886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309.293" calcext:value-type="float">
            <text:p>309.29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99.33" calcext:value-type="float">
            <text:p>299.33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9.766" calcext:value-type="float">
            <text:p>289.766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80.202" calcext:value-type="float">
            <text:p>280.202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70.638" calcext:value-type="float">
            <text:p>270.638</text:p>
          </table:table-cell>
          <table:table-cell table:number-columns-repeated="3"/>
        </table:table-row>
        <table:table-row table:style-name="ro1">
          <table:table-cell office:value-type="float" office:value="249.039" calcext:value-type="float">
            <text:p>249.039</text:p>
          </table:table-cell>
          <table:table-cell table:number-columns-repeated="3"/>
        </table:table-row>
        <table:table-row table:style-name="ro1">
          <table:table-cell office:value-type="float" office:value="249.039" calcext:value-type="float">
            <text:p>249.039</text:p>
          </table:table-cell>
          <table:table-cell table:number-columns-repeated="3"/>
        </table:table-row>
        <table:table-row table:style-name="ro1">
          <table:table-cell office:value-type="float" office:value="211.287" calcext:value-type="float">
            <text:p>211.287</text:p>
          </table:table-cell>
          <table:table-cell table:number-columns-repeated="3"/>
        </table:table-row>
        <table:table-row table:style-name="ro1">
          <table:table-cell office:value-type="float" office:value="211.287" calcext:value-type="float">
            <text:p>211.287</text:p>
          </table:table-cell>
          <table:table-cell table:number-columns-repeated="3"/>
        </table:table-row>
        <table:table-row table:style-name="ro1">
          <table:table-cell office:value-type="float" office:value="211.287" calcext:value-type="float">
            <text:p>211.287</text:p>
          </table:table-cell>
          <table:table-cell table:number-columns-repeated="3"/>
        </table:table-row>
        <table:table-row table:style-name="ro1">
          <table:table-cell office:value-type="float" office:value="211.287" calcext:value-type="float">
            <text:p>211.287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75.024" calcext:value-type="float">
            <text:p>575.024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65.858" calcext:value-type="float">
            <text:p>565.858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57.091" calcext:value-type="float">
            <text:p>557.091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48.324" calcext:value-type="float">
            <text:p>548.324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9.557" calcext:value-type="float">
            <text:p>539.557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30.79" calcext:value-type="float">
            <text:p>530.79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22.022" calcext:value-type="float">
            <text:p>522.022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13.255" calcext:value-type="float">
            <text:p>513.255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504.488" calcext:value-type="float">
            <text:p>504.488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95.721" calcext:value-type="float">
            <text:p>495.721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86.954" calcext:value-type="float">
            <text:p>486.954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78.187" calcext:value-type="float">
            <text:p>478.187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9.42" calcext:value-type="float">
            <text:p>469.4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60.652" calcext:value-type="float">
            <text:p>460.652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51.885" calcext:value-type="float">
            <text:p>451.885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43.118" calcext:value-type="float">
            <text:p>443.118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34.351" calcext:value-type="float">
            <text:p>434.351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25.584" calcext:value-type="float">
            <text:p>425.584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16.817" calcext:value-type="float">
            <text:p>416.817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408.049" calcext:value-type="float">
            <text:p>408.049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99.282" calcext:value-type="float">
            <text:p>399.282</text:p>
          </table:table-cell>
          <table:table-cell table:number-columns-repeated="3"/>
        </table:table-row>
        <table:table-row table:style-name="ro1">
          <table:table-cell office:value-type="float" office:value="377.922" calcext:value-type="float">
            <text:p>377.922</text:p>
          </table:table-cell>
          <table:table-cell table:number-columns-repeated="3"/>
        </table:table-row>
        <table:table-row table:style-name="ro1">
          <table:table-cell office:value-type="float" office:value="377.922" calcext:value-type="float">
            <text:p>377.922</text:p>
          </table:table-cell>
          <table:table-cell table:number-columns-repeated="3"/>
        </table:table-row>
        <table:table-row table:style-name="ro1">
          <table:table-cell office:value-type="float" office:value="365.967" calcext:value-type="float">
            <text:p>365.967</text:p>
          </table:table-cell>
          <table:table-cell table:number-columns-repeated="3"/>
        </table:table-row>
        <table:table-row table:style-name="ro1">
          <table:table-cell office:value-type="float" office:value="354.012" calcext:value-type="float">
            <text:p>354.012</text:p>
          </table:table-cell>
          <table:table-cell table:number-columns-repeated="3"/>
        </table:table-row>
        <table:table-row table:style-name="ro1">
          <table:table-cell office:value-type="float" office:value="329.54" calcext:value-type="float">
            <text:p>329.54</text:p>
          </table:table-cell>
          <table:table-cell table:number-columns-repeated="3"/>
        </table:table-row>
        <table:table-row table:style-name="ro1">
          <table:table-cell office:value-type="float" office:value="329.54" calcext:value-type="float">
            <text:p>329.54</text:p>
          </table:table-cell>
          <table:table-cell table:number-columns-repeated="3"/>
        </table:table-row>
        <table:table-row table:style-name="ro1">
          <table:table-cell office:value-type="float" office:value="329.54" calcext:value-type="float">
            <text:p>329.54</text:p>
          </table:table-cell>
          <table:table-cell table:number-columns-repeated="3"/>
        </table:table-row>
        <table:table-row table:style-name="ro1">
          <table:table-cell office:value-type="float" office:value="329.54" calcext:value-type="float">
            <text:p>329.54</text:p>
          </table:table-cell>
          <table:table-cell table:number-columns-repeated="3"/>
        </table:table-row>
        <table:table-row table:style-name="ro1">
          <table:table-cell office:value-type="float" office:value="320.374" calcext:value-type="float">
            <text:p>320.374</text:p>
          </table:table-cell>
          <table:table-cell table:number-columns-repeated="3"/>
        </table:table-row>
        <table:table-row table:style-name="ro1">
          <table:table-cell office:value-type="float" office:value="320.374" calcext:value-type="float">
            <text:p>320.374</text:p>
          </table:table-cell>
          <table:table-cell table:number-columns-repeated="3"/>
        </table:table-row>
        <table:table-row table:style-name="ro1">
          <table:table-cell office:value-type="float" office:value="320.374" calcext:value-type="float">
            <text:p>320.374</text:p>
          </table:table-cell>
          <table:table-cell table:number-columns-repeated="3"/>
        </table:table-row>
        <table:table-row table:style-name="ro1">
          <table:table-cell office:value-type="float" office:value="311.607" calcext:value-type="float">
            <text:p>311.607</text:p>
          </table:table-cell>
          <table:table-cell table:number-columns-repeated="3"/>
        </table:table-row>
        <table:table-row table:style-name="ro1">
          <table:table-cell office:value-type="float" office:value="311.607" calcext:value-type="float">
            <text:p>311.607</text:p>
          </table:table-cell>
          <table:table-cell table:number-columns-repeated="3"/>
        </table:table-row>
        <table:table-row table:style-name="ro1">
          <table:table-cell office:value-type="float" office:value="311.607" calcext:value-type="float">
            <text:p>311.607</text:p>
          </table:table-cell>
          <table:table-cell table:number-columns-repeated="3"/>
        </table:table-row>
        <table:table-row table:style-name="ro1">
          <table:table-cell office:value-type="float" office:value="302.84" calcext:value-type="float">
            <text:p>302.84</text:p>
          </table:table-cell>
          <table:table-cell table:number-columns-repeated="3"/>
        </table:table-row>
        <table:table-row table:style-name="ro1">
          <table:table-cell office:value-type="float" office:value="302.84" calcext:value-type="float">
            <text:p>302.84</text:p>
          </table:table-cell>
          <table:table-cell table:number-columns-repeated="3"/>
        </table:table-row>
        <table:table-row table:style-name="ro1">
          <table:table-cell office:value-type="float" office:value="302.84" calcext:value-type="float">
            <text:p>302.84</text:p>
          </table:table-cell>
          <table:table-cell table:number-columns-repeated="3"/>
        </table:table-row>
        <table:table-row table:style-name="ro1">
          <table:table-cell office:value-type="float" office:value="302.84" calcext:value-type="float">
            <text:p>302.84</text:p>
          </table:table-cell>
          <table:table-cell table:number-columns-repeated="3"/>
        </table:table-row>
        <table:table-row table:style-name="ro1">
          <table:table-cell office:value-type="float" office:value="294.073" calcext:value-type="float">
            <text:p>294.073</text:p>
          </table:table-cell>
          <table:table-cell table:number-columns-repeated="3"/>
        </table:table-row>
        <table:table-row table:style-name="ro1">
          <table:table-cell office:value-type="float" office:value="294.073" calcext:value-type="float">
            <text:p>294.073</text:p>
          </table:table-cell>
          <table:table-cell table:number-columns-repeated="3"/>
        </table:table-row>
        <table:table-row table:style-name="ro1">
          <table:table-cell office:value-type="float" office:value="294.073" calcext:value-type="float">
            <text:p>294.073</text:p>
          </table:table-cell>
          <table:table-cell table:number-columns-repeated="3"/>
        </table:table-row>
        <table:table-row table:style-name="ro1">
          <table:table-cell office:value-type="float" office:value="285.306" calcext:value-type="float">
            <text:p>285.306</text:p>
          </table:table-cell>
          <table:table-cell table:number-columns-repeated="3"/>
        </table:table-row>
        <table:table-row table:style-name="ro1">
          <table:table-cell office:value-type="float" office:value="285.306" calcext:value-type="float">
            <text:p>285.306</text:p>
          </table:table-cell>
          <table:table-cell table:number-columns-repeated="3"/>
        </table:table-row>
        <table:table-row table:style-name="ro1">
          <table:table-cell office:value-type="float" office:value="285.306" calcext:value-type="float">
            <text:p>285.306</text:p>
          </table:table-cell>
          <table:table-cell table:number-columns-repeated="3"/>
        </table:table-row>
        <table:table-row table:style-name="ro1">
          <table:table-cell office:value-type="float" office:value="276.539" calcext:value-type="float">
            <text:p>276.539</text:p>
          </table:table-cell>
          <table:table-cell table:number-columns-repeated="3"/>
        </table:table-row>
        <table:table-row table:style-name="ro1">
          <table:table-cell office:value-type="float" office:value="276.539" calcext:value-type="float">
            <text:p>276.539</text:p>
          </table:table-cell>
          <table:table-cell table:number-columns-repeated="3"/>
        </table:table-row>
        <table:table-row table:style-name="ro1">
          <table:table-cell office:value-type="float" office:value="276.539" calcext:value-type="float">
            <text:p>276.539</text:p>
          </table:table-cell>
          <table:table-cell table:number-columns-repeated="3"/>
        </table:table-row>
        <table:table-row table:style-name="ro1">
          <table:table-cell office:value-type="float" office:value="255.179" calcext:value-type="float">
            <text:p>255.179</text:p>
          </table:table-cell>
          <table:table-cell table:number-columns-repeated="3"/>
        </table:table-row>
        <table:table-row table:style-name="ro1">
          <table:table-cell office:value-type="float" office:value="255.179" calcext:value-type="float">
            <text:p>255.179</text:p>
          </table:table-cell>
          <table:table-cell table:number-columns-repeated="3"/>
        </table:table-row>
        <table:table-row table:style-name="ro1">
          <table:table-cell office:value-type="float" office:value="243.224" calcext:value-type="float">
            <text:p>243.224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206.358" calcext:value-type="float">
            <text:p>206.358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64.488" calcext:value-type="float">
            <text:p>764.488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55.322" calcext:value-type="float">
            <text:p>755.322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46.555" calcext:value-type="float">
            <text:p>746.555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37.788" calcext:value-type="float">
            <text:p>737.788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9.021" calcext:value-type="float">
            <text:p>729.021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20.254" calcext:value-type="float">
            <text:p>720.254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11.487" calcext:value-type="float">
            <text:p>711.487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702.72" calcext:value-type="float">
            <text:p>702.7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93.952" calcext:value-type="float">
            <text:p>693.952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85.185" calcext:value-type="float">
            <text:p>685.185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76.418" calcext:value-type="float">
            <text:p>676.418</text:p>
          </table:table-cell>
          <table:table-cell table:number-columns-repeated="3"/>
        </table:table-row>
        <table:table-row table:style-name="ro1">
          <table:table-cell office:value-type="float" office:value="655.058" calcext:value-type="float">
            <text:p>655.058</text:p>
          </table:table-cell>
          <table:table-cell table:number-columns-repeated="3"/>
        </table:table-row>
        <table:table-row table:style-name="ro1">
          <table:table-cell office:value-type="float" office:value="655.058" calcext:value-type="float">
            <text:p>655.058</text:p>
          </table:table-cell>
          <table:table-cell table:number-columns-repeated="3"/>
        </table:table-row>
        <table:table-row table:style-name="ro1">
          <table:table-cell office:value-type="float" office:value="643.103" calcext:value-type="float">
            <text:p>643.103</text:p>
          </table:table-cell>
          <table:table-cell table:number-columns-repeated="3"/>
        </table:table-row>
        <table:table-row table:style-name="ro1">
          <table:table-cell office:value-type="float" office:value="643.103" calcext:value-type="float">
            <text:p>643.103</text:p>
          </table:table-cell>
          <table:table-cell table:number-columns-repeated="3"/>
        </table:table-row>
        <table:table-row table:style-name="ro1">
          <table:table-cell office:value-type="float" office:value="643.103" calcext:value-type="float">
            <text:p>643.103</text:p>
          </table:table-cell>
          <table:table-cell table:number-columns-repeated="3"/>
        </table:table-row>
        <table:table-row table:style-name="ro1">
          <table:table-cell office:value-type="float" office:value="631.148" calcext:value-type="float">
            <text:p>631.148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608.352" calcext:value-type="float">
            <text:p>608.352</text:p>
          </table:table-cell>
          <table:table-cell table:number-columns-repeated="3"/>
        </table:table-row>
        <table:table-row table:style-name="ro1">
          <table:table-cell office:value-type="float" office:value="599.186" calcext:value-type="float">
            <text:p>599.186</text:p>
          </table:table-cell>
          <table:table-cell table:number-columns-repeated="3"/>
        </table:table-row>
        <table:table-row table:style-name="ro1">
          <table:table-cell office:value-type="float" office:value="599.186" calcext:value-type="float">
            <text:p>599.186</text:p>
          </table:table-cell>
          <table:table-cell table:number-columns-repeated="3"/>
        </table:table-row>
        <table:table-row table:style-name="ro1">
          <table:table-cell office:value-type="float" office:value="599.186" calcext:value-type="float">
            <text:p>599.186</text:p>
          </table:table-cell>
          <table:table-cell table:number-columns-repeated="3"/>
        </table:table-row>
        <table:table-row table:style-name="ro1">
          <table:table-cell office:value-type="float" office:value="599.186" calcext:value-type="float">
            <text:p>599.186</text:p>
          </table:table-cell>
          <table:table-cell table:number-columns-repeated="3"/>
        </table:table-row>
        <table:table-row table:style-name="ro1">
          <table:table-cell office:value-type="float" office:value="599.186" calcext:value-type="float">
            <text:p>599.186</text:p>
          </table:table-cell>
          <table:table-cell table:number-columns-repeated="3"/>
        </table:table-row>
        <table:table-row table:style-name="ro1">
          <table:table-cell office:value-type="float" office:value="590.419" calcext:value-type="float">
            <text:p>590.419</text:p>
          </table:table-cell>
          <table:table-cell table:number-columns-repeated="3"/>
        </table:table-row>
        <table:table-row table:style-name="ro1">
          <table:table-cell office:value-type="float" office:value="590.419" calcext:value-type="float">
            <text:p>590.419</text:p>
          </table:table-cell>
          <table:table-cell table:number-columns-repeated="3"/>
        </table:table-row>
        <table:table-row table:style-name="ro1">
          <table:table-cell office:value-type="float" office:value="590.419" calcext:value-type="float">
            <text:p>590.419</text:p>
          </table:table-cell>
          <table:table-cell table:number-columns-repeated="3"/>
        </table:table-row>
        <table:table-row table:style-name="ro1">
          <table:table-cell office:value-type="float" office:value="590.419" calcext:value-type="float">
            <text:p>590.419</text:p>
          </table:table-cell>
          <table:table-cell table:number-columns-repeated="3"/>
        </table:table-row>
        <table:table-row table:style-name="ro1">
          <table:table-cell office:value-type="float" office:value="590.419" calcext:value-type="float">
            <text:p>590.419</text:p>
          </table:table-cell>
          <table:table-cell table:number-columns-repeated="3"/>
        </table:table-row>
        <table:table-row table:style-name="ro1">
          <table:table-cell office:value-type="float" office:value="581.652" calcext:value-type="float">
            <text:p>581.652</text:p>
          </table:table-cell>
          <table:table-cell table:number-columns-repeated="3"/>
        </table:table-row>
        <table:table-row table:style-name="ro1">
          <table:table-cell office:value-type="float" office:value="581.652" calcext:value-type="float">
            <text:p>581.652</text:p>
          </table:table-cell>
          <table:table-cell table:number-columns-repeated="3"/>
        </table:table-row>
        <table:table-row table:style-name="ro1">
          <table:table-cell office:value-type="float" office:value="581.652" calcext:value-type="float">
            <text:p>581.652</text:p>
          </table:table-cell>
          <table:table-cell table:number-columns-repeated="3"/>
        </table:table-row>
        <table:table-row table:style-name="ro1">
          <table:table-cell office:value-type="float" office:value="581.652" calcext:value-type="float">
            <text:p>581.652</text:p>
          </table:table-cell>
          <table:table-cell table:number-columns-repeated="3"/>
        </table:table-row>
        <table:table-row table:style-name="ro1">
          <table:table-cell office:value-type="float" office:value="581.652" calcext:value-type="float">
            <text:p>581.652</text:p>
          </table:table-cell>
          <table:table-cell table:number-columns-repeated="3"/>
        </table:table-row>
        <table:table-row table:style-name="ro1">
          <table:table-cell office:value-type="float" office:value="572.884" calcext:value-type="float">
            <text:p>572.884</text:p>
          </table:table-cell>
          <table:table-cell table:number-columns-repeated="3"/>
        </table:table-row>
        <table:table-row table:style-name="ro1">
          <table:table-cell office:value-type="float" office:value="572.884" calcext:value-type="float">
            <text:p>572.884</text:p>
          </table:table-cell>
          <table:table-cell table:number-columns-repeated="3"/>
        </table:table-row>
        <table:table-row table:style-name="ro1">
          <table:table-cell office:value-type="float" office:value="572.884" calcext:value-type="float">
            <text:p>572.884</text:p>
          </table:table-cell>
          <table:table-cell table:number-columns-repeated="3"/>
        </table:table-row>
        <table:table-row table:style-name="ro1">
          <table:table-cell office:value-type="float" office:value="572.884" calcext:value-type="float">
            <text:p>572.884</text:p>
          </table:table-cell>
          <table:table-cell table:number-columns-repeated="3"/>
        </table:table-row>
        <table:table-row table:style-name="ro1">
          <table:table-cell office:value-type="float" office:value="572.884" calcext:value-type="float">
            <text:p>572.884</text:p>
          </table:table-cell>
          <table:table-cell table:number-columns-repeated="3"/>
        </table:table-row>
        <table:table-row table:style-name="ro1">
          <table:table-cell office:value-type="float" office:value="564.117" calcext:value-type="float">
            <text:p>564.117</text:p>
          </table:table-cell>
          <table:table-cell table:number-columns-repeated="3"/>
        </table:table-row>
        <table:table-row table:style-name="ro1">
          <table:table-cell office:value-type="float" office:value="564.117" calcext:value-type="float">
            <text:p>564.117</text:p>
          </table:table-cell>
          <table:table-cell table:number-columns-repeated="3"/>
        </table:table-row>
        <table:table-row table:style-name="ro1">
          <table:table-cell office:value-type="float" office:value="564.117" calcext:value-type="float">
            <text:p>564.117</text:p>
          </table:table-cell>
          <table:table-cell table:number-columns-repeated="3"/>
        </table:table-row>
        <table:table-row table:style-name="ro1">
          <table:table-cell office:value-type="float" office:value="564.117" calcext:value-type="float">
            <text:p>564.117</text:p>
          </table:table-cell>
          <table:table-cell table:number-columns-repeated="3"/>
        </table:table-row>
        <table:table-row table:style-name="ro1">
          <table:table-cell office:value-type="float" office:value="564.117" calcext:value-type="float">
            <text:p>564.117</text:p>
          </table:table-cell>
          <table:table-cell table:number-columns-repeated="3"/>
        </table:table-row>
        <table:table-row table:style-name="ro1">
          <table:table-cell office:value-type="float" office:value="555.35" calcext:value-type="float">
            <text:p>555.35</text:p>
          </table:table-cell>
          <table:table-cell table:number-columns-repeated="3"/>
        </table:table-row>
        <table:table-row table:style-name="ro1">
          <table:table-cell office:value-type="float" office:value="555.35" calcext:value-type="float">
            <text:p>555.35</text:p>
          </table:table-cell>
          <table:table-cell table:number-columns-repeated="3"/>
        </table:table-row>
        <table:table-row table:style-name="ro1">
          <table:table-cell office:value-type="float" office:value="555.35" calcext:value-type="float">
            <text:p>555.35</text:p>
          </table:table-cell>
          <table:table-cell table:number-columns-repeated="3"/>
        </table:table-row>
        <table:table-row table:style-name="ro1">
          <table:table-cell office:value-type="float" office:value="555.35" calcext:value-type="float">
            <text:p>555.35</text:p>
          </table:table-cell>
          <table:table-cell table:number-columns-repeated="3"/>
        </table:table-row>
        <table:table-row table:style-name="ro1">
          <table:table-cell office:value-type="float" office:value="555.35" calcext:value-type="float">
            <text:p>555.35</text:p>
          </table:table-cell>
          <table:table-cell table:number-columns-repeated="3"/>
        </table:table-row>
        <table:table-row table:style-name="ro1">
          <table:table-cell office:value-type="float" office:value="546.583" calcext:value-type="float">
            <text:p>546.583</text:p>
          </table:table-cell>
          <table:table-cell table:number-columns-repeated="3"/>
        </table:table-row>
        <table:table-row table:style-name="ro1">
          <table:table-cell office:value-type="float" office:value="546.583" calcext:value-type="float">
            <text:p>546.583</text:p>
          </table:table-cell>
          <table:table-cell table:number-columns-repeated="3"/>
        </table:table-row>
        <table:table-row table:style-name="ro1">
          <table:table-cell office:value-type="float" office:value="546.583" calcext:value-type="float">
            <text:p>546.583</text:p>
          </table:table-cell>
          <table:table-cell table:number-columns-repeated="3"/>
        </table:table-row>
        <table:table-row table:style-name="ro1">
          <table:table-cell office:value-type="float" office:value="546.583" calcext:value-type="float">
            <text:p>546.583</text:p>
          </table:table-cell>
          <table:table-cell table:number-columns-repeated="3"/>
        </table:table-row>
        <table:table-row table:style-name="ro1">
          <table:table-cell office:value-type="float" office:value="546.583" calcext:value-type="float">
            <text:p>546.583</text:p>
          </table:table-cell>
          <table:table-cell table:number-columns-repeated="3"/>
        </table:table-row>
        <table:table-row table:style-name="ro1">
          <table:table-cell office:value-type="float" office:value="537.816" calcext:value-type="float">
            <text:p>537.816</text:p>
          </table:table-cell>
          <table:table-cell table:number-columns-repeated="3"/>
        </table:table-row>
        <table:table-row table:style-name="ro1">
          <table:table-cell office:value-type="float" office:value="537.816" calcext:value-type="float">
            <text:p>537.816</text:p>
          </table:table-cell>
          <table:table-cell table:number-columns-repeated="3"/>
        </table:table-row>
        <table:table-row table:style-name="ro1">
          <table:table-cell office:value-type="float" office:value="537.816" calcext:value-type="float">
            <text:p>537.816</text:p>
          </table:table-cell>
          <table:table-cell table:number-columns-repeated="3"/>
        </table:table-row>
        <table:table-row table:style-name="ro1">
          <table:table-cell office:value-type="float" office:value="537.816" calcext:value-type="float">
            <text:p>537.816</text:p>
          </table:table-cell>
          <table:table-cell table:number-columns-repeated="3"/>
        </table:table-row>
        <table:table-row table:style-name="ro1">
          <table:table-cell office:value-type="float" office:value="537.816" calcext:value-type="float">
            <text:p>537.816</text:p>
          </table:table-cell>
          <table:table-cell table:number-columns-repeated="3"/>
        </table:table-row>
        <table:table-row table:style-name="ro1">
          <table:table-cell office:value-type="float" office:value="529.049" calcext:value-type="float">
            <text:p>529.049</text:p>
          </table:table-cell>
          <table:table-cell table:number-columns-repeated="3"/>
        </table:table-row>
        <table:table-row table:style-name="ro1">
          <table:table-cell office:value-type="float" office:value="529.049" calcext:value-type="float">
            <text:p>529.049</text:p>
          </table:table-cell>
          <table:table-cell table:number-columns-repeated="3"/>
        </table:table-row>
        <table:table-row table:style-name="ro1">
          <table:table-cell office:value-type="float" office:value="529.049" calcext:value-type="float">
            <text:p>529.049</text:p>
          </table:table-cell>
          <table:table-cell table:number-columns-repeated="3"/>
        </table:table-row>
        <table:table-row table:style-name="ro1">
          <table:table-cell office:value-type="float" office:value="529.049" calcext:value-type="float">
            <text:p>529.049</text:p>
          </table:table-cell>
          <table:table-cell table:number-columns-repeated="3"/>
        </table:table-row>
        <table:table-row table:style-name="ro1">
          <table:table-cell office:value-type="float" office:value="529.049" calcext:value-type="float">
            <text:p>529.049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520.282" calcext:value-type="float">
            <text:p>520.282</text:p>
          </table:table-cell>
          <table:table-cell table:number-columns-repeated="3"/>
        </table:table-row>
        <table:table-row table:style-name="ro1">
          <table:table-cell office:value-type="float" office:value="498.922" calcext:value-type="float">
            <text:p>498.922</text:p>
          </table:table-cell>
          <table:table-cell table:number-columns-repeated="3"/>
        </table:table-row>
        <table:table-row table:style-name="ro1">
          <table:table-cell office:value-type="float" office:value="498.922" calcext:value-type="float">
            <text:p>498.922</text:p>
          </table:table-cell>
          <table:table-cell table:number-columns-repeated="3"/>
        </table:table-row>
        <table:table-row table:style-name="ro1">
          <table:table-cell office:value-type="float" office:value="486.966" calcext:value-type="float">
            <text:p>486.966</text:p>
          </table:table-cell>
          <table:table-cell table:number-columns-repeated="3"/>
        </table:table-row>
        <table:table-row table:style-name="ro1">
          <table:table-cell office:value-type="float" office:value="451.777" calcext:value-type="float">
            <text:p>451.777</text:p>
          </table:table-cell>
          <table:table-cell table:number-columns-repeated="3"/>
        </table:table-row>
        <table:table-row table:style-name="ro1">
          <table:table-cell office:value-type="float" office:value="451.777" calcext:value-type="float">
            <text:p>451.777</text:p>
          </table:table-cell>
          <table:table-cell table:number-columns-repeated="3"/>
        </table:table-row>
        <table:table-row table:style-name="ro1">
          <table:table-cell office:value-type="float" office:value="438.227" calcext:value-type="float">
            <text:p>438.227</text:p>
          </table:table-cell>
          <table:table-cell table:number-columns-repeated="3"/>
        </table:table-row>
        <table:table-row table:style-name="ro1">
          <table:table-cell office:value-type="float" office:value="424.678" calcext:value-type="float">
            <text:p>424.678</text:p>
          </table:table-cell>
          <table:table-cell table:number-columns-repeated="3"/>
        </table:table-row>
        <table:table-row table:style-name="ro1">
          <table:table-cell office:value-type="float" office:value="411.129" calcext:value-type="float">
            <text:p>411.129</text:p>
          </table:table-cell>
          <table:table-cell table:number-columns-repeated="3"/>
        </table:table-row>
        <table:table-row table:style-name="ro1">
          <table:table-cell office:value-type="float" office:value="397.58" calcext:value-type="float">
            <text:p>397.58</text:p>
          </table:table-cell>
          <table:table-cell table:number-columns-repeated="3"/>
        </table:table-row>
        <table:table-row table:style-name="ro1">
          <table:table-cell office:value-type="float" office:value="384.031" calcext:value-type="float">
            <text:p>384.031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70.122" calcext:value-type="float">
            <text:p>370.122</text:p>
          </table:table-cell>
          <table:table-cell table:number-columns-repeated="3"/>
        </table:table-row>
        <table:table-row table:style-name="ro1">
          <table:table-cell office:value-type="float" office:value="356.573" calcext:value-type="float">
            <text:p>356.573</text:p>
          </table:table-cell>
          <table:table-cell table:number-columns-repeated="3"/>
        </table:table-row>
        <table:table-row table:style-name="ro1">
          <table:table-cell office:value-type="float" office:value="343.024" calcext:value-type="float">
            <text:p>343.024</text:p>
          </table:table-cell>
          <table:table-cell table:number-columns-repeated="3"/>
        </table:table-row>
        <table:table-row table:style-name="ro1">
          <table:table-cell office:value-type="float" office:value="329.474" calcext:value-type="float">
            <text:p>329.474</text:p>
          </table:table-cell>
          <table:table-cell table:number-columns-repeated="3"/>
        </table:table-row>
        <table:table-row table:style-name="ro1">
          <table:table-cell office:value-type="float" office:value="315.925" calcext:value-type="float">
            <text:p>315.925</text:p>
          </table:table-cell>
          <table:table-cell table:number-columns-repeated="3"/>
        </table:table-row>
        <table:table-row table:style-name="ro1">
          <table:table-cell office:value-type="float" office:value="315.925" calcext:value-type="float">
            <text:p>315.925</text:p>
          </table:table-cell>
          <table:table-cell table:number-columns-repeated="3"/>
        </table:table-row>
        <table:table-row table:style-name="ro1">
          <table:table-cell office:value-type="float" office:value="315.925" calcext:value-type="float">
            <text:p>315.925</text:p>
          </table:table-cell>
          <table:table-cell table:number-columns-repeated="3"/>
        </table:table-row>
        <table:table-row table:style-name="ro1">
          <table:table-cell office:value-type="float" office:value="302.376" calcext:value-type="float">
            <text:p>302.376</text:p>
          </table:table-cell>
          <table:table-cell table:number-columns-repeated="3"/>
        </table:table-row>
        <table:table-row table:style-name="ro1">
          <table:table-cell office:value-type="float" office:value="302.376" calcext:value-type="float">
            <text:p>302.376</text:p>
          </table:table-cell>
          <table:table-cell table:number-columns-repeated="3"/>
        </table:table-row>
        <table:table-row table:style-name="ro1">
          <table:table-cell office:value-type="float" office:value="302.376" calcext:value-type="float">
            <text:p>302.376</text:p>
          </table:table-cell>
          <table:table-cell table:number-columns-repeated="3"/>
        </table:table-row>
        <table:table-row table:style-name="ro1">
          <table:table-cell office:value-type="float" office:value="288.827" calcext:value-type="float">
            <text:p>288.827</text:p>
          </table:table-cell>
          <table:table-cell table:number-columns-repeated="3"/>
        </table:table-row>
        <table:table-row table:style-name="ro1">
          <table:table-cell office:value-type="float" office:value="275.278" calcext:value-type="float">
            <text:p>275.278</text:p>
          </table:table-cell>
          <table:table-cell table:number-columns-repeated="3"/>
        </table:table-row>
        <table:table-row table:style-name="ro1">
          <table:table-cell office:value-type="float" office:value="261.728" calcext:value-type="float">
            <text:p>261.728</text:p>
          </table:table-cell>
          <table:table-cell table:number-columns-repeated="3"/>
        </table:table-row>
        <table:table-row table:style-name="ro1">
          <table:table-cell office:value-type="float" office:value="248.179" calcext:value-type="float">
            <text:p>248.179</text:p>
          </table:table-cell>
          <table:table-cell table:number-columns-repeated="3"/>
        </table:table-row>
        <table:table-row table:style-name="ro1">
          <table:table-cell office:value-type="float" office:value="234.63" calcext:value-type="float">
            <text:p>234.63</text:p>
          </table:table-cell>
          <table:table-cell table:number-columns-repeated="3"/>
        </table:table-row>
        <table:table-row table:style-name="ro1">
          <table:table-cell office:value-type="float" office:value="221.081" calcext:value-type="float">
            <text:p>221.081</text:p>
          </table:table-cell>
          <table:table-cell table:number-columns-repeated="3"/>
        </table:table-row>
        <table:table-row table:style-name="ro1">
          <table:table-cell office:value-type="float" office:value="207.532" calcext:value-type="float">
            <text:p>207.532</text:p>
          </table:table-cell>
          <table:table-cell table:number-columns-repeated="3"/>
        </table:table-row>
        <table:table-row table:style-name="ro1">
          <table:table-cell office:value-type="float" office:value="183.901" calcext:value-type="float">
            <text:p>183.901</text:p>
          </table:table-cell>
          <table:table-cell table:number-columns-repeated="3"/>
        </table:table-row>
        <table:table-row table:style-name="ro1">
          <table:table-cell office:value-type="float" office:value="183.901" calcext:value-type="float">
            <text:p>183.901</text:p>
          </table:table-cell>
          <table:table-cell table:number-columns-repeated="3"/>
        </table:table-row>
        <table:table-row table:style-name="ro1">
          <table:table-cell office:value-type="float" office:value="183.901" calcext:value-type="float">
            <text:p>183.901</text:p>
          </table:table-cell>
          <table:table-cell table:number-columns-repeated="3"/>
        </table:table-row>
        <table:table-row table:style-name="ro1">
          <table:table-cell office:value-type="float" office:value="183.901" calcext:value-type="float">
            <text:p>183.901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6.516" calcext:value-type="float">
            <text:p>746.516</text:p>
          </table:table-cell>
          <table:table-cell table:number-columns-repeated="3"/>
        </table:table-row>
        <table:table-row table:style-name="ro1">
          <table:table-cell office:value-type="float" office:value="732.966" calcext:value-type="float">
            <text:p>732.966</text:p>
          </table:table-cell>
          <table:table-cell table:number-columns-repeated="3"/>
        </table:table-row>
        <table:table-row table:style-name="ro1">
          <table:table-cell office:value-type="float" office:value="719.417" calcext:value-type="float">
            <text:p>719.417</text:p>
          </table:table-cell>
          <table:table-cell table:number-columns-repeated="3"/>
        </table:table-row>
        <table:table-row table:style-name="ro1">
          <table:table-cell office:value-type="float" office:value="705.868" calcext:value-type="float">
            <text:p>705.868</text:p>
          </table:table-cell>
          <table:table-cell table:number-columns-repeated="3"/>
        </table:table-row>
        <table:table-row table:style-name="ro1">
          <table:table-cell office:value-type="float" office:value="692.319" calcext:value-type="float">
            <text:p>692.319</text:p>
          </table:table-cell>
          <table:table-cell table:number-columns-repeated="3"/>
        </table:table-row>
        <table:table-row table:style-name="ro1">
          <table:table-cell office:value-type="float" office:value="678.77" calcext:value-type="float">
            <text:p>678.77</text:p>
          </table:table-cell>
          <table:table-cell table:number-columns-repeated="3"/>
        </table:table-row>
        <table:table-row table:style-name="ro1">
          <table:table-cell office:value-type="float" office:value="665.22" calcext:value-type="float">
            <text:p>665.22</text:p>
          </table:table-cell>
          <table:table-cell table:number-columns-repeated="3"/>
        </table:table-row>
        <table:table-row table:style-name="ro1">
          <table:table-cell office:value-type="float" office:value="651.671" calcext:value-type="float">
            <text:p>651.671</text:p>
          </table:table-cell>
          <table:table-cell table:number-columns-repeated="3"/>
        </table:table-row>
        <table:table-row table:style-name="ro1">
          <table:table-cell office:value-type="float" office:value="634.621" calcext:value-type="float">
            <text:p>634.621</text:p>
          </table:table-cell>
          <table:table-cell table:number-columns-repeated="3"/>
        </table:table-row>
        <table:table-row table:style-name="ro1">
          <table:table-cell office:value-type="float" office:value="621.072" calcext:value-type="float">
            <text:p>621.072</text:p>
          </table:table-cell>
          <table:table-cell table:number-columns-repeated="3"/>
        </table:table-row>
        <table:table-row table:style-name="ro1">
          <table:table-cell office:value-type="float" office:value="607.523" calcext:value-type="float">
            <text:p>607.523</text:p>
          </table:table-cell>
          <table:table-cell table:number-columns-repeated="3"/>
        </table:table-row>
        <table:table-row table:style-name="ro1">
          <table:table-cell office:value-type="float" office:value="607.523" calcext:value-type="float">
            <text:p>607.523</text:p>
          </table:table-cell>
          <table:table-cell table:number-columns-repeated="3"/>
        </table:table-row>
        <table:table-row table:style-name="ro1">
          <table:table-cell office:value-type="float" office:value="607.523" calcext:value-type="float">
            <text:p>607.523</text:p>
          </table:table-cell>
          <table:table-cell table:number-columns-repeated="3"/>
        </table:table-row>
        <table:table-row table:style-name="ro1">
          <table:table-cell office:value-type="float" office:value="593.973" calcext:value-type="float">
            <text:p>593.973</text:p>
          </table:table-cell>
          <table:table-cell table:number-columns-repeated="3"/>
        </table:table-row>
        <table:table-row table:style-name="ro1">
          <table:table-cell office:value-type="float" office:value="593.973" calcext:value-type="float">
            <text:p>593.973</text:p>
          </table:table-cell>
          <table:table-cell table:number-columns-repeated="3"/>
        </table:table-row>
        <table:table-row table:style-name="ro1">
          <table:table-cell office:value-type="float" office:value="593.973" calcext:value-type="float">
            <text:p>593.973</text:p>
          </table:table-cell>
          <table:table-cell table:number-columns-repeated="3"/>
        </table:table-row>
        <table:table-row table:style-name="ro1">
          <table:table-cell office:value-type="float" office:value="580.424" calcext:value-type="float">
            <text:p>580.424</text:p>
          </table:table-cell>
          <table:table-cell table:number-columns-repeated="3"/>
        </table:table-row>
        <table:table-row table:style-name="ro1">
          <table:table-cell office:value-type="float" office:value="566.875" calcext:value-type="float">
            <text:p>566.875</text:p>
          </table:table-cell>
          <table:table-cell table:number-columns-repeated="3"/>
        </table:table-row>
        <table:table-row table:style-name="ro1">
          <table:table-cell office:value-type="float" office:value="566.875" calcext:value-type="float">
            <text:p>566.875</text:p>
          </table:table-cell>
          <table:table-cell table:number-columns-repeated="3"/>
        </table:table-row>
        <table:table-row table:style-name="ro1">
          <table:table-cell office:value-type="float" office:value="566.875" calcext:value-type="float">
            <text:p>566.875</text:p>
          </table:table-cell>
          <table:table-cell table:number-columns-repeated="3"/>
        </table:table-row>
        <table:table-row table:style-name="ro1">
          <table:table-cell office:value-type="float" office:value="553.326" calcext:value-type="float">
            <text:p>553.326</text:p>
          </table:table-cell>
          <table:table-cell table:number-columns-repeated="3"/>
        </table:table-row>
        <table:table-row table:style-name="ro1">
          <table:table-cell office:value-type="float" office:value="539.777" calcext:value-type="float">
            <text:p>539.777</text:p>
          </table:table-cell>
          <table:table-cell table:number-columns-repeated="3"/>
        </table:table-row>
        <table:table-row table:style-name="ro1">
          <table:table-cell office:value-type="float" office:value="526.227" calcext:value-type="float">
            <text:p>526.22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509.177" calcext:value-type="float">
            <text:p>509.177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95.628" calcext:value-type="float">
            <text:p>495.628</text:p>
          </table:table-cell>
          <table:table-cell table:number-columns-repeated="3"/>
        </table:table-row>
        <table:table-row table:style-name="ro1">
          <table:table-cell office:value-type="float" office:value="482.079" calcext:value-type="float">
            <text:p>482.079</text:p>
          </table:table-cell>
          <table:table-cell table:number-columns-repeated="3"/>
        </table:table-row>
        <table:table-row table:style-name="ro1">
          <table:table-cell office:value-type="float" office:value="482.079" calcext:value-type="float">
            <text:p>482.079</text:p>
          </table:table-cell>
          <table:table-cell table:number-columns-repeated="3"/>
        </table:table-row>
        <table:table-row table:style-name="ro1">
          <table:table-cell office:value-type="float" office:value="482.079" calcext:value-type="float">
            <text:p>482.079</text:p>
          </table:table-cell>
          <table:table-cell table:number-columns-repeated="3"/>
        </table:table-row>
        <table:table-row table:style-name="ro1">
          <table:table-cell office:value-type="float" office:value="468.53" calcext:value-type="float">
            <text:p>468.53</text:p>
          </table:table-cell>
          <table:table-cell table:number-columns-repeated="3"/>
        </table:table-row>
        <table:table-row table:style-name="ro1">
          <table:table-cell office:value-type="float" office:value="454.981" calcext:value-type="float">
            <text:p>454.981</text:p>
          </table:table-cell>
          <table:table-cell table:number-columns-repeated="3"/>
        </table:table-row>
        <table:table-row table:style-name="ro1">
          <table:table-cell office:value-type="float" office:value="441.431" calcext:value-type="float">
            <text:p>441.431</text:p>
          </table:table-cell>
          <table:table-cell table:number-columns-repeated="3"/>
        </table:table-row>
        <table:table-row table:style-name="ro1">
          <table:table-cell office:value-type="float" office:value="427.882" calcext:value-type="float">
            <text:p>427.882</text:p>
          </table:table-cell>
          <table:table-cell table:number-columns-repeated="3"/>
        </table:table-row>
        <table:table-row table:style-name="ro1">
          <table:table-cell office:value-type="float" office:value="410.832" calcext:value-type="float">
            <text:p>410.832</text:p>
          </table:table-cell>
          <table:table-cell table:number-columns-repeated="3"/>
        </table:table-row>
        <table:table-row table:style-name="ro1">
          <table:table-cell office:value-type="float" office:value="397.283" calcext:value-type="float">
            <text:p>397.283</text:p>
          </table:table-cell>
          <table:table-cell table:number-columns-repeated="3"/>
        </table:table-row>
        <table:table-row table:style-name="ro1">
          <table:table-cell office:value-type="float" office:value="383.734" calcext:value-type="float">
            <text:p>383.734</text:p>
          </table:table-cell>
          <table:table-cell table:number-columns-repeated="3"/>
        </table:table-row>
        <table:table-row table:style-name="ro1">
          <table:table-cell office:value-type="float" office:value="370.184" calcext:value-type="float">
            <text:p>370.184</text:p>
          </table:table-cell>
          <table:table-cell table:number-columns-repeated="3"/>
        </table:table-row>
        <table:table-row table:style-name="ro1">
          <table:table-cell office:value-type="float" office:value="356.635" calcext:value-type="float">
            <text:p>356.635</text:p>
          </table:table-cell>
          <table:table-cell table:number-columns-repeated="3"/>
        </table:table-row>
        <table:table-row table:style-name="ro1">
          <table:table-cell office:value-type="float" office:value="343.086" calcext:value-type="float">
            <text:p>343.086</text:p>
          </table:table-cell>
          <table:table-cell table:number-columns-repeated="3"/>
        </table:table-row>
        <table:table-row table:style-name="ro1">
          <table:table-cell office:value-type="float" office:value="326.036" calcext:value-type="float">
            <text:p>326.036</text:p>
          </table:table-cell>
          <table:table-cell table:number-columns-repeated="3"/>
        </table:table-row>
        <table:table-row table:style-name="ro1">
          <table:table-cell office:value-type="float" office:value="312.487" calcext:value-type="float">
            <text:p>312.487</text:p>
          </table:table-cell>
          <table:table-cell table:number-columns-repeated="3"/>
        </table:table-row>
        <table:table-row table:style-name="ro1">
          <table:table-cell office:value-type="float" office:value="298.938" calcext:value-type="float">
            <text:p>298.938</text:p>
          </table:table-cell>
          <table:table-cell table:number-columns-repeated="3"/>
        </table:table-row>
        <table:table-row table:style-name="ro1">
          <table:table-cell office:value-type="float" office:value="285.388" calcext:value-type="float">
            <text:p>285.388</text:p>
          </table:table-cell>
          <table:table-cell table:number-columns-repeated="3"/>
        </table:table-row>
        <table:table-row table:style-name="ro1">
          <table:table-cell office:value-type="float" office:value="271.839" calcext:value-type="float">
            <text:p>271.839</text:p>
          </table:table-cell>
          <table:table-cell table:number-columns-repeated="3"/>
        </table:table-row>
        <table:table-row table:style-name="ro1">
          <table:table-cell office:value-type="float" office:value="258.29" calcext:value-type="float">
            <text:p>258.29</text:p>
          </table:table-cell>
          <table:table-cell table:number-columns-repeated="3"/>
        </table:table-row>
        <table:table-row table:style-name="ro1">
          <table:table-cell office:value-type="float" office:value="222.398" calcext:value-type="float">
            <text:p>222.398</text:p>
          </table:table-cell>
          <table:table-cell table:number-columns-repeated="3"/>
        </table:table-row>
        <table:table-row table:style-name="ro1">
          <table:table-cell office:value-type="float" office:value="222.398" calcext:value-type="float">
            <text:p>222.398</text:p>
          </table:table-cell>
          <table:table-cell table:number-columns-repeated="3"/>
        </table:table-row>
        <table:table-row table:style-name="ro1">
          <table:table-cell office:value-type="float" office:value="222.398" calcext:value-type="float">
            <text:p>222.398</text:p>
          </table:table-cell>
          <table:table-cell table:number-columns-repeated="3"/>
        </table:table-row>
        <table:table-row table:style-name="ro1">
          <table:table-cell office:value-type="float" office:value="222.398" calcext:value-type="float">
            <text:p>222.398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92.809" calcext:value-type="float">
            <text:p>192.809</text:p>
          </table:table-cell>
          <table:table-cell table:number-columns-repeated="3"/>
        </table:table-row>
        <table:table-row table:style-name="ro1">
          <table:table-cell office:value-type="float" office:value="179.26" calcext:value-type="float">
            <text:p>179.26</text:p>
          </table:table-cell>
          <table:table-cell table:number-columns-repeated="3"/>
        </table:table-row>
        <table:table-row table:style-name="ro1">
          <table:table-cell office:value-type="float" office:value="165.711" calcext:value-type="float">
            <text:p>165.711</text:p>
          </table:table-cell>
          <table:table-cell table:number-columns-repeated="3"/>
        </table:table-row>
        <table:table-row table:style-name="ro1">
          <table:table-cell office:value-type="float" office:value="152.161" calcext:value-type="float">
            <text:p>152.161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38.612" calcext:value-type="float">
            <text:p>138.612</text:p>
          </table:table-cell>
          <table:table-cell table:number-columns-repeated="3"/>
        </table:table-row>
        <table:table-row table:style-name="ro1">
          <table:table-cell office:value-type="float" office:value="125.063" calcext:value-type="float">
            <text:p>125.063</text:p>
          </table:table-cell>
          <table:table-cell table:number-columns-repeated="3"/>
        </table:table-row>
        <table:table-row table:style-name="ro1">
          <table:table-cell office:value-type="float" office:value="111.514" calcext:value-type="float">
            <text:p>111.514</text:p>
          </table:table-cell>
          <table:table-cell table:number-columns-repeated="3"/>
        </table:table-row>
        <table:table-row table:style-name="ro1">
          <table:table-cell office:value-type="float" office:value="97.965" calcext:value-type="float">
            <text:p>97.965</text:p>
          </table:table-cell>
          <table:table-cell table:number-columns-repeated="3"/>
        </table:table-row>
        <table:table-row table:style-name="ro1">
          <table:table-cell office:value-type="float" office:value="84.415" calcext:value-type="float">
            <text:p>84.41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3.93" calcext:value-type="float">
            <text:p>763.93</text:p>
          </table:table-cell>
          <table:table-cell table:number-columns-repeated="3"/>
        </table:table-row>
        <table:table-row table:style-name="ro1">
          <table:table-cell office:value-type="float" office:value="763.93" calcext:value-type="float">
            <text:p>763.93</text:p>
          </table:table-cell>
          <table:table-cell table:number-columns-repeated="3"/>
        </table:table-row>
        <table:table-row table:style-name="ro1">
          <table:table-cell office:value-type="float" office:value="763.93" calcext:value-type="float">
            <text:p>763.93</text:p>
          </table:table-cell>
          <table:table-cell table:number-columns-repeated="3"/>
        </table:table-row>
        <table:table-row table:style-name="ro1">
          <table:table-cell office:value-type="float" office:value="763.93" calcext:value-type="float">
            <text:p>763.93</text:p>
          </table:table-cell>
          <table:table-cell table:number-columns-repeated="3"/>
        </table:table-row>
        <table:table-row table:style-name="ro1">
          <table:table-cell office:value-type="float" office:value="763.93" calcext:value-type="float">
            <text:p>763.93</text:p>
          </table:table-cell>
          <table:table-cell table:number-columns-repeated="3"/>
        </table:table-row>
        <table:table-row table:style-name="ro1">
          <table:table-cell office:value-type="float" office:value="706.466" calcext:value-type="float">
            <text:p>706.466</text:p>
          </table:table-cell>
          <table:table-cell table:number-columns-repeated="3"/>
        </table:table-row>
        <table:table-row table:style-name="ro1">
          <table:table-cell office:value-type="float" office:value="706.466" calcext:value-type="float">
            <text:p>706.466</text:p>
          </table:table-cell>
          <table:table-cell table:number-columns-repeated="3"/>
        </table:table-row>
        <table:table-row table:style-name="ro1">
          <table:table-cell office:value-type="float" office:value="706.466" calcext:value-type="float">
            <text:p>706.466</text:p>
          </table:table-cell>
          <table:table-cell table:number-columns-repeated="3"/>
        </table:table-row>
        <table:table-row table:style-name="ro1">
          <table:table-cell office:value-type="float" office:value="706.466" calcext:value-type="float">
            <text:p>706.466</text:p>
          </table:table-cell>
          <table:table-cell table:number-columns-repeated="3"/>
        </table:table-row>
        <table:table-row table:style-name="ro1">
          <table:table-cell office:value-type="float" office:value="749.504" calcext:value-type="float">
            <text:p>749.504</text:p>
          </table:table-cell>
          <table:table-cell table:number-columns-repeated="3"/>
        </table:table-row>
        <table:table-row table:style-name="ro1">
          <table:table-cell office:value-type="float" office:value="749.504" calcext:value-type="float">
            <text:p>749.504</text:p>
          </table:table-cell>
          <table:table-cell table:number-columns-repeated="3"/>
        </table:table-row>
        <table:table-row table:style-name="ro1">
          <table:table-cell office:value-type="float" office:value="753.968" calcext:value-type="float">
            <text:p>753.968</text:p>
          </table:table-cell>
          <table:table-cell table:number-columns-repeated="3"/>
        </table:table-row>
        <table:table-row table:style-name="ro1">
          <table:table-cell office:value-type="float" office:value="745.998" calcext:value-type="float">
            <text:p>745.998</text:p>
          </table:table-cell>
          <table:table-cell table:number-columns-repeated="3"/>
        </table:table-row>
        <table:table-row table:style-name="ro1">
          <table:table-cell office:value-type="float" office:value="731.97" calcext:value-type="float">
            <text:p>731.97</text:p>
          </table:table-cell>
          <table:table-cell table:number-columns-repeated="3"/>
        </table:table-row>
        <table:table-row table:style-name="ro1">
          <table:table-cell office:value-type="float" office:value="731.97" calcext:value-type="float">
            <text:p>731.97</text:p>
          </table:table-cell>
          <table:table-cell table:number-columns-repeated="3"/>
        </table:table-row>
        <table:table-row table:style-name="ro1">
          <table:table-cell office:value-type="float" office:value="736.433" calcext:value-type="float">
            <text:p>736.433</text:p>
          </table:table-cell>
          <table:table-cell table:number-columns-repeated="3"/>
        </table:table-row>
        <table:table-row table:style-name="ro1">
          <table:table-cell office:value-type="float" office:value="728.463" calcext:value-type="float">
            <text:p>728.463</text:p>
          </table:table-cell>
          <table:table-cell table:number-columns-repeated="3"/>
        </table:table-row>
        <table:table-row table:style-name="ro1">
          <table:table-cell office:value-type="float" office:value="719.218" calcext:value-type="float">
            <text:p>719.218</text:p>
          </table:table-cell>
          <table:table-cell table:number-columns-repeated="3"/>
        </table:table-row>
        <table:table-row table:style-name="ro1">
          <table:table-cell office:value-type="float" office:value="719.218" calcext:value-type="float">
            <text:p>719.218</text:p>
          </table:table-cell>
          <table:table-cell table:number-columns-repeated="3"/>
        </table:table-row>
        <table:table-row table:style-name="ro1">
          <table:table-cell office:value-type="float" office:value="718.899" calcext:value-type="float">
            <text:p>718.899</text:p>
          </table:table-cell>
          <table:table-cell table:number-columns-repeated="3"/>
        </table:table-row>
        <table:table-row table:style-name="ro1">
          <table:table-cell office:value-type="float" office:value="704.872" calcext:value-type="float">
            <text:p>704.872</text:p>
          </table:table-cell>
          <table:table-cell table:number-columns-repeated="3"/>
        </table:table-row>
        <table:table-row table:style-name="ro1">
          <table:table-cell office:value-type="float" office:value="704.872" calcext:value-type="float">
            <text:p>704.872</text:p>
          </table:table-cell>
          <table:table-cell table:number-columns-repeated="3"/>
        </table:table-row>
        <table:table-row table:style-name="ro1">
          <table:table-cell office:value-type="float" office:value="709.335" calcext:value-type="float">
            <text:p>709.335</text:p>
          </table:table-cell>
          <table:table-cell table:number-columns-repeated="3"/>
        </table:table-row>
        <table:table-row table:style-name="ro1">
          <table:table-cell office:value-type="float" office:value="701.365" calcext:value-type="float">
            <text:p>701.365</text:p>
          </table:table-cell>
          <table:table-cell table:number-columns-repeated="3"/>
        </table:table-row>
        <table:table-row table:style-name="ro1">
          <table:table-cell office:value-type="float" office:value="691.801" calcext:value-type="float">
            <text:p>691.801</text:p>
          </table:table-cell>
          <table:table-cell table:number-columns-repeated="3"/>
        </table:table-row>
        <table:table-row table:style-name="ro1">
          <table:table-cell office:value-type="float" office:value="691.801" calcext:value-type="float">
            <text:p>691.801</text:p>
          </table:table-cell>
          <table:table-cell table:number-columns-repeated="3"/>
        </table:table-row>
        <table:table-row table:style-name="ro1">
          <table:table-cell office:value-type="float" office:value="691.801" calcext:value-type="float">
            <text:p>691.801</text:p>
          </table:table-cell>
          <table:table-cell table:number-columns-repeated="3"/>
        </table:table-row>
        <table:table-row table:style-name="ro1">
          <table:table-cell office:value-type="float" office:value="682.237" calcext:value-type="float">
            <text:p>682.237</text:p>
          </table:table-cell>
          <table:table-cell table:number-columns-repeated="3"/>
        </table:table-row>
        <table:table-row table:style-name="ro1">
          <table:table-cell office:value-type="float" office:value="682.237" calcext:value-type="float">
            <text:p>682.237</text:p>
          </table:table-cell>
          <table:table-cell table:number-columns-repeated="3"/>
        </table:table-row>
        <table:table-row table:style-name="ro1">
          <table:table-cell office:value-type="float" office:value="682.237" calcext:value-type="float">
            <text:p>682.237</text:p>
          </table:table-cell>
          <table:table-cell table:number-columns-repeated="3"/>
        </table:table-row>
        <table:table-row table:style-name="ro1">
          <table:table-cell office:value-type="float" office:value="672.673" calcext:value-type="float">
            <text:p>672.673</text:p>
          </table:table-cell>
          <table:table-cell table:number-columns-repeated="3"/>
        </table:table-row>
        <table:table-row table:style-name="ro1">
          <table:table-cell office:value-type="float" office:value="672.673" calcext:value-type="float">
            <text:p>672.673</text:p>
          </table:table-cell>
          <table:table-cell table:number-columns-repeated="3"/>
        </table:table-row>
        <table:table-row table:style-name="ro1">
          <table:table-cell office:value-type="float" office:value="672.673" calcext:value-type="float">
            <text:p>672.673</text:p>
          </table:table-cell>
          <table:table-cell table:number-columns-repeated="3"/>
        </table:table-row>
        <table:table-row table:style-name="ro1">
          <table:table-cell office:value-type="float" office:value="663.109" calcext:value-type="float">
            <text:p>663.109</text:p>
          </table:table-cell>
          <table:table-cell table:number-columns-repeated="3"/>
        </table:table-row>
        <table:table-row table:style-name="ro1">
          <table:table-cell office:value-type="float" office:value="663.109" calcext:value-type="float">
            <text:p>663.109</text:p>
          </table:table-cell>
          <table:table-cell table:number-columns-repeated="3"/>
        </table:table-row>
        <table:table-row table:style-name="ro1">
          <table:table-cell office:value-type="float" office:value="663.109" calcext:value-type="float">
            <text:p>663.109</text:p>
          </table:table-cell>
          <table:table-cell table:number-columns-repeated="3"/>
        </table:table-row>
        <table:table-row table:style-name="ro1">
          <table:table-cell office:value-type="float" office:value="586.173" calcext:value-type="float">
            <text:p>586.173</text:p>
          </table:table-cell>
          <table:table-cell table:number-columns-repeated="3"/>
        </table:table-row>
        <table:table-row table:style-name="ro1">
          <table:table-cell office:value-type="float" office:value="586.173" calcext:value-type="float">
            <text:p>586.173</text:p>
          </table:table-cell>
          <table:table-cell table:number-columns-repeated="3"/>
        </table:table-row>
        <table:table-row table:style-name="ro1">
          <table:table-cell office:value-type="float" office:value="586.173" calcext:value-type="float">
            <text:p>586.173</text:p>
          </table:table-cell>
          <table:table-cell table:number-columns-repeated="3"/>
        </table:table-row>
        <table:table-row table:style-name="ro1">
          <table:table-cell office:value-type="float" office:value="586.516" calcext:value-type="float">
            <text:p>586.516</text:p>
          </table:table-cell>
          <table:table-cell table:number-columns-repeated="3"/>
        </table:table-row>
        <table:table-row table:style-name="ro1">
          <table:table-cell office:value-type="float" office:value="648.683" calcext:value-type="float">
            <text:p>648.683</text:p>
          </table:table-cell>
          <table:table-cell table:number-columns-repeated="3"/>
        </table:table-row>
        <table:table-row table:style-name="ro1">
          <table:table-cell office:value-type="float" office:value="648.683" calcext:value-type="float">
            <text:p>648.683</text:p>
          </table:table-cell>
          <table:table-cell table:number-columns-repeated="3"/>
        </table:table-row>
        <table:table-row table:style-name="ro1">
          <table:table-cell office:value-type="float" office:value="653.146" calcext:value-type="float">
            <text:p>653.146</text:p>
          </table:table-cell>
          <table:table-cell table:number-columns-repeated="3"/>
        </table:table-row>
        <table:table-row table:style-name="ro1">
          <table:table-cell office:value-type="float" office:value="653.146" calcext:value-type="float">
            <text:p>653.146</text:p>
          </table:table-cell>
          <table:table-cell table:number-columns-repeated="3"/>
        </table:table-row>
        <table:table-row table:style-name="ro1">
          <table:table-cell office:value-type="float" office:value="645.176" calcext:value-type="float">
            <text:p>645.176</text:p>
          </table:table-cell>
          <table:table-cell table:number-columns-repeated="3"/>
        </table:table-row>
        <table:table-row table:style-name="ro1">
          <table:table-cell office:value-type="float" office:value="626.367" calcext:value-type="float">
            <text:p>626.367</text:p>
          </table:table-cell>
          <table:table-cell table:number-columns-repeated="3"/>
        </table:table-row>
        <table:table-row table:style-name="ro1">
          <table:table-cell office:value-type="float" office:value="635.612" calcext:value-type="float">
            <text:p>635.612</text:p>
          </table:table-cell>
          <table:table-cell table:number-columns-repeated="3"/>
        </table:table-row>
        <table:table-row table:style-name="ro1">
          <table:table-cell office:value-type="float" office:value="635.612" calcext:value-type="float">
            <text:p>635.612</text:p>
          </table:table-cell>
          <table:table-cell table:number-columns-repeated="3"/>
        </table:table-row>
        <table:table-row table:style-name="ro1">
          <table:table-cell office:value-type="float" office:value="627.642" calcext:value-type="float">
            <text:p>627.642</text:p>
          </table:table-cell>
          <table:table-cell table:number-columns-repeated="3"/>
        </table:table-row>
        <table:table-row table:style-name="ro1">
          <table:table-cell office:value-type="float" office:value="627.642" calcext:value-type="float">
            <text:p>627.642</text:p>
          </table:table-cell>
          <table:table-cell table:number-columns-repeated="3"/>
        </table:table-row>
        <table:table-row table:style-name="ro1">
          <table:table-cell office:value-type="float" office:value="627.642" calcext:value-type="float">
            <text:p>627.642</text:p>
          </table:table-cell>
          <table:table-cell table:number-columns-repeated="3"/>
        </table:table-row>
        <table:table-row table:style-name="ro1">
          <table:table-cell office:value-type="float" office:value="619.672" calcext:value-type="float">
            <text:p>619.672</text:p>
          </table:table-cell>
          <table:table-cell table:number-columns-repeated="3"/>
        </table:table-row>
        <table:table-row table:style-name="ro1">
          <table:table-cell office:value-type="float" office:value="619.672" calcext:value-type="float">
            <text:p>619.672</text:p>
          </table:table-cell>
          <table:table-cell table:number-columns-repeated="3"/>
        </table:table-row>
        <table:table-row table:style-name="ro1">
          <table:table-cell office:value-type="float" office:value="605.644" calcext:value-type="float">
            <text:p>605.644</text:p>
          </table:table-cell>
          <table:table-cell table:number-columns-repeated="3"/>
        </table:table-row>
        <table:table-row table:style-name="ro1">
          <table:table-cell office:value-type="float" office:value="605.644" calcext:value-type="float">
            <text:p>605.644</text:p>
          </table:table-cell>
          <table:table-cell table:number-columns-repeated="3"/>
        </table:table-row>
        <table:table-row table:style-name="ro1">
          <table:table-cell office:value-type="float" office:value="610.108" calcext:value-type="float">
            <text:p>610.108</text:p>
          </table:table-cell>
          <table:table-cell table:number-columns-repeated="3"/>
        </table:table-row>
        <table:table-row table:style-name="ro1">
          <table:table-cell office:value-type="float" office:value="610.108" calcext:value-type="float">
            <text:p>610.108</text:p>
          </table:table-cell>
          <table:table-cell table:number-columns-repeated="3"/>
        </table:table-row>
        <table:table-row table:style-name="ro1">
          <table:table-cell office:value-type="float" office:value="602.137" calcext:value-type="float">
            <text:p>602.137</text:p>
          </table:table-cell>
          <table:table-cell table:number-columns-repeated="3"/>
        </table:table-row>
        <table:table-row table:style-name="ro1">
          <table:table-cell office:value-type="float" office:value="588.11" calcext:value-type="float">
            <text:p>588.11</text:p>
          </table:table-cell>
          <table:table-cell table:number-columns-repeated="3"/>
        </table:table-row>
        <table:table-row table:style-name="ro1">
          <table:table-cell office:value-type="float" office:value="588.11" calcext:value-type="float">
            <text:p>588.11</text:p>
          </table:table-cell>
          <table:table-cell table:number-columns-repeated="3"/>
        </table:table-row>
        <table:table-row table:style-name="ro1">
          <table:table-cell office:value-type="float" office:value="592.573" calcext:value-type="float">
            <text:p>592.573</text:p>
          </table:table-cell>
          <table:table-cell table:number-columns-repeated="3"/>
        </table:table-row>
        <table:table-row table:style-name="ro1">
          <table:table-cell office:value-type="float" office:value="592.573" calcext:value-type="float">
            <text:p>592.573</text:p>
          </table:table-cell>
          <table:table-cell table:number-columns-repeated="3"/>
        </table:table-row>
        <table:table-row table:style-name="ro1">
          <table:table-cell office:value-type="float" office:value="584.603" calcext:value-type="float">
            <text:p>584.603</text:p>
          </table:table-cell>
          <table:table-cell table:number-columns-repeated="3"/>
        </table:table-row>
        <table:table-row table:style-name="ro1">
          <table:table-cell office:value-type="float" office:value="575.039" calcext:value-type="float">
            <text:p>575.039</text:p>
          </table:table-cell>
          <table:table-cell table:number-columns-repeated="3"/>
        </table:table-row>
        <table:table-row table:style-name="ro1">
          <table:table-cell office:value-type="float" office:value="575.039" calcext:value-type="float">
            <text:p>575.039</text:p>
          </table:table-cell>
          <table:table-cell table:number-columns-repeated="3"/>
        </table:table-row>
        <table:table-row table:style-name="ro1">
          <table:table-cell office:value-type="float" office:value="575.039" calcext:value-type="float">
            <text:p>575.039</text:p>
          </table:table-cell>
          <table:table-cell table:number-columns-repeated="3"/>
        </table:table-row>
        <table:table-row table:style-name="ro1">
          <table:table-cell office:value-type="float" office:value="565.475" calcext:value-type="float">
            <text:p>565.475</text:p>
          </table:table-cell>
          <table:table-cell table:number-columns-repeated="3"/>
        </table:table-row>
        <table:table-row table:style-name="ro1">
          <table:table-cell office:value-type="float" office:value="565.475" calcext:value-type="float">
            <text:p>565.475</text:p>
          </table:table-cell>
          <table:table-cell table:number-columns-repeated="3"/>
        </table:table-row>
        <table:table-row table:style-name="ro1">
          <table:table-cell office:value-type="float" office:value="565.475" calcext:value-type="float">
            <text:p>565.475</text:p>
          </table:table-cell>
          <table:table-cell table:number-columns-repeated="3"/>
        </table:table-row>
        <table:table-row table:style-name="ro1">
          <table:table-cell office:value-type="float" office:value="546.666" calcext:value-type="float">
            <text:p>546.666</text:p>
          </table:table-cell>
          <table:table-cell table:number-columns-repeated="3"/>
        </table:table-row>
        <table:table-row table:style-name="ro1">
          <table:table-cell office:value-type="float" office:value="555.911" calcext:value-type="float">
            <text:p>555.911</text:p>
          </table:table-cell>
          <table:table-cell table:number-columns-repeated="3"/>
        </table:table-row>
        <table:table-row table:style-name="ro1">
          <table:table-cell office:value-type="float" office:value="547.941" calcext:value-type="float">
            <text:p>547.941</text:p>
          </table:table-cell>
          <table:table-cell table:number-columns-repeated="3"/>
        </table:table-row>
        <table:table-row table:style-name="ro1">
          <table:table-cell office:value-type="float" office:value="539.971" calcext:value-type="float">
            <text:p>539.971</text:p>
          </table:table-cell>
          <table:table-cell table:number-columns-repeated="3"/>
        </table:table-row>
        <table:table-row table:style-name="ro1">
          <table:table-cell office:value-type="float" office:value="539.971" calcext:value-type="float">
            <text:p>539.971</text:p>
          </table:table-cell>
          <table:table-cell table:number-columns-repeated="3"/>
        </table:table-row>
        <table:table-row table:style-name="ro1">
          <table:table-cell office:value-type="float" office:value="530.407" calcext:value-type="float">
            <text:p>530.407</text:p>
          </table:table-cell>
          <table:table-cell table:number-columns-repeated="3"/>
        </table:table-row>
        <table:table-row table:style-name="ro1">
          <table:table-cell office:value-type="float" office:value="530.407" calcext:value-type="float">
            <text:p>530.407</text:p>
          </table:table-cell>
          <table:table-cell table:number-columns-repeated="3"/>
        </table:table-row>
        <table:table-row table:style-name="ro1">
          <table:table-cell office:value-type="float" office:value="530.407" calcext:value-type="float">
            <text:p>530.407</text:p>
          </table:table-cell>
          <table:table-cell table:number-columns-repeated="3"/>
        </table:table-row>
        <table:table-row table:style-name="ro1">
          <table:table-cell office:value-type="float" office:value="508.808" calcext:value-type="float">
            <text:p>508.808</text:p>
          </table:table-cell>
          <table:table-cell table:number-columns-repeated="3"/>
        </table:table-row>
        <table:table-row table:style-name="ro1">
          <table:table-cell office:value-type="float" office:value="508.808" calcext:value-type="float">
            <text:p>508.808</text:p>
          </table:table-cell>
          <table:table-cell table:number-columns-repeated="3"/>
        </table:table-row>
        <table:table-row table:style-name="ro1">
          <table:table-cell office:value-type="float" office:value="496.853" calcext:value-type="float">
            <text:p>496.853</text:p>
          </table:table-cell>
          <table:table-cell table:number-columns-repeated="3"/>
        </table:table-row>
        <table:table-row table:style-name="ro1">
          <table:table-cell office:value-type="float" office:value="462.382" calcext:value-type="float">
            <text:p>462.382</text:p>
          </table:table-cell>
          <table:table-cell table:number-columns-repeated="3"/>
        </table:table-row>
        <table:table-row table:style-name="ro1">
          <table:table-cell office:value-type="float" office:value="462.382" calcext:value-type="float">
            <text:p>462.382</text:p>
          </table:table-cell>
          <table:table-cell table:number-columns-repeated="3"/>
        </table:table-row>
        <table:table-row table:style-name="ro1">
          <table:table-cell office:value-type="float" office:value="441.52" calcext:value-type="float">
            <text:p>441.52</text:p>
          </table:table-cell>
          <table:table-cell table:number-columns-repeated="3"/>
        </table:table-row>
        <table:table-row table:style-name="ro1">
          <table:table-cell office:value-type="float" office:value="441.52" calcext:value-type="float">
            <text:p>441.52</text:p>
          </table:table-cell>
          <table:table-cell table:number-columns-repeated="3"/>
        </table:table-row>
        <table:table-row table:style-name="ro1">
          <table:table-cell office:value-type="float" office:value="427.97" calcext:value-type="float">
            <text:p>427.97</text:p>
          </table:table-cell>
          <table:table-cell table:number-columns-repeated="3"/>
        </table:table-row>
        <table:table-row table:style-name="ro1">
          <table:table-cell office:value-type="float" office:value="414.421" calcext:value-type="float">
            <text:p>414.421</text:p>
          </table:table-cell>
          <table:table-cell table:number-columns-repeated="3"/>
        </table:table-row>
        <table:table-row table:style-name="ro1">
          <table:table-cell office:value-type="float" office:value="400.872" calcext:value-type="float">
            <text:p>400.872</text:p>
          </table:table-cell>
          <table:table-cell table:number-columns-repeated="3"/>
        </table:table-row>
        <table:table-row table:style-name="ro1">
          <table:table-cell office:value-type="float" office:value="387.323" calcext:value-type="float">
            <text:p>387.323</text:p>
          </table:table-cell>
          <table:table-cell table:number-columns-repeated="3"/>
        </table:table-row>
        <table:table-row table:style-name="ro1">
          <table:table-cell office:value-type="float" office:value="373.774" calcext:value-type="float">
            <text:p>373.774</text:p>
          </table:table-cell>
          <table:table-cell table:number-columns-repeated="3"/>
        </table:table-row>
        <table:table-row table:style-name="ro1">
          <table:table-cell office:value-type="float" office:value="360.224" calcext:value-type="float">
            <text:p>360.224</text:p>
          </table:table-cell>
          <table:table-cell table:number-columns-repeated="3"/>
        </table:table-row>
        <table:table-row table:style-name="ro1">
          <table:table-cell office:value-type="float" office:value="346.675" calcext:value-type="float">
            <text:p>346.675</text:p>
          </table:table-cell>
          <table:table-cell table:number-columns-repeated="3"/>
        </table:table-row>
        <table:table-row table:style-name="ro1">
          <table:table-cell office:value-type="float" office:value="310.258" calcext:value-type="float">
            <text:p>310.258</text:p>
          </table:table-cell>
          <table:table-cell table:number-columns-repeated="3"/>
        </table:table-row>
        <table:table-row table:style-name="ro1">
          <table:table-cell office:value-type="float" office:value="310.258" calcext:value-type="float">
            <text:p>310.258</text:p>
          </table:table-cell>
          <table:table-cell table:number-columns-repeated="3"/>
        </table:table-row>
        <table:table-row table:style-name="ro1">
          <table:table-cell office:value-type="float" office:value="292.621" calcext:value-type="float">
            <text:p>292.621</text:p>
          </table:table-cell>
          <table:table-cell table:number-columns-repeated="3"/>
        </table:table-row>
        <table:table-row table:style-name="ro1">
          <table:table-cell office:value-type="float" office:value="292.621" calcext:value-type="float">
            <text:p>292.621</text:p>
          </table:table-cell>
          <table:table-cell table:number-columns-repeated="3"/>
        </table:table-row>
        <table:table-row table:style-name="ro1">
          <table:table-cell office:value-type="float" office:value="281.662" calcext:value-type="float">
            <text:p>281.662</text:p>
          </table:table-cell>
          <table:table-cell table:number-columns-repeated="3"/>
        </table:table-row>
        <table:table-row table:style-name="ro1">
          <table:table-cell office:value-type="float" office:value="270.703" calcext:value-type="float">
            <text:p>270.703</text:p>
          </table:table-cell>
          <table:table-cell table:number-columns-repeated="3"/>
        </table:table-row>
        <table:table-row table:style-name="ro1">
          <table:table-cell office:value-type="float" office:value="270.703" calcext:value-type="float">
            <text:p>270.703</text:p>
          </table:table-cell>
          <table:table-cell table:number-columns-repeated="3"/>
        </table:table-row>
        <table:table-row table:style-name="ro1">
          <table:table-cell office:value-type="float" office:value="270.703" calcext:value-type="float">
            <text:p>270.703</text:p>
          </table:table-cell>
          <table:table-cell table:number-columns-repeated="3"/>
        </table:table-row>
        <table:table-row table:style-name="ro1">
          <table:table-cell office:value-type="float" office:value="270.703" calcext:value-type="float">
            <text:p>270.703</text:p>
          </table:table-cell>
          <table:table-cell table:number-columns-repeated="3"/>
        </table:table-row>
        <table:table-row table:style-name="ro1">
          <table:table-cell office:value-type="float" office:value="250.881" calcext:value-type="float">
            <text:p>250.881</text:p>
          </table:table-cell>
          <table:table-cell table:number-columns-repeated="3"/>
        </table:table-row>
        <table:table-row table:style-name="ro1">
          <table:table-cell office:value-type="float" office:value="239.922" calcext:value-type="float">
            <text:p>239.922</text:p>
          </table:table-cell>
          <table:table-cell table:number-columns-repeated="3"/>
        </table:table-row>
        <table:table-row table:style-name="ro1">
          <table:table-cell office:value-type="float" office:value="228.963" calcext:value-type="float">
            <text:p>228.963</text:p>
          </table:table-cell>
          <table:table-cell table:number-columns-repeated="3"/>
        </table:table-row>
        <table:table-row table:style-name="ro1">
          <table:table-cell office:value-type="float" office:value="218.004" calcext:value-type="float">
            <text:p>218.004</text:p>
          </table:table-cell>
          <table:table-cell table:number-columns-repeated="3"/>
        </table:table-row>
        <table:table-row table:style-name="ro1">
          <table:table-cell office:value-type="float" office:value="218.004" calcext:value-type="float">
            <text:p>218.004</text:p>
          </table:table-cell>
          <table:table-cell table:number-columns-repeated="3"/>
        </table:table-row>
        <table:table-row table:style-name="ro1">
          <table:table-cell office:value-type="float" office:value="218.004" calcext:value-type="float">
            <text:p>218.004</text:p>
          </table:table-cell>
          <table:table-cell table:number-columns-repeated="3"/>
        </table:table-row>
        <table:table-row table:style-name="ro1">
          <table:table-cell office:value-type="float" office:value="218.004" calcext:value-type="float">
            <text:p>218.004</text:p>
          </table:table-cell>
          <table:table-cell table:number-columns-repeated="3"/>
        </table:table-row>
        <table:table-row table:style-name="ro1">
          <table:table-cell office:value-type="float" office:value="198.182" calcext:value-type="float">
            <text:p>198.182</text:p>
          </table:table-cell>
          <table:table-cell table:number-columns-repeated="3"/>
        </table:table-row>
        <table:table-row table:style-name="ro1">
          <table:table-cell office:value-type="float" office:value="198.182" calcext:value-type="float">
            <text:p>198.182</text:p>
          </table:table-cell>
          <table:table-cell table:number-columns-repeated="3"/>
        </table:table-row>
        <table:table-row table:style-name="ro1">
          <table:table-cell office:value-type="float" office:value="198.182" calcext:value-type="float">
            <text:p>198.182</text:p>
          </table:table-cell>
          <table:table-cell table:number-columns-repeated="3"/>
        </table:table-row>
        <table:table-row table:style-name="ro1">
          <table:table-cell office:value-type="float" office:value="198.182" calcext:value-type="float">
            <text:p>198.182</text:p>
          </table:table-cell>
          <table:table-cell table:number-columns-repeated="3"/>
        </table:table-row>
        <table:table-row table:style-name="ro1">
          <table:table-cell office:value-type="float" office:value="198.182" calcext:value-type="float">
            <text:p>198.182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87.223" calcext:value-type="float">
            <text:p>187.223</text:p>
          </table:table-cell>
          <table:table-cell table:number-columns-repeated="3"/>
        </table:table-row>
        <table:table-row table:style-name="ro1">
          <table:table-cell office:value-type="float" office:value="176.264" calcext:value-type="float">
            <text:p>176.264</text:p>
          </table:table-cell>
          <table:table-cell table:number-columns-repeated="3"/>
        </table:table-row>
        <table:table-row table:style-name="ro1">
          <table:table-cell office:value-type="float" office:value="165.305" calcext:value-type="float">
            <text:p>165.305</text:p>
          </table:table-cell>
          <table:table-cell table:number-columns-repeated="3"/>
        </table:table-row>
        <table:table-row table:style-name="ro1">
          <table:table-cell office:value-type="float" office:value="165.305" calcext:value-type="float">
            <text:p>165.305</text:p>
          </table:table-cell>
          <table:table-cell table:number-columns-repeated="3"/>
        </table:table-row>
        <table:table-row table:style-name="ro1">
          <table:table-cell office:value-type="float" office:value="165.305" calcext:value-type="float">
            <text:p>165.305</text:p>
          </table:table-cell>
          <table:table-cell table:number-columns-repeated="3"/>
        </table:table-row>
        <table:table-row table:style-name="ro1">
          <table:table-cell office:value-type="float" office:value="165.305" calcext:value-type="float">
            <text:p>165.305</text:p>
          </table:table-cell>
          <table:table-cell table:number-columns-repeated="3"/>
        </table:table-row>
        <table:table-row table:style-name="ro1">
          <table:table-cell office:value-type="float" office:value="145.483" calcext:value-type="float">
            <text:p>145.483</text:p>
          </table:table-cell>
          <table:table-cell table:number-columns-repeated="3"/>
        </table:table-row>
        <table:table-row table:style-name="ro1">
          <table:table-cell office:value-type="float" office:value="134.524" calcext:value-type="float">
            <text:p>134.524</text:p>
          </table:table-cell>
          <table:table-cell table:number-columns-repeated="3"/>
        </table:table-row>
        <table:table-row table:style-name="ro1">
          <table:table-cell office:value-type="float" office:value="123.565" calcext:value-type="float">
            <text:p>123.565</text:p>
          </table:table-cell>
          <table:table-cell table:number-columns-repeated="3"/>
        </table:table-row>
        <table:table-row table:style-name="ro1">
          <table:table-cell office:value-type="float" office:value="112.606" calcext:value-type="float">
            <text:p>112.606</text:p>
          </table:table-cell>
          <table:table-cell table:number-columns-repeated="3"/>
        </table:table-row>
        <table:table-row table:style-name="ro1">
          <table:table-cell office:value-type="float" office:value="112.606" calcext:value-type="float">
            <text:p>112.606</text:p>
          </table:table-cell>
          <table:table-cell table:number-columns-repeated="3"/>
        </table:table-row>
        <table:table-row table:style-name="ro1">
          <table:table-cell office:value-type="float" office:value="101.647" calcext:value-type="float">
            <text:p>101.647</text:p>
          </table:table-cell>
          <table:table-cell table:number-columns-repeated="3"/>
        </table:table-row>
        <table:table-row table:style-name="ro1">
          <table:table-cell office:value-type="float" office:value="101.647" calcext:value-type="float">
            <text:p>101.647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462.382" calcext:value-type="float">
            <text:p>462.382</text:p>
          </table:table-cell>
          <table:table-cell table:number-columns-repeated="3"/>
        </table:table-row>
        <table:table-row table:style-name="ro1">
          <table:table-cell office:value-type="float" office:value="451.423" calcext:value-type="float">
            <text:p>451.423</text:p>
          </table:table-cell>
          <table:table-cell table:number-columns-repeated="3"/>
        </table:table-row>
        <table:table-row table:style-name="ro1">
          <table:table-cell office:value-type="float" office:value="451.423" calcext:value-type="float">
            <text:p>451.423</text:p>
          </table:table-cell>
          <table:table-cell table:number-columns-repeated="3"/>
        </table:table-row>
        <table:table-row table:style-name="ro1">
          <table:table-cell office:value-type="float" office:value="451.423" calcext:value-type="float">
            <text:p>451.423</text:p>
          </table:table-cell>
          <table:table-cell table:number-columns-repeated="3"/>
        </table:table-row>
        <table:table-row table:style-name="ro1">
          <table:table-cell office:value-type="float" office:value="440.464" calcext:value-type="float">
            <text:p>440.464</text:p>
          </table:table-cell>
          <table:table-cell table:number-columns-repeated="3"/>
        </table:table-row>
        <table:table-row table:style-name="ro1">
          <table:table-cell office:value-type="float" office:value="440.464" calcext:value-type="float">
            <text:p>440.464</text:p>
          </table:table-cell>
          <table:table-cell table:number-columns-repeated="3"/>
        </table:table-row>
        <table:table-row table:style-name="ro1">
          <table:table-cell office:value-type="float" office:value="422.107" calcext:value-type="float">
            <text:p>422.107</text:p>
          </table:table-cell>
          <table:table-cell table:number-columns-repeated="3"/>
        </table:table-row>
        <table:table-row table:style-name="ro1">
          <table:table-cell office:value-type="float" office:value="411.148" calcext:value-type="float">
            <text:p>411.148</text:p>
          </table:table-cell>
          <table:table-cell table:number-columns-repeated="3"/>
        </table:table-row>
        <table:table-row table:style-name="ro1">
          <table:table-cell office:value-type="float" office:value="400.189" calcext:value-type="float">
            <text:p>400.189</text:p>
          </table:table-cell>
          <table:table-cell table:number-columns-repeated="3"/>
        </table:table-row>
        <table:table-row table:style-name="ro1">
          <table:table-cell office:value-type="float" office:value="400.189" calcext:value-type="float">
            <text:p>400.189</text:p>
          </table:table-cell>
          <table:table-cell table:number-columns-repeated="3"/>
        </table:table-row>
        <table:table-row table:style-name="ro1">
          <table:table-cell office:value-type="float" office:value="400.189" calcext:value-type="float">
            <text:p>400.189</text:p>
          </table:table-cell>
          <table:table-cell table:number-columns-repeated="3"/>
        </table:table-row>
        <table:table-row table:style-name="ro1">
          <table:table-cell office:value-type="float" office:value="400.189" calcext:value-type="float">
            <text:p>400.189</text:p>
          </table:table-cell>
          <table:table-cell table:number-columns-repeated="3"/>
        </table:table-row>
        <table:table-row table:style-name="ro1">
          <table:table-cell office:value-type="float" office:value="381.831" calcext:value-type="float">
            <text:p>381.831</text:p>
          </table:table-cell>
          <table:table-cell table:number-columns-repeated="3"/>
        </table:table-row>
        <table:table-row table:style-name="ro1">
          <table:table-cell office:value-type="float" office:value="370.872" calcext:value-type="float">
            <text:p>370.872</text:p>
          </table:table-cell>
          <table:table-cell table:number-columns-repeated="3"/>
        </table:table-row>
        <table:table-row table:style-name="ro1">
          <table:table-cell office:value-type="float" office:value="359.913" calcext:value-type="float">
            <text:p>359.913</text:p>
          </table:table-cell>
          <table:table-cell table:number-columns-repeated="3"/>
        </table:table-row>
        <table:table-row table:style-name="ro1">
          <table:table-cell office:value-type="float" office:value="348.955" calcext:value-type="float">
            <text:p>348.955</text:p>
          </table:table-cell>
          <table:table-cell table:number-columns-repeated="3"/>
        </table:table-row>
        <table:table-row table:style-name="ro1">
          <table:table-cell office:value-type="float" office:value="348.955" calcext:value-type="float">
            <text:p>348.955</text:p>
          </table:table-cell>
          <table:table-cell table:number-columns-repeated="3"/>
        </table:table-row>
        <table:table-row table:style-name="ro1">
          <table:table-cell office:value-type="float" office:value="348.955" calcext:value-type="float">
            <text:p>348.955</text:p>
          </table:table-cell>
          <table:table-cell table:number-columns-repeated="3"/>
        </table:table-row>
        <table:table-row table:style-name="ro1">
          <table:table-cell office:value-type="float" office:value="348.955" calcext:value-type="float">
            <text:p>348.955</text:p>
          </table:table-cell>
          <table:table-cell table:number-columns-repeated="3"/>
        </table:table-row>
        <table:table-row table:style-name="ro1">
          <table:table-cell office:value-type="float" office:value="330.597" calcext:value-type="float">
            <text:p>330.597</text:p>
          </table:table-cell>
          <table:table-cell table:number-columns-repeated="3"/>
        </table:table-row>
        <table:table-row table:style-name="ro1">
          <table:table-cell office:value-type="float" office:value="319.638" calcext:value-type="float">
            <text:p>319.638</text:p>
          </table:table-cell>
          <table:table-cell table:number-columns-repeated="3"/>
        </table:table-row>
        <table:table-row table:style-name="ro1">
          <table:table-cell office:value-type="float" office:value="308.679" calcext:value-type="float">
            <text:p>308.679</text:p>
          </table:table-cell>
          <table:table-cell table:number-columns-repeated="3"/>
        </table:table-row>
        <table:table-row table:style-name="ro1">
          <table:table-cell office:value-type="float" office:value="297.72" calcext:value-type="float">
            <text:p>297.72</text:p>
          </table:table-cell>
          <table:table-cell table:number-columns-repeated="3"/>
        </table:table-row>
        <table:table-row table:style-name="ro1">
          <table:table-cell office:value-type="float" office:value="297.72" calcext:value-type="float">
            <text:p>297.72</text:p>
          </table:table-cell>
          <table:table-cell table:number-columns-repeated="3"/>
        </table:table-row>
        <table:table-row table:style-name="ro1">
          <table:table-cell office:value-type="float" office:value="297.72" calcext:value-type="float">
            <text:p>297.72</text:p>
          </table:table-cell>
          <table:table-cell table:number-columns-repeated="3"/>
        </table:table-row>
        <table:table-row table:style-name="ro1">
          <table:table-cell office:value-type="float" office:value="286.762" calcext:value-type="float">
            <text:p>286.762</text:p>
          </table:table-cell>
          <table:table-cell table:number-columns-repeated="3"/>
        </table:table-row>
        <table:table-row table:style-name="ro1">
          <table:table-cell office:value-type="float" office:value="275.803" calcext:value-type="float">
            <text:p>275.803</text:p>
          </table:table-cell>
          <table:table-cell table:number-columns-repeated="3"/>
        </table:table-row>
        <table:table-row table:style-name="ro1">
          <table:table-cell office:value-type="float" office:value="275.803" calcext:value-type="float">
            <text:p>275.803</text:p>
          </table:table-cell>
          <table:table-cell table:number-columns-repeated="3"/>
        </table:table-row>
        <table:table-row table:style-name="ro1">
          <table:table-cell office:value-type="float" office:value="257.445" calcext:value-type="float">
            <text:p>257.445</text:p>
          </table:table-cell>
          <table:table-cell table:number-columns-repeated="3"/>
        </table:table-row>
        <table:table-row table:style-name="ro1">
          <table:table-cell office:value-type="float" office:value="246.486" calcext:value-type="float">
            <text:p>246.486</text:p>
          </table:table-cell>
          <table:table-cell table:number-columns-repeated="3"/>
        </table:table-row>
        <table:table-row table:style-name="ro1">
          <table:table-cell office:value-type="float" office:value="235.527" calcext:value-type="float">
            <text:p>235.527</text:p>
          </table:table-cell>
          <table:table-cell table:number-columns-repeated="3"/>
        </table:table-row>
        <table:table-row table:style-name="ro1">
          <table:table-cell office:value-type="float" office:value="235.527" calcext:value-type="float">
            <text:p>235.527</text:p>
          </table:table-cell>
          <table:table-cell table:number-columns-repeated="3"/>
        </table:table-row>
        <table:table-row table:style-name="ro1">
          <table:table-cell office:value-type="float" office:value="235.527" calcext:value-type="float">
            <text:p>235.527</text:p>
          </table:table-cell>
          <table:table-cell table:number-columns-repeated="3"/>
        </table:table-row>
        <table:table-row table:style-name="ro1">
          <table:table-cell office:value-type="float" office:value="235.527" calcext:value-type="float">
            <text:p>235.527</text:p>
          </table:table-cell>
          <table:table-cell table:number-columns-repeated="3"/>
        </table:table-row>
        <table:table-row table:style-name="ro1">
          <table:table-cell office:value-type="float" office:value="235.527" calcext:value-type="float">
            <text:p>235.527</text:p>
          </table:table-cell>
          <table:table-cell table:number-columns-repeated="3"/>
        </table:table-row>
        <table:table-row table:style-name="ro1">
          <table:table-cell office:value-type="float" office:value="224.569" calcext:value-type="float">
            <text:p>224.569</text:p>
          </table:table-cell>
          <table:table-cell table:number-columns-repeated="3"/>
        </table:table-row>
        <table:table-row table:style-name="ro1">
          <table:table-cell office:value-type="float" office:value="224.569" calcext:value-type="float">
            <text:p>224.569</text:p>
          </table:table-cell>
          <table:table-cell table:number-columns-repeated="3"/>
        </table:table-row>
        <table:table-row table:style-name="ro1">
          <table:table-cell office:value-type="float" office:value="224.569" calcext:value-type="float">
            <text:p>224.569</text:p>
          </table:table-cell>
          <table:table-cell table:number-columns-repeated="3"/>
        </table:table-row>
        <table:table-row table:style-name="ro1">
          <table:table-cell office:value-type="float" office:value="213.61" calcext:value-type="float">
            <text:p>213.61</text:p>
          </table:table-cell>
          <table:table-cell table:number-columns-repeated="3"/>
        </table:table-row>
        <table:table-row table:style-name="ro1">
          <table:table-cell office:value-type="float" office:value="213.61" calcext:value-type="float">
            <text:p>213.61</text:p>
          </table:table-cell>
          <table:table-cell table:number-columns-repeated="3"/>
        </table:table-row>
        <table:table-row table:style-name="ro1">
          <table:table-cell office:value-type="float" office:value="195.252" calcext:value-type="float">
            <text:p>195.252</text:p>
          </table:table-cell>
          <table:table-cell table:number-columns-repeated="3"/>
        </table:table-row>
        <table:table-row table:style-name="ro1">
          <table:table-cell office:value-type="float" office:value="184.293" calcext:value-type="float">
            <text:p>184.293</text:p>
          </table:table-cell>
          <table:table-cell table:number-columns-repeated="3"/>
        </table:table-row>
        <table:table-row table:style-name="ro1">
          <table:table-cell office:value-type="float" office:value="173.334" calcext:value-type="float">
            <text:p>173.334</text:p>
          </table:table-cell>
          <table:table-cell table:number-columns-repeated="3"/>
        </table:table-row>
        <table:table-row table:style-name="ro1">
          <table:table-cell office:value-type="float" office:value="173.334" calcext:value-type="float">
            <text:p>173.334</text:p>
          </table:table-cell>
          <table:table-cell table:number-columns-repeated="3"/>
        </table:table-row>
        <table:table-row table:style-name="ro1">
          <table:table-cell office:value-type="float" office:value="173.334" calcext:value-type="float">
            <text:p>173.334</text:p>
          </table:table-cell>
          <table:table-cell table:number-columns-repeated="3"/>
        </table:table-row>
        <table:table-row table:style-name="ro1">
          <table:table-cell office:value-type="float" office:value="173.334" calcext:value-type="float">
            <text:p>173.334</text:p>
          </table:table-cell>
          <table:table-cell table:number-columns-repeated="3"/>
        </table:table-row>
        <table:table-row table:style-name="ro1">
          <table:table-cell office:value-type="float" office:value="154.977" calcext:value-type="float">
            <text:p>154.977</text:p>
          </table:table-cell>
          <table:table-cell table:number-columns-repeated="3"/>
        </table:table-row>
        <table:table-row table:style-name="ro1">
          <table:table-cell office:value-type="float" office:value="144.018" calcext:value-type="float">
            <text:p>144.018</text:p>
          </table:table-cell>
          <table:table-cell table:number-columns-repeated="3"/>
        </table:table-row>
        <table:table-row table:style-name="ro1">
          <table:table-cell office:value-type="float" office:value="133.059" calcext:value-type="float">
            <text:p>133.059</text:p>
          </table:table-cell>
          <table:table-cell table:number-columns-repeated="3"/>
        </table:table-row>
        <table:table-row table:style-name="ro1">
          <table:table-cell office:value-type="float" office:value="133.059" calcext:value-type="float">
            <text:p>133.059</text:p>
          </table:table-cell>
          <table:table-cell table:number-columns-repeated="3"/>
        </table:table-row>
        <table:table-row table:style-name="ro1">
          <table:table-cell office:value-type="float" office:value="133.059" calcext:value-type="float">
            <text:p>133.059</text:p>
          </table:table-cell>
          <table:table-cell table:number-columns-repeated="3"/>
        </table:table-row>
        <table:table-row table:style-name="ro1">
          <table:table-cell office:value-type="float" office:value="133.059" calcext:value-type="float">
            <text:p>133.059</text:p>
          </table:table-cell>
          <table:table-cell table:number-columns-repeated="3"/>
        </table:table-row>
        <table:table-row table:style-name="ro1">
          <table:table-cell office:value-type="float" office:value="114.702" calcext:value-type="float">
            <text:p>114.702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9.106" calcext:value-type="float">
            <text:p>749.106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19.07" calcext:value-type="float">
            <text:p>719.07</text:p>
          </table:table-cell>
          <table:table-cell table:number-columns-repeated="3"/>
        </table:table-row>
        <table:table-row table:style-name="ro1">
          <table:table-cell office:value-type="float" office:value="708.111" calcext:value-type="float">
            <text:p>708.111</text:p>
          </table:table-cell>
          <table:table-cell table:number-columns-repeated="3"/>
        </table:table-row>
        <table:table-row table:style-name="ro1">
          <table:table-cell office:value-type="float" office:value="697.152" calcext:value-type="float">
            <text:p>697.152</text:p>
          </table:table-cell>
          <table:table-cell table:number-columns-repeated="3"/>
        </table:table-row>
        <table:table-row table:style-name="ro1">
          <table:table-cell office:value-type="float" office:value="686.193" calcext:value-type="float">
            <text:p>686.193</text:p>
          </table:table-cell>
          <table:table-cell table:number-columns-repeated="3"/>
        </table:table-row>
        <table:table-row table:style-name="ro1">
          <table:table-cell office:value-type="float" office:value="686.193" calcext:value-type="float">
            <text:p>686.193</text:p>
          </table:table-cell>
          <table:table-cell table:number-columns-repeated="3"/>
        </table:table-row>
        <table:table-row table:style-name="ro1">
          <table:table-cell office:value-type="float" office:value="686.193" calcext:value-type="float">
            <text:p>686.193</text:p>
          </table:table-cell>
          <table:table-cell table:number-columns-repeated="3"/>
        </table:table-row>
        <table:table-row table:style-name="ro1">
          <table:table-cell office:value-type="float" office:value="675.234" calcext:value-type="float">
            <text:p>675.234</text:p>
          </table:table-cell>
          <table:table-cell table:number-columns-repeated="3"/>
        </table:table-row>
        <table:table-row table:style-name="ro1">
          <table:table-cell office:value-type="float" office:value="675.234" calcext:value-type="float">
            <text:p>675.234</text:p>
          </table:table-cell>
          <table:table-cell table:number-columns-repeated="3"/>
        </table:table-row>
        <table:table-row table:style-name="ro1">
          <table:table-cell office:value-type="float" office:value="656.157" calcext:value-type="float">
            <text:p>656.157</text:p>
          </table:table-cell>
          <table:table-cell table:number-columns-repeated="3"/>
        </table:table-row>
        <table:table-row table:style-name="ro1">
          <table:table-cell office:value-type="float" office:value="645.198" calcext:value-type="float">
            <text:p>645.198</text:p>
          </table:table-cell>
          <table:table-cell table:number-columns-repeated="3"/>
        </table:table-row>
        <table:table-row table:style-name="ro1">
          <table:table-cell office:value-type="float" office:value="634.239" calcext:value-type="float">
            <text:p>634.239</text:p>
          </table:table-cell>
          <table:table-cell table:number-columns-repeated="3"/>
        </table:table-row>
        <table:table-row table:style-name="ro1">
          <table:table-cell office:value-type="float" office:value="634.239" calcext:value-type="float">
            <text:p>634.239</text:p>
          </table:table-cell>
          <table:table-cell table:number-columns-repeated="3"/>
        </table:table-row>
        <table:table-row table:style-name="ro1">
          <table:table-cell office:value-type="float" office:value="634.239" calcext:value-type="float">
            <text:p>634.239</text:p>
          </table:table-cell>
          <table:table-cell table:number-columns-repeated="3"/>
        </table:table-row>
        <table:table-row table:style-name="ro1">
          <table:table-cell office:value-type="float" office:value="623.28" calcext:value-type="float">
            <text:p>623.28</text:p>
          </table:table-cell>
          <table:table-cell table:number-columns-repeated="3"/>
        </table:table-row>
        <table:table-row table:style-name="ro1">
          <table:table-cell office:value-type="float" office:value="612.322" calcext:value-type="float">
            <text:p>612.322</text:p>
          </table:table-cell>
          <table:table-cell table:number-columns-repeated="3"/>
        </table:table-row>
        <table:table-row table:style-name="ro1">
          <table:table-cell office:value-type="float" office:value="612.322" calcext:value-type="float">
            <text:p>612.322</text:p>
          </table:table-cell>
          <table:table-cell table:number-columns-repeated="3"/>
        </table:table-row>
        <table:table-row table:style-name="ro1">
          <table:table-cell office:value-type="float" office:value="593.245" calcext:value-type="float">
            <text:p>593.245</text:p>
          </table:table-cell>
          <table:table-cell table:number-columns-repeated="3"/>
        </table:table-row>
        <table:table-row table:style-name="ro1">
          <table:table-cell office:value-type="float" office:value="582.286" calcext:value-type="float">
            <text:p>582.286</text:p>
          </table:table-cell>
          <table:table-cell table:number-columns-repeated="3"/>
        </table:table-row>
        <table:table-row table:style-name="ro1">
          <table:table-cell office:value-type="float" office:value="582.286" calcext:value-type="float">
            <text:p>582.286</text:p>
          </table:table-cell>
          <table:table-cell table:number-columns-repeated="3"/>
        </table:table-row>
        <table:table-row table:style-name="ro1">
          <table:table-cell office:value-type="float" office:value="582.286" calcext:value-type="float">
            <text:p>582.286</text:p>
          </table:table-cell>
          <table:table-cell table:number-columns-repeated="3"/>
        </table:table-row>
        <table:table-row table:style-name="ro1">
          <table:table-cell office:value-type="float" office:value="582.286" calcext:value-type="float">
            <text:p>582.286</text:p>
          </table:table-cell>
          <table:table-cell table:number-columns-repeated="3"/>
        </table:table-row>
        <table:table-row table:style-name="ro1">
          <table:table-cell office:value-type="float" office:value="563.209" calcext:value-type="float">
            <text:p>563.209</text:p>
          </table:table-cell>
          <table:table-cell table:number-columns-repeated="3"/>
        </table:table-row>
        <table:table-row table:style-name="ro1">
          <table:table-cell office:value-type="float" office:value="552.25" calcext:value-type="float">
            <text:p>552.25</text:p>
          </table:table-cell>
          <table:table-cell table:number-columns-repeated="3"/>
        </table:table-row>
        <table:table-row table:style-name="ro1">
          <table:table-cell office:value-type="float" office:value="541.291" calcext:value-type="float">
            <text:p>541.291</text:p>
          </table:table-cell>
          <table:table-cell table:number-columns-repeated="3"/>
        </table:table-row>
        <table:table-row table:style-name="ro1">
          <table:table-cell office:value-type="float" office:value="530.332" calcext:value-type="float">
            <text:p>530.332</text:p>
          </table:table-cell>
          <table:table-cell table:number-columns-repeated="3"/>
        </table:table-row>
        <table:table-row table:style-name="ro1">
          <table:table-cell office:value-type="float" office:value="530.332" calcext:value-type="float">
            <text:p>530.332</text:p>
          </table:table-cell>
          <table:table-cell table:number-columns-repeated="3"/>
        </table:table-row>
        <table:table-row table:style-name="ro1">
          <table:table-cell office:value-type="float" office:value="530.332" calcext:value-type="float">
            <text:p>530.332</text:p>
          </table:table-cell>
          <table:table-cell table:number-columns-repeated="3"/>
        </table:table-row>
        <table:table-row table:style-name="ro1">
          <table:table-cell office:value-type="float" office:value="519.373" calcext:value-type="float">
            <text:p>519.373</text:p>
          </table:table-cell>
          <table:table-cell table:number-columns-repeated="3"/>
        </table:table-row>
        <table:table-row table:style-name="ro1">
          <table:table-cell office:value-type="float" office:value="519.373" calcext:value-type="float">
            <text:p>519.373</text:p>
          </table:table-cell>
          <table:table-cell table:number-columns-repeated="3"/>
        </table:table-row>
        <table:table-row table:style-name="ro1">
          <table:table-cell office:value-type="float" office:value="508.414" calcext:value-type="float">
            <text:p>508.414</text:p>
          </table:table-cell>
          <table:table-cell table:number-columns-repeated="3"/>
        </table:table-row>
        <table:table-row table:style-name="ro1">
          <table:table-cell office:value-type="float" office:value="489.337" calcext:value-type="float">
            <text:p>489.337</text:p>
          </table:table-cell>
          <table:table-cell table:number-columns-repeated="3"/>
        </table:table-row>
        <table:table-row table:style-name="ro1">
          <table:table-cell office:value-type="float" office:value="478.378" calcext:value-type="float">
            <text:p>478.378</text:p>
          </table:table-cell>
          <table:table-cell table:number-columns-repeated="3"/>
        </table:table-row>
        <table:table-row table:style-name="ro1">
          <table:table-cell office:value-type="float" office:value="478.378" calcext:value-type="float">
            <text:p>478.378</text:p>
          </table:table-cell>
          <table:table-cell table:number-columns-repeated="3"/>
        </table:table-row>
        <table:table-row table:style-name="ro1">
          <table:table-cell office:value-type="float" office:value="478.378" calcext:value-type="float">
            <text:p>478.378</text:p>
          </table:table-cell>
          <table:table-cell table:number-columns-repeated="3"/>
        </table:table-row>
        <table:table-row table:style-name="ro1">
          <table:table-cell office:value-type="float" office:value="467.419" calcext:value-type="float">
            <text:p>467.419</text:p>
          </table:table-cell>
          <table:table-cell table:number-columns-repeated="3"/>
        </table:table-row>
        <table:table-row table:style-name="ro1">
          <table:table-cell office:value-type="float" office:value="456.46" calcext:value-type="float">
            <text:p>456.46</text:p>
          </table:table-cell>
          <table:table-cell table:number-columns-repeated="3"/>
        </table:table-row>
        <table:table-row table:style-name="ro1">
          <table:table-cell office:value-type="float" office:value="456.46" calcext:value-type="float">
            <text:p>456.46</text:p>
          </table:table-cell>
          <table:table-cell table:number-columns-repeated="3"/>
        </table:table-row>
        <table:table-row table:style-name="ro1">
          <table:table-cell office:value-type="float" office:value="456.46" calcext:value-type="float">
            <text:p>456.46</text:p>
          </table:table-cell>
          <table:table-cell table:number-columns-repeated="3"/>
        </table:table-row>
        <table:table-row table:style-name="ro1">
          <table:table-cell office:value-type="float" office:value="445.501" calcext:value-type="float">
            <text:p>445.501</text:p>
          </table:table-cell>
          <table:table-cell table:number-columns-repeated="3"/>
        </table:table-row>
        <table:table-row table:style-name="ro1">
          <table:table-cell office:value-type="float" office:value="445.501" calcext:value-type="float">
            <text:p>445.501</text:p>
          </table:table-cell>
          <table:table-cell table:number-columns-repeated="3"/>
        </table:table-row>
        <table:table-row table:style-name="ro1">
          <table:table-cell office:value-type="float" office:value="426.424" calcext:value-type="float">
            <text:p>426.424</text:p>
          </table:table-cell>
          <table:table-cell table:number-columns-repeated="3"/>
        </table:table-row>
        <table:table-row table:style-name="ro1">
          <table:table-cell office:value-type="float" office:value="407.347" calcext:value-type="float">
            <text:p>407.347</text:p>
          </table:table-cell>
          <table:table-cell table:number-columns-repeated="3"/>
        </table:table-row>
        <table:table-row table:style-name="ro1">
          <table:table-cell office:value-type="float" office:value="396.388" calcext:value-type="float">
            <text:p>396.388</text:p>
          </table:table-cell>
          <table:table-cell table:number-columns-repeated="3"/>
        </table:table-row>
        <table:table-row table:style-name="ro1">
          <table:table-cell office:value-type="float" office:value="385.429" calcext:value-type="float">
            <text:p>385.429</text:p>
          </table:table-cell>
          <table:table-cell table:number-columns-repeated="3"/>
        </table:table-row>
        <table:table-row table:style-name="ro1">
          <table:table-cell office:value-type="float" office:value="385.429" calcext:value-type="float">
            <text:p>385.429</text:p>
          </table:table-cell>
          <table:table-cell table:number-columns-repeated="3"/>
        </table:table-row>
        <table:table-row table:style-name="ro1">
          <table:table-cell office:value-type="float" office:value="385.429" calcext:value-type="float">
            <text:p>385.429</text:p>
          </table:table-cell>
          <table:table-cell table:number-columns-repeated="3"/>
        </table:table-row>
        <table:table-row table:style-name="ro1">
          <table:table-cell office:value-type="float" office:value="385.429" calcext:value-type="float">
            <text:p>385.429</text:p>
          </table:table-cell>
          <table:table-cell table:number-columns-repeated="3"/>
        </table:table-row>
        <table:table-row table:style-name="ro1">
          <table:table-cell office:value-type="float" office:value="385.429" calcext:value-type="float">
            <text:p>385.429</text:p>
          </table:table-cell>
          <table:table-cell table:number-columns-repeated="3"/>
        </table:table-row>
        <table:table-row table:style-name="ro1">
          <table:table-cell office:value-type="float" office:value="374.471" calcext:value-type="float">
            <text:p>374.471</text:p>
          </table:table-cell>
          <table:table-cell table:number-columns-repeated="3"/>
        </table:table-row>
        <table:table-row table:style-name="ro1">
          <table:table-cell office:value-type="float" office:value="363.512" calcext:value-type="float">
            <text:p>363.512</text:p>
          </table:table-cell>
          <table:table-cell table:number-columns-repeated="3"/>
        </table:table-row>
        <table:table-row table:style-name="ro1">
          <table:table-cell office:value-type="float" office:value="363.512" calcext:value-type="float">
            <text:p>363.512</text:p>
          </table:table-cell>
          <table:table-cell table:number-columns-repeated="3"/>
        </table:table-row>
        <table:table-row table:style-name="ro1">
          <table:table-cell office:value-type="float" office:value="352.553" calcext:value-type="float">
            <text:p>352.553</text:p>
          </table:table-cell>
          <table:table-cell table:number-columns-repeated="3"/>
        </table:table-row>
        <table:table-row table:style-name="ro1">
          <table:table-cell office:value-type="float" office:value="333.476" calcext:value-type="float">
            <text:p>333.476</text:p>
          </table:table-cell>
          <table:table-cell table:number-columns-repeated="3"/>
        </table:table-row>
        <table:table-row table:style-name="ro1">
          <table:table-cell office:value-type="float" office:value="322.517" calcext:value-type="float">
            <text:p>322.517</text:p>
          </table:table-cell>
          <table:table-cell table:number-columns-repeated="3"/>
        </table:table-row>
        <table:table-row table:style-name="ro1">
          <table:table-cell office:value-type="float" office:value="311.558" calcext:value-type="float">
            <text:p>311.558</text:p>
          </table:table-cell>
          <table:table-cell table:number-columns-repeated="3"/>
        </table:table-row>
        <table:table-row table:style-name="ro1">
          <table:table-cell office:value-type="float" office:value="311.558" calcext:value-type="float">
            <text:p>311.558</text:p>
          </table:table-cell>
          <table:table-cell table:number-columns-repeated="3"/>
        </table:table-row>
        <table:table-row table:style-name="ro1">
          <table:table-cell office:value-type="float" office:value="311.558" calcext:value-type="float">
            <text:p>311.558</text:p>
          </table:table-cell>
          <table:table-cell table:number-columns-repeated="3"/>
        </table:table-row>
        <table:table-row table:style-name="ro1">
          <table:table-cell office:value-type="float" office:value="311.558" calcext:value-type="float">
            <text:p>311.558</text:p>
          </table:table-cell>
          <table:table-cell table:number-columns-repeated="3"/>
        </table:table-row>
        <table:table-row table:style-name="ro1">
          <table:table-cell office:value-type="float" office:value="300.599" calcext:value-type="float">
            <text:p>300.599</text:p>
          </table:table-cell>
          <table:table-cell table:number-columns-repeated="3"/>
        </table:table-row>
        <table:table-row table:style-name="ro1">
          <table:table-cell office:value-type="float" office:value="281.522" calcext:value-type="float">
            <text:p>281.522</text:p>
          </table:table-cell>
          <table:table-cell table:number-columns-repeated="3"/>
        </table:table-row>
        <table:table-row table:style-name="ro1">
          <table:table-cell office:value-type="float" office:value="270.563" calcext:value-type="float">
            <text:p>270.563</text:p>
          </table:table-cell>
          <table:table-cell table:number-columns-repeated="3"/>
        </table:table-row>
        <table:table-row table:style-name="ro1">
          <table:table-cell office:value-type="float" office:value="259.604" calcext:value-type="float">
            <text:p>259.604</text:p>
          </table:table-cell>
          <table:table-cell table:number-columns-repeated="3"/>
        </table:table-row>
        <table:table-row table:style-name="ro1">
          <table:table-cell office:value-type="float" office:value="259.604" calcext:value-type="float">
            <text:p>259.604</text:p>
          </table:table-cell>
          <table:table-cell table:number-columns-repeated="3"/>
        </table:table-row>
        <table:table-row table:style-name="ro1">
          <table:table-cell office:value-type="float" office:value="259.604" calcext:value-type="float">
            <text:p>259.604</text:p>
          </table:table-cell>
          <table:table-cell table:number-columns-repeated="3"/>
        </table:table-row>
        <table:table-row table:style-name="ro1">
          <table:table-cell office:value-type="float" office:value="259.604" calcext:value-type="float">
            <text:p>259.604</text:p>
          </table:table-cell>
          <table:table-cell table:number-columns-repeated="3"/>
        </table:table-row>
        <table:table-row table:style-name="ro1">
          <table:table-cell office:value-type="float" office:value="240.527" calcext:value-type="float">
            <text:p>240.527</text:p>
          </table:table-cell>
          <table:table-cell table:number-columns-repeated="3"/>
        </table:table-row>
        <table:table-row table:style-name="ro1">
          <table:table-cell office:value-type="float" office:value="229.568" calcext:value-type="float">
            <text:p>229.568</text:p>
          </table:table-cell>
          <table:table-cell table:number-columns-repeated="3"/>
        </table:table-row>
        <table:table-row table:style-name="ro1">
          <table:table-cell office:value-type="float" office:value="218.609" calcext:value-type="float">
            <text:p>218.609</text:p>
          </table:table-cell>
          <table:table-cell table:number-columns-repeated="3"/>
        </table:table-row>
        <table:table-row table:style-name="ro1">
          <table:table-cell office:value-type="float" office:value="218.609" calcext:value-type="float">
            <text:p>218.609</text:p>
          </table:table-cell>
          <table:table-cell table:number-columns-repeated="3"/>
        </table:table-row>
        <table:table-row table:style-name="ro1">
          <table:table-cell office:value-type="float" office:value="218.609" calcext:value-type="float">
            <text:p>218.609</text:p>
          </table:table-cell>
          <table:table-cell table:number-columns-repeated="3"/>
        </table:table-row>
        <table:table-row table:style-name="ro1">
          <table:table-cell office:value-type="float" office:value="218.609" calcext:value-type="float">
            <text:p>218.609</text:p>
          </table:table-cell>
          <table:table-cell table:number-columns-repeated="3"/>
        </table:table-row>
        <table:table-row table:style-name="ro1">
          <table:table-cell office:value-type="float" office:value="218.609" calcext:value-type="float">
            <text:p>218.609</text:p>
          </table:table-cell>
          <table:table-cell table:number-columns-repeated="3"/>
        </table:table-row>
        <table:table-row table:style-name="ro1">
          <table:table-cell office:value-type="float" office:value="207.65" calcext:value-type="float">
            <text:p>207.65</text:p>
          </table:table-cell>
          <table:table-cell table:number-columns-repeated="3"/>
        </table:table-row>
        <table:table-row table:style-name="ro1">
          <table:table-cell office:value-type="float" office:value="207.65" calcext:value-type="float">
            <text:p>207.65</text:p>
          </table:table-cell>
          <table:table-cell table:number-columns-repeated="3"/>
        </table:table-row>
        <table:table-row table:style-name="ro1">
          <table:table-cell office:value-type="float" office:value="207.65" calcext:value-type="float">
            <text:p>207.65</text:p>
          </table:table-cell>
          <table:table-cell table:number-columns-repeated="3"/>
        </table:table-row>
        <table:table-row table:style-name="ro1">
          <table:table-cell office:value-type="float" office:value="196.691" calcext:value-type="float">
            <text:p>196.691</text:p>
          </table:table-cell>
          <table:table-cell table:number-columns-repeated="3"/>
        </table:table-row>
        <table:table-row table:style-name="ro1">
          <table:table-cell office:value-type="float" office:value="196.691" calcext:value-type="float">
            <text:p>196.691</text:p>
          </table:table-cell>
          <table:table-cell table:number-columns-repeated="3"/>
        </table:table-row>
        <table:table-row table:style-name="ro1">
          <table:table-cell office:value-type="float" office:value="196.691" calcext:value-type="float">
            <text:p>196.691</text:p>
          </table:table-cell>
          <table:table-cell table:number-columns-repeated="3"/>
        </table:table-row>
        <table:table-row table:style-name="ro1">
          <table:table-cell office:value-type="float" office:value="185.733" calcext:value-type="float">
            <text:p>185.733</text:p>
          </table:table-cell>
          <table:table-cell table:number-columns-repeated="3"/>
        </table:table-row>
        <table:table-row table:style-name="ro1">
          <table:table-cell office:value-type="float" office:value="185.733" calcext:value-type="float">
            <text:p>185.733</text:p>
          </table:table-cell>
          <table:table-cell table:number-columns-repeated="3"/>
        </table:table-row>
        <table:table-row table:style-name="ro1">
          <table:table-cell office:value-type="float" office:value="166.656" calcext:value-type="float">
            <text:p>166.656</text:p>
          </table:table-cell>
          <table:table-cell table:number-columns-repeated="3"/>
        </table:table-row>
        <table:table-row table:style-name="ro1">
          <table:table-cell office:value-type="float" office:value="155.697" calcext:value-type="float">
            <text:p>155.697</text:p>
          </table:table-cell>
          <table:table-cell table:number-columns-repeated="3"/>
        </table:table-row>
        <table:table-row table:style-name="ro1">
          <table:table-cell office:value-type="float" office:value="155.697" calcext:value-type="float">
            <text:p>155.697</text:p>
          </table:table-cell>
          <table:table-cell table:number-columns-repeated="3"/>
        </table:table-row>
        <table:table-row table:style-name="ro1">
          <table:table-cell office:value-type="float" office:value="155.697" calcext:value-type="float">
            <text:p>155.697</text:p>
          </table:table-cell>
          <table:table-cell table:number-columns-repeated="3"/>
        </table:table-row>
        <table:table-row table:style-name="ro1">
          <table:table-cell office:value-type="float" office:value="144.738" calcext:value-type="float">
            <text:p>144.738</text:p>
          </table:table-cell>
          <table:table-cell table:number-columns-repeated="3"/>
        </table:table-row>
        <table:table-row table:style-name="ro1">
          <table:table-cell office:value-type="float" office:value="133.779" calcext:value-type="float">
            <text:p>133.779</text:p>
          </table:table-cell>
          <table:table-cell table:number-columns-repeated="3"/>
        </table:table-row>
        <table:table-row table:style-name="ro1">
          <table:table-cell office:value-type="float" office:value="133.779" calcext:value-type="float">
            <text:p>133.779</text:p>
          </table:table-cell>
          <table:table-cell table:number-columns-repeated="3"/>
        </table:table-row>
        <table:table-row table:style-name="ro1">
          <table:table-cell office:value-type="float" office:value="133.779" calcext:value-type="float">
            <text:p>133.779</text:p>
          </table:table-cell>
          <table:table-cell table:number-columns-repeated="3"/>
        </table:table-row>
        <table:table-row table:style-name="ro1">
          <table:table-cell office:value-type="float" office:value="122.82" calcext:value-type="float">
            <text:p>122.82</text:p>
          </table:table-cell>
          <table:table-cell table:number-columns-repeated="3"/>
        </table:table-row>
        <table:table-row table:style-name="ro1">
          <table:table-cell office:value-type="float" office:value="122.82" calcext:value-type="float">
            <text:p>122.82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9.106" calcext:value-type="float">
            <text:p>749.106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16.229" calcext:value-type="float">
            <text:p>716.229</text:p>
          </table:table-cell>
          <table:table-cell table:number-columns-repeated="3"/>
        </table:table-row>
        <table:table-row table:style-name="ro1">
          <table:table-cell office:value-type="float" office:value="705.27" calcext:value-type="float">
            <text:p>705.27</text:p>
          </table:table-cell>
          <table:table-cell table:number-columns-repeated="3"/>
        </table:table-row>
        <table:table-row table:style-name="ro1">
          <table:table-cell office:value-type="float" office:value="705.27" calcext:value-type="float">
            <text:p>705.27</text:p>
          </table:table-cell>
          <table:table-cell table:number-columns-repeated="3"/>
        </table:table-row>
        <table:table-row table:style-name="ro1">
          <table:table-cell office:value-type="float" office:value="684.289" calcext:value-type="float">
            <text:p>684.289</text:p>
          </table:table-cell>
          <table:table-cell table:number-columns-repeated="3"/>
        </table:table-row>
        <table:table-row table:style-name="ro1">
          <table:table-cell office:value-type="float" office:value="673.33" calcext:value-type="float">
            <text:p>673.33</text:p>
          </table:table-cell>
          <table:table-cell table:number-columns-repeated="3"/>
        </table:table-row>
        <table:table-row table:style-name="ro1">
          <table:table-cell office:value-type="float" office:value="673.33" calcext:value-type="float">
            <text:p>673.33</text:p>
          </table:table-cell>
          <table:table-cell table:number-columns-repeated="3"/>
        </table:table-row>
        <table:table-row table:style-name="ro1">
          <table:table-cell office:value-type="float" office:value="673.33" calcext:value-type="float">
            <text:p>673.33</text:p>
          </table:table-cell>
          <table:table-cell table:number-columns-repeated="3"/>
        </table:table-row>
        <table:table-row table:style-name="ro1">
          <table:table-cell office:value-type="float" office:value="673.33" calcext:value-type="float">
            <text:p>673.33</text:p>
          </table:table-cell>
          <table:table-cell table:number-columns-repeated="3"/>
        </table:table-row>
        <table:table-row table:style-name="ro1">
          <table:table-cell office:value-type="float" office:value="673.33" calcext:value-type="float">
            <text:p>673.33</text:p>
          </table:table-cell>
          <table:table-cell table:number-columns-repeated="3"/>
        </table:table-row>
        <table:table-row table:style-name="ro1">
          <table:table-cell office:value-type="float" office:value="662.371" calcext:value-type="float">
            <text:p>662.371</text:p>
          </table:table-cell>
          <table:table-cell table:number-columns-repeated="3"/>
        </table:table-row>
        <table:table-row table:style-name="ro1">
          <table:table-cell office:value-type="float" office:value="662.371" calcext:value-type="float">
            <text:p>662.371</text:p>
          </table:table-cell>
          <table:table-cell table:number-columns-repeated="3"/>
        </table:table-row>
        <table:table-row table:style-name="ro1">
          <table:table-cell office:value-type="float" office:value="662.371" calcext:value-type="float">
            <text:p>662.371</text:p>
          </table:table-cell>
          <table:table-cell table:number-columns-repeated="3"/>
        </table:table-row>
        <table:table-row table:style-name="ro1">
          <table:table-cell office:value-type="float" office:value="662.371" calcext:value-type="float">
            <text:p>662.371</text:p>
          </table:table-cell>
          <table:table-cell table:number-columns-repeated="3"/>
        </table:table-row>
        <table:table-row table:style-name="ro1">
          <table:table-cell office:value-type="float" office:value="651.412" calcext:value-type="float">
            <text:p>651.412</text:p>
          </table:table-cell>
          <table:table-cell table:number-columns-repeated="3"/>
        </table:table-row>
        <table:table-row table:style-name="ro1">
          <table:table-cell office:value-type="float" office:value="630.43" calcext:value-type="float">
            <text:p>630.43</text:p>
          </table:table-cell>
          <table:table-cell table:number-columns-repeated="3"/>
        </table:table-row>
        <table:table-row table:style-name="ro1">
          <table:table-cell office:value-type="float" office:value="619.471" calcext:value-type="float">
            <text:p>619.471</text:p>
          </table:table-cell>
          <table:table-cell table:number-columns-repeated="3"/>
        </table:table-row>
        <table:table-row table:style-name="ro1">
          <table:table-cell office:value-type="float" office:value="608.513" calcext:value-type="float">
            <text:p>608.513</text:p>
          </table:table-cell>
          <table:table-cell table:number-columns-repeated="3"/>
        </table:table-row>
        <table:table-row table:style-name="ro1">
          <table:table-cell office:value-type="float" office:value="608.513" calcext:value-type="float">
            <text:p>608.513</text:p>
          </table:table-cell>
          <table:table-cell table:number-columns-repeated="3"/>
        </table:table-row>
        <table:table-row table:style-name="ro1">
          <table:table-cell office:value-type="float" office:value="608.513" calcext:value-type="float">
            <text:p>608.513</text:p>
          </table:table-cell>
          <table:table-cell table:number-columns-repeated="3"/>
        </table:table-row>
        <table:table-row table:style-name="ro1">
          <table:table-cell office:value-type="float" office:value="608.513" calcext:value-type="float">
            <text:p>608.513</text:p>
          </table:table-cell>
          <table:table-cell table:number-columns-repeated="3"/>
        </table:table-row>
        <table:table-row table:style-name="ro1">
          <table:table-cell office:value-type="float" office:value="587.531" calcext:value-type="float">
            <text:p>587.531</text:p>
          </table:table-cell>
          <table:table-cell table:number-columns-repeated="3"/>
        </table:table-row>
        <table:table-row table:style-name="ro1">
          <table:table-cell office:value-type="float" office:value="576.572" calcext:value-type="float">
            <text:p>576.572</text:p>
          </table:table-cell>
          <table:table-cell table:number-columns-repeated="3"/>
        </table:table-row>
        <table:table-row table:style-name="ro1">
          <table:table-cell office:value-type="float" office:value="565.613" calcext:value-type="float">
            <text:p>565.613</text:p>
          </table:table-cell>
          <table:table-cell table:number-columns-repeated="3"/>
        </table:table-row>
        <table:table-row table:style-name="ro1">
          <table:table-cell office:value-type="float" office:value="565.613" calcext:value-type="float">
            <text:p>565.613</text:p>
          </table:table-cell>
          <table:table-cell table:number-columns-repeated="3"/>
        </table:table-row>
        <table:table-row table:style-name="ro1">
          <table:table-cell office:value-type="float" office:value="565.613" calcext:value-type="float">
            <text:p>565.613</text:p>
          </table:table-cell>
          <table:table-cell table:number-columns-repeated="3"/>
        </table:table-row>
        <table:table-row table:style-name="ro1">
          <table:table-cell office:value-type="float" office:value="565.613" calcext:value-type="float">
            <text:p>565.613</text:p>
          </table:table-cell>
          <table:table-cell table:number-columns-repeated="3"/>
        </table:table-row>
        <table:table-row table:style-name="ro1">
          <table:table-cell office:value-type="float" office:value="544.632" calcext:value-type="float">
            <text:p>544.632</text:p>
          </table:table-cell>
          <table:table-cell table:number-columns-repeated="3"/>
        </table:table-row>
        <table:table-row table:style-name="ro1">
          <table:table-cell office:value-type="float" office:value="533.673" calcext:value-type="float">
            <text:p>533.673</text:p>
          </table:table-cell>
          <table:table-cell table:number-columns-repeated="3"/>
        </table:table-row>
        <table:table-row table:style-name="ro1">
          <table:table-cell office:value-type="float" office:value="533.673" calcext:value-type="float">
            <text:p>533.673</text:p>
          </table:table-cell>
          <table:table-cell table:number-columns-repeated="3"/>
        </table:table-row>
        <table:table-row table:style-name="ro1">
          <table:table-cell office:value-type="float" office:value="533.673" calcext:value-type="float">
            <text:p>533.673</text:p>
          </table:table-cell>
          <table:table-cell table:number-columns-repeated="3"/>
        </table:table-row>
        <table:table-row table:style-name="ro1">
          <table:table-cell office:value-type="float" office:value="522.714" calcext:value-type="float">
            <text:p>522.714</text:p>
          </table:table-cell>
          <table:table-cell table:number-columns-repeated="3"/>
        </table:table-row>
        <table:table-row table:style-name="ro1">
          <table:table-cell office:value-type="float" office:value="522.714" calcext:value-type="float">
            <text:p>522.714</text:p>
          </table:table-cell>
          <table:table-cell table:number-columns-repeated="3"/>
        </table:table-row>
        <table:table-row table:style-name="ro1">
          <table:table-cell office:value-type="float" office:value="501.732" calcext:value-type="float">
            <text:p>501.732</text:p>
          </table:table-cell>
          <table:table-cell table:number-columns-repeated="3"/>
        </table:table-row>
        <table:table-row table:style-name="ro1">
          <table:table-cell office:value-type="float" office:value="490.773" calcext:value-type="float">
            <text:p>490.773</text:p>
          </table:table-cell>
          <table:table-cell table:number-columns-repeated="3"/>
        </table:table-row>
        <table:table-row table:style-name="ro1">
          <table:table-cell office:value-type="float" office:value="479.814" calcext:value-type="float">
            <text:p>479.814</text:p>
          </table:table-cell>
          <table:table-cell table:number-columns-repeated="3"/>
        </table:table-row>
        <table:table-row table:style-name="ro1">
          <table:table-cell office:value-type="float" office:value="479.814" calcext:value-type="float">
            <text:p>479.814</text:p>
          </table:table-cell>
          <table:table-cell table:number-columns-repeated="3"/>
        </table:table-row>
        <table:table-row table:style-name="ro1">
          <table:table-cell office:value-type="float" office:value="479.814" calcext:value-type="float">
            <text:p>479.814</text:p>
          </table:table-cell>
          <table:table-cell table:number-columns-repeated="3"/>
        </table:table-row>
        <table:table-row table:style-name="ro1">
          <table:table-cell office:value-type="float" office:value="479.814" calcext:value-type="float">
            <text:p>479.814</text:p>
          </table:table-cell>
          <table:table-cell table:number-columns-repeated="3"/>
        </table:table-row>
        <table:table-row table:style-name="ro1">
          <table:table-cell office:value-type="float" office:value="458.833" calcext:value-type="float">
            <text:p>458.833</text:p>
          </table:table-cell>
          <table:table-cell table:number-columns-repeated="3"/>
        </table:table-row>
        <table:table-row table:style-name="ro1">
          <table:table-cell office:value-type="float" office:value="447.874" calcext:value-type="float">
            <text:p>447.874</text:p>
          </table:table-cell>
          <table:table-cell table:number-columns-repeated="3"/>
        </table:table-row>
        <table:table-row table:style-name="ro1">
          <table:table-cell office:value-type="float" office:value="436.915" calcext:value-type="float">
            <text:p>436.915</text:p>
          </table:table-cell>
          <table:table-cell table:number-columns-repeated="3"/>
        </table:table-row>
        <table:table-row table:style-name="ro1">
          <table:table-cell office:value-type="float" office:value="436.915" calcext:value-type="float">
            <text:p>436.915</text:p>
          </table:table-cell>
          <table:table-cell table:number-columns-repeated="3"/>
        </table:table-row>
        <table:table-row table:style-name="ro1">
          <table:table-cell office:value-type="float" office:value="436.915" calcext:value-type="float">
            <text:p>436.915</text:p>
          </table:table-cell>
          <table:table-cell table:number-columns-repeated="3"/>
        </table:table-row>
        <table:table-row table:style-name="ro1">
          <table:table-cell office:value-type="float" office:value="436.915" calcext:value-type="float">
            <text:p>436.915</text:p>
          </table:table-cell>
          <table:table-cell table:number-columns-repeated="3"/>
        </table:table-row>
        <table:table-row table:style-name="ro1">
          <table:table-cell office:value-type="float" office:value="415.934" calcext:value-type="float">
            <text:p>415.934</text:p>
          </table:table-cell>
          <table:table-cell table:number-columns-repeated="3"/>
        </table:table-row>
        <table:table-row table:style-name="ro1">
          <table:table-cell office:value-type="float" office:value="404.975" calcext:value-type="float">
            <text:p>404.975</text:p>
          </table:table-cell>
          <table:table-cell table:number-columns-repeated="3"/>
        </table:table-row>
        <table:table-row table:style-name="ro1">
          <table:table-cell office:value-type="float" office:value="404.975" calcext:value-type="float">
            <text:p>404.975</text:p>
          </table:table-cell>
          <table:table-cell table:number-columns-repeated="3"/>
        </table:table-row>
        <table:table-row table:style-name="ro1">
          <table:table-cell office:value-type="float" office:value="404.975" calcext:value-type="float">
            <text:p>404.975</text:p>
          </table:table-cell>
          <table:table-cell table:number-columns-repeated="3"/>
        </table:table-row>
        <table:table-row table:style-name="ro1">
          <table:table-cell office:value-type="float" office:value="394.016" calcext:value-type="float">
            <text:p>394.016</text:p>
          </table:table-cell>
          <table:table-cell table:number-columns-repeated="3"/>
        </table:table-row>
        <table:table-row table:style-name="ro1">
          <table:table-cell office:value-type="float" office:value="394.016" calcext:value-type="float">
            <text:p>394.016</text:p>
          </table:table-cell>
          <table:table-cell table:number-columns-repeated="3"/>
        </table:table-row>
        <table:table-row table:style-name="ro1">
          <table:table-cell office:value-type="float" office:value="394.016" calcext:value-type="float">
            <text:p>394.016</text:p>
          </table:table-cell>
          <table:table-cell table:number-columns-repeated="3"/>
        </table:table-row>
        <table:table-row table:style-name="ro1">
          <table:table-cell office:value-type="float" office:value="394.016" calcext:value-type="float">
            <text:p>394.016</text:p>
          </table:table-cell>
          <table:table-cell table:number-columns-repeated="3"/>
        </table:table-row>
        <table:table-row table:style-name="ro1">
          <table:table-cell office:value-type="float" office:value="373.034" calcext:value-type="float">
            <text:p>373.034</text:p>
          </table:table-cell>
          <table:table-cell table:number-columns-repeated="3"/>
        </table:table-row>
        <table:table-row table:style-name="ro1">
          <table:table-cell office:value-type="float" office:value="362.075" calcext:value-type="float">
            <text:p>362.075</text:p>
          </table:table-cell>
          <table:table-cell table:number-columns-repeated="3"/>
        </table:table-row>
        <table:table-row table:style-name="ro1">
          <table:table-cell office:value-type="float" office:value="351.116" calcext:value-type="float">
            <text:p>351.116</text:p>
          </table:table-cell>
          <table:table-cell table:number-columns-repeated="3"/>
        </table:table-row>
        <table:table-row table:style-name="ro1">
          <table:table-cell office:value-type="float" office:value="340.157" calcext:value-type="float">
            <text:p>340.157</text:p>
          </table:table-cell>
          <table:table-cell table:number-columns-repeated="3"/>
        </table:table-row>
        <table:table-row table:style-name="ro1">
          <table:table-cell office:value-type="float" office:value="329.199" calcext:value-type="float">
            <text:p>329.199</text:p>
          </table:table-cell>
          <table:table-cell table:number-columns-repeated="3"/>
        </table:table-row>
        <table:table-row table:style-name="ro1">
          <table:table-cell office:value-type="float" office:value="308.217" calcext:value-type="float">
            <text:p>308.217</text:p>
          </table:table-cell>
          <table:table-cell table:number-columns-repeated="3"/>
        </table:table-row>
        <table:table-row table:style-name="ro1">
          <table:table-cell office:value-type="float" office:value="297.258" calcext:value-type="float">
            <text:p>297.258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86.299" calcext:value-type="float">
            <text:p>286.299</text:p>
          </table:table-cell>
          <table:table-cell table:number-columns-repeated="3"/>
        </table:table-row>
        <table:table-row table:style-name="ro1">
          <table:table-cell office:value-type="float" office:value="275.34" calcext:value-type="float">
            <text:p>275.34</text:p>
          </table:table-cell>
          <table:table-cell table:number-columns-repeated="3"/>
        </table:table-row>
        <table:table-row table:style-name="ro1">
          <table:table-cell office:value-type="float" office:value="254.359" calcext:value-type="float">
            <text:p>254.359</text:p>
          </table:table-cell>
          <table:table-cell table:number-columns-repeated="3"/>
        </table:table-row>
        <table:table-row table:style-name="ro1">
          <table:table-cell office:value-type="float" office:value="243.4" calcext:value-type="float">
            <text:p>243.4</text:p>
          </table:table-cell>
          <table:table-cell table:number-columns-repeated="3"/>
        </table:table-row>
        <table:table-row table:style-name="ro1">
          <table:table-cell office:value-type="float" office:value="232.441" calcext:value-type="float">
            <text:p>232.441</text:p>
          </table:table-cell>
          <table:table-cell table:number-columns-repeated="3"/>
        </table:table-row>
        <table:table-row table:style-name="ro1">
          <table:table-cell office:value-type="float" office:value="221.482" calcext:value-type="float">
            <text:p>221.482</text:p>
          </table:table-cell>
          <table:table-cell table:number-columns-repeated="3"/>
        </table:table-row>
        <table:table-row table:style-name="ro1">
          <table:table-cell office:value-type="float" office:value="221.482" calcext:value-type="float">
            <text:p>221.482</text:p>
          </table:table-cell>
          <table:table-cell table:number-columns-repeated="3"/>
        </table:table-row>
        <table:table-row table:style-name="ro1">
          <table:table-cell office:value-type="float" office:value="221.482" calcext:value-type="float">
            <text:p>221.482</text:p>
          </table:table-cell>
          <table:table-cell table:number-columns-repeated="3"/>
        </table:table-row>
        <table:table-row table:style-name="ro1">
          <table:table-cell office:value-type="float" office:value="200.5" calcext:value-type="float">
            <text:p>200.5</text:p>
          </table:table-cell>
          <table:table-cell table:number-columns-repeated="3"/>
        </table:table-row>
        <table:table-row table:style-name="ro1">
          <table:table-cell office:value-type="float" office:value="189.542" calcext:value-type="float">
            <text:p>189.542</text:p>
          </table:table-cell>
          <table:table-cell table:number-columns-repeated="3"/>
        </table:table-row>
        <table:table-row table:style-name="ro1">
          <table:table-cell office:value-type="float" office:value="189.542" calcext:value-type="float">
            <text:p>189.542</text:p>
          </table:table-cell>
          <table:table-cell table:number-columns-repeated="3"/>
        </table:table-row>
        <table:table-row table:style-name="ro1">
          <table:table-cell office:value-type="float" office:value="189.542" calcext:value-type="float">
            <text:p>189.542</text:p>
          </table:table-cell>
          <table:table-cell table:number-columns-repeated="3"/>
        </table:table-row>
        <table:table-row table:style-name="ro1">
          <table:table-cell office:value-type="float" office:value="178.583" calcext:value-type="float">
            <text:p>178.583</text:p>
          </table:table-cell>
          <table:table-cell table:number-columns-repeated="3"/>
        </table:table-row>
        <table:table-row table:style-name="ro1">
          <table:table-cell office:value-type="float" office:value="178.583" calcext:value-type="float">
            <text:p>178.583</text:p>
          </table:table-cell>
          <table:table-cell table:number-columns-repeated="3"/>
        </table:table-row>
        <table:table-row table:style-name="ro1">
          <table:table-cell office:value-type="float" office:value="157.601" calcext:value-type="float">
            <text:p>157.601</text:p>
          </table:table-cell>
          <table:table-cell table:number-columns-repeated="3"/>
        </table:table-row>
        <table:table-row table:style-name="ro1">
          <table:table-cell office:value-type="float" office:value="146.642" calcext:value-type="float">
            <text:p>146.642</text:p>
          </table:table-cell>
          <table:table-cell table:number-columns-repeated="3"/>
        </table:table-row>
        <table:table-row table:style-name="ro1">
          <table:table-cell office:value-type="float" office:value="135.683" calcext:value-type="float">
            <text:p>135.683</text:p>
          </table:table-cell>
          <table:table-cell table:number-columns-repeated="3"/>
        </table:table-row>
        <table:table-row table:style-name="ro1">
          <table:table-cell office:value-type="float" office:value="124.724" calcext:value-type="float">
            <text:p>124.724</text:p>
          </table:table-cell>
          <table:table-cell table:number-columns-repeated="3"/>
        </table:table-row>
        <table:table-row table:style-name="ro1">
          <table:table-cell office:value-type="float" office:value="124.724" calcext:value-type="float">
            <text:p>124.724</text:p>
          </table:table-cell>
          <table:table-cell table:number-columns-repeated="3"/>
        </table:table-row>
        <table:table-row table:style-name="ro1">
          <table:table-cell office:value-type="float" office:value="124.724" calcext:value-type="float">
            <text:p>124.724</text:p>
          </table:table-cell>
          <table:table-cell table:number-columns-repeated="3"/>
        </table:table-row>
        <table:table-row table:style-name="ro1">
          <table:table-cell office:value-type="float" office:value="103.743" calcext:value-type="float">
            <text:p>103.743</text:p>
          </table:table-cell>
          <table:table-cell table:number-columns-repeated="3"/>
        </table:table-row>
        <table:table-row table:style-name="ro1">
          <table:table-cell office:value-type="float" office:value="92.784" calcext:value-type="float">
            <text:p>92.784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81.825" calcext:value-type="float">
            <text:p>81.825</text:p>
          </table:table-cell>
          <table:table-cell table:number-columns-repeated="3"/>
        </table:table-row>
        <table:table-row table:style-name="ro1">
          <table:table-cell office:value-type="float" office:value="70.866" calcext:value-type="float">
            <text:p>70.866</text:p>
          </table:table-cell>
          <table:table-cell table:number-columns-repeated="3"/>
        </table:table-row>
        <table:table-row table:style-name="ro1">
          <table:table-cell office:value-type="float" office:value="760.065" calcext:value-type="float">
            <text:p>760.065</text:p>
          </table:table-cell>
          <table:table-cell table:number-columns-repeated="3"/>
        </table:table-row>
        <table:table-row table:style-name="ro1">
          <table:table-cell office:value-type="float" office:value="749.106" calcext:value-type="float">
            <text:p>749.106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38.147" calcext:value-type="float">
            <text:p>738.147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27.188" calcext:value-type="float">
            <text:p>727.188</text:p>
          </table:table-cell>
          <table:table-cell table:number-columns-repeated="3"/>
        </table:table-row>
        <table:table-row table:style-name="ro1">
          <table:table-cell office:value-type="float" office:value="716.229" calcext:value-type="float">
            <text:p>716.229</text:p>
          </table:table-cell>
          <table:table-cell table:number-columns-repeated="3"/>
        </table:table-row>
        <table:table-row table:style-name="ro1">
          <table:table-cell office:value-type="float" office:value="716.229" calcext:value-type="float">
            <text:p>716.229</text:p>
          </table:table-cell>
          <table:table-cell table:number-columns-repeated="3"/>
        </table:table-row>
        <table:table-row table:style-name="ro1">
          <table:table-cell office:value-type="float" office:value="696.304" calcext:value-type="float">
            <text:p>696.304</text:p>
          </table:table-cell>
          <table:table-cell table:number-columns-repeated="3"/>
        </table:table-row>
        <table:table-row table:style-name="ro1">
          <table:table-cell office:value-type="float" office:value="685.345" calcext:value-type="float">
            <text:p>685.345</text:p>
          </table:table-cell>
          <table:table-cell table:number-columns-repeated="3"/>
        </table:table-row>
        <table:table-row table:style-name="ro1">
          <table:table-cell office:value-type="float" office:value="674.386" calcext:value-type="float">
            <text:p>674.386</text:p>
          </table:table-cell>
          <table:table-cell table:number-columns-repeated="3"/>
        </table:table-row>
        <table:table-row table:style-name="ro1">
          <table:table-cell office:value-type="float" office:value="663.427" calcext:value-type="float">
            <text:p>663.427</text:p>
          </table:table-cell>
          <table:table-cell table:number-columns-repeated="3"/>
        </table:table-row>
        <table:table-row table:style-name="ro1">
          <table:table-cell office:value-type="float" office:value="652.468" calcext:value-type="float">
            <text:p>652.468</text:p>
          </table:table-cell>
          <table:table-cell table:number-columns-repeated="3"/>
        </table:table-row>
        <table:table-row table:style-name="ro1">
          <table:table-cell office:value-type="float" office:value="628.558" calcext:value-type="float">
            <text:p>628.558</text:p>
          </table:table-cell>
          <table:table-cell table:number-columns-repeated="3"/>
        </table:table-row>
        <table:table-row table:style-name="ro1">
          <table:table-cell office:value-type="float" office:value="628.558" calcext:value-type="float">
            <text:p>628.558</text:p>
          </table:table-cell>
          <table:table-cell table:number-columns-repeated="3"/>
        </table:table-row>
        <table:table-row table:style-name="ro1">
          <table:table-cell office:value-type="float" office:value="628.558" calcext:value-type="float">
            <text:p>628.558</text:p>
          </table:table-cell>
          <table:table-cell table:number-columns-repeated="3"/>
        </table:table-row>
        <table:table-row table:style-name="ro1">
          <table:table-cell office:value-type="float" office:value="628.558" calcext:value-type="float">
            <text:p>628.558</text:p>
          </table:table-cell>
          <table:table-cell table:number-columns-repeated="3"/>
        </table:table-row>
        <table:table-row table:style-name="ro1">
          <table:table-cell office:value-type="float" office:value="607.645" calcext:value-type="float">
            <text:p>607.645</text:p>
          </table:table-cell>
          <table:table-cell table:number-columns-repeated="3"/>
        </table:table-row>
        <table:table-row table:style-name="ro1">
          <table:table-cell office:value-type="float" office:value="607.645" calcext:value-type="float">
            <text:p>607.645</text:p>
          </table:table-cell>
          <table:table-cell table:number-columns-repeated="3"/>
        </table:table-row>
        <table:table-row table:style-name="ro1">
          <table:table-cell office:value-type="float" office:value="594.096" calcext:value-type="float">
            <text:p>594.096</text:p>
          </table:table-cell>
          <table:table-cell table:number-columns-repeated="3"/>
        </table:table-row>
        <table:table-row table:style-name="ro1">
          <table:table-cell office:value-type="float" office:value="594.096" calcext:value-type="float">
            <text:p>594.096</text:p>
          </table:table-cell>
          <table:table-cell table:number-columns-repeated="3"/>
        </table:table-row>
        <table:table-row table:style-name="ro1">
          <table:table-cell office:value-type="float" office:value="594.096" calcext:value-type="float">
            <text:p>594.096</text:p>
          </table:table-cell>
          <table:table-cell table:number-columns-repeated="3"/>
        </table:table-row>
        <table:table-row table:style-name="ro1">
          <table:table-cell office:value-type="float" office:value="580.547" calcext:value-type="float">
            <text:p>580.547</text:p>
          </table:table-cell>
          <table:table-cell table:number-columns-repeated="3"/>
        </table:table-row>
        <table:table-row table:style-name="ro1">
          <table:table-cell office:value-type="float" office:value="566.997" calcext:value-type="float">
            <text:p>566.997</text:p>
          </table:table-cell>
          <table:table-cell table:number-columns-repeated="3"/>
        </table:table-row>
        <table:table-row table:style-name="ro1">
          <table:table-cell office:value-type="float" office:value="553.448" calcext:value-type="float">
            <text:p>553.448</text:p>
          </table:table-cell>
          <table:table-cell table:number-columns-repeated="3"/>
        </table:table-row>
        <table:table-row table:style-name="ro1">
          <table:table-cell office:value-type="float" office:value="539.899" calcext:value-type="float">
            <text:p>539.899</text:p>
          </table:table-cell>
          <table:table-cell table:number-columns-repeated="3"/>
        </table:table-row>
        <table:table-row table:style-name="ro1">
          <table:table-cell office:value-type="float" office:value="526.35" calcext:value-type="float">
            <text:p>526.35</text:p>
          </table:table-cell>
          <table:table-cell table:number-columns-repeated="3"/>
        </table:table-row>
        <table:table-row table:style-name="ro1">
          <table:table-cell office:value-type="float" office:value="512.801" calcext:value-type="float">
            <text:p>512.801</text:p>
          </table:table-cell>
          <table:table-cell table:number-columns-repeated="3"/>
        </table:table-row>
        <table:table-row table:style-name="ro1">
          <table:table-cell office:value-type="float" office:value="499.251" calcext:value-type="float">
            <text:p>499.251</text:p>
          </table:table-cell>
          <table:table-cell table:number-columns-repeated="3"/>
        </table:table-row>
        <table:table-row table:style-name="ro1">
          <table:table-cell office:value-type="float" office:value="485.702" calcext:value-type="float">
            <text:p>485.702</text:p>
          </table:table-cell>
          <table:table-cell table:number-columns-repeated="3"/>
        </table:table-row>
        <table:table-row table:style-name="ro1">
          <table:table-cell office:value-type="float" office:value="472.153" calcext:value-type="float">
            <text:p>472.153</text:p>
          </table:table-cell>
          <table:table-cell table:number-columns-repeated="3"/>
        </table:table-row>
        <table:table-row table:style-name="ro1">
          <table:table-cell office:value-type="float" office:value="458.604" calcext:value-type="float">
            <text:p>458.604</text:p>
          </table:table-cell>
          <table:table-cell table:number-columns-repeated="3"/>
        </table:table-row>
        <table:table-row table:style-name="ro1">
          <table:table-cell office:value-type="float" office:value="445.055" calcext:value-type="float">
            <text:p>445.0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05:12.067244008</meta:creation-date>
    <dc:date>2024-02-04T18:08:26.278068778</dc:date>
    <meta:editing-duration>PT3M15S</meta:editing-duration>
    <meta:editing-cycles>1</meta:editing-cycles>
    <meta:document-statistic meta:table-count="1" meta:cell-count="1341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11cm" svg:height="16.549cm" xlink:href=".." xlink:type="simple" chart:class="chart:bar" chart:style-name="ch1">
        <chart:legend chart:legend-position="end" svg:x="41.847cm" svg:y="7.975cm" style:legend-expansion="high" chart:style-name="ch2"/>
        <chart:plot-area chart:style-name="ch3" table:cell-range-address="Sheet1.A1:Sheet1.A1335" svg:x="0.882cm" svg:y="0.33cm" svg:width="40.083cm" svg:height="15.889cm">
          <chart:coordinate-region svg:x="1.689cm" svg:y="0.529cm" svg:width="39.276cm" svg:height="14.6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335" chart:class="chart:bar">
            <chart:data-point chart:repeated="13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2.139">
                <text:p>752.139</text:p>
                <draw:g>
                  <svg:desc>Sheet1.A1:Sheet1.A1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.749">
                <text:p>719.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.749">
                <text:p>719.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5.801">
                <text:p>705.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5.801">
                <text:p>705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1.854">
                <text:p>691.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7.906">
                <text:p>677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7.906">
                <text:p>677.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3.958">
                <text:p>663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9.749">
                <text:p>719.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9.749">
                <text:p>719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.801">
                <text:p>705.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5.801">
                <text:p>705.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1.854">
                <text:p>691.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7.906">
                <text:p>677.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7.906">
                <text:p>677.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3.958">
                <text:p>66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8.332">
                <text:p>618.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8.332">
                <text:p>618.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9.648">
                <text:p>599.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.648">
                <text:p>599.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7.693">
                <text:p>587.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.737">
                <text:p>575.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3.782">
                <text:p>563.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1.827">
                <text:p>551.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9.872">
                <text:p>539.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7.917">
                <text:p>527.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.962">
                <text:p>515.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.006">
                <text:p>504.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2.051">
                <text:p>492.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.096">
                <text:p>48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.141">
                <text:p>468.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.186">
                <text:p>456.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.231">
                <text:p>444.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.275">
                <text:p>432.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.32">
                <text:p>420.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.365">
                <text:p>408.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6.41">
                <text:p>396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5.733">
                <text:p>375.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5.733">
                <text:p>375.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5.733">
                <text:p>375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5.733">
                <text:p>375.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.399">
                <text:p>355.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5.399">
                <text:p>355.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1.85">
                <text:p>341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8.301">
                <text:p>328.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.752">
                <text:p>314.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.202">
                <text:p>301.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.653">
                <text:p>287.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.104">
                <text:p>274.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.555">
                <text:p>260.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7.006">
                <text:p>247.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.006">
                <text:p>247.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006">
                <text:p>247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006">
                <text:p>247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7.006">
                <text:p>247.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3.456">
                <text:p>233.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3.456">
                <text:p>233.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3.456">
                <text:p>233.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.456">
                <text:p>233.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.907">
                <text:p>219.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9.907">
                <text:p>219.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8.332">
                <text:p>618.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4.783">
                <text:p>604.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1.234">
                <text:p>591.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7.685">
                <text:p>577.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4.136">
                <text:p>564.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0.586">
                <text:p>550.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7.037">
                <text:p>537.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3.488">
                <text:p>523.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9.939">
                <text:p>509.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6.39">
                <text:p>496.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.84">
                <text:p>482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9.291">
                <text:p>469.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.742">
                <text:p>455.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.193">
                <text:p>442.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8.644">
                <text:p>428.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5.094">
                <text:p>415.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5.094">
                <text:p>415.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5.094">
                <text:p>415.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.545">
                <text:p>401.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7.996">
                <text:p>387.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4.447">
                <text:p>374.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0.898">
                <text:p>360.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7.349">
                <text:p>347.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3.799">
                <text:p>333.7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0.25">
                <text:p>320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6.701">
                <text:p>306.7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3.152">
                <text:p>293.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9.603">
                <text:p>279.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6.053">
                <text:p>266.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.504">
                <text:p>252.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8.955">
                <text:p>238.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.406">
                <text:p>225.4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.857">
                <text:p>211.8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.307">
                <text:p>198.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4.758">
                <text:p>184.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1.209">
                <text:p>171.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.209">
                <text:p>171.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.209">
                <text:p>171.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.66">
                <text:p>157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.66">
                <text:p>157.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.111">
                <text:p>144.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6.516">
                <text:p>746.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2.966">
                <text:p>732.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9.417">
                <text:p>719.4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5.868">
                <text:p>705.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2.319">
                <text:p>692.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6.916">
                <text:p>666.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6.916">
                <text:p>666.9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6.916">
                <text:p>666.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6.916">
                <text:p>666.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5.181">
                <text:p>645.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5.181">
                <text:p>645.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5.181">
                <text:p>645.1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5.181">
                <text:p>645.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7.046">
                <text:p>627.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7.046">
                <text:p>627.0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3.497">
                <text:p>613.4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9.948">
                <text:p>599.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6.399">
                <text:p>586.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2.85">
                <text:p>572.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9.3">
                <text:p>55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5.751">
                <text:p>545.7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2.202">
                <text:p>532.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.653">
                <text:p>518.6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5.104">
                <text:p>505.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1.554">
                <text:p>491.5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7.674">
                <text:p>477.6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4.124">
                <text:p>464.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0.575">
                <text:p>450.5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7.026">
                <text:p>437.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3.477">
                <text:p>423.4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9.928">
                <text:p>409.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6.378">
                <text:p>396.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2.829">
                <text:p>382.8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9.28">
                <text:p>369.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5.731">
                <text:p>355.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2.182">
                <text:p>342.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8.632">
                <text:p>328.6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5.083">
                <text:p>315.0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1.534">
                <text:p>301.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7.985">
                <text:p>287.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.436">
                <text:p>274.4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0.887">
                <text:p>260.8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7.337">
                <text:p>247.3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7.337">
                <text:p>247.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7.337">
                <text:p>247.3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.788">
                <text:p>233.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.239">
                <text:p>220.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6.69">
                <text:p>206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.141">
                <text:p>193.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9.591">
                <text:p>179.5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6.042">
                <text:p>166.0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6.042">
                <text:p>166.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.042">
                <text:p>166.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.493">
                <text:p>152.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.944">
                <text:p>138.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.395">
                <text:p>125.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1.845">
                <text:p>111.8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6.516">
                <text:p>746.5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2.966">
                <text:p>732.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9.186">
                <text:p>709.1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9.186">
                <text:p>709.1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9.186">
                <text:p>709.1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9.186">
                <text:p>709.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0.909">
                <text:p>690.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90.909">
                <text:p>690.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77.36">
                <text:p>677.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3.811">
                <text:p>663.8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0.262">
                <text:p>650.2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6.713">
                <text:p>636.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3.163">
                <text:p>623.1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9.614">
                <text:p>609.6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6.065">
                <text:p>596.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82.516">
                <text:p>582.5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7.355">
                <text:p>557.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7.355">
                <text:p>557.3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7.355">
                <text:p>557.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7.355">
                <text:p>557.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5.444">
                <text:p>535.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5.444">
                <text:p>535.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5.444">
                <text:p>535.4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5.444">
                <text:p>535.4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7.168">
                <text:p>517.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7.168">
                <text:p>517.1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3.618">
                <text:p>503.6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0.069">
                <text:p>490.0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6.52">
                <text:p>476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.971">
                <text:p>462.9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9.422">
                <text:p>449.4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7.114">
                <text:p>427.1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3.564">
                <text:p>413.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.015">
                <text:p>400.0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0.015">
                <text:p>400.0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0.015">
                <text:p>400.0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6.466">
                <text:p>386.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6.466">
                <text:p>386.4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6.466">
                <text:p>386.4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2.917">
                <text:p>372.9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368">
                <text:p>359.3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5.818">
                <text:p>345.8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3.51">
                <text:p>323.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3.51">
                <text:p>323.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.51">
                <text:p>323.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1">
                <text:p>323.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9.961">
                <text:p>309.9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6.412">
                <text:p>296.4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2.863">
                <text:p>282.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.314">
                <text:p>269.3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764">
                <text:p>255.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2.215">
                <text:p>242.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8.666">
                <text:p>228.6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5.117">
                <text:p>215.1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1.568">
                <text:p>201.5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7.733728">
                <text:p>677.7337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8.558784">
                <text:p>688.5587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8.558784">
                <text:p>688.5587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63.8801696">
                <text:p>663.8801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3.8801696">
                <text:p>663.88016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0.431088">
                <text:p>740.4310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0.431088">
                <text:p>740.431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9.271712">
                <text:p>759.2717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9.271712">
                <text:p>759.2717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1.023504">
                <text:p>741.0235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1.023504">
                <text:p>741.0235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5.268344">
                <text:p>695.2683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5.268344">
                <text:p>695.268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8.805624">
                <text:p>688.8056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8.805624">
                <text:p>688.805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82.342904">
                <text:p>682.3429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82.342904">
                <text:p>682.3429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63.8801696">
                <text:p>663.8801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63.8801696">
                <text:p>663.8801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7.5510304">
                <text:p>647.55103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7.5510304">
                <text:p>647.55103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1.0883104">
                <text:p>641.08831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1.0883104">
                <text:p>641.08831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8.60896">
                <text:p>738.608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8.60896">
                <text:p>738.608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2.416992">
                <text:p>712.4169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1.3812512">
                <text:p>661.3812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1.3812512">
                <text:p>661.38125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5.071">
                <text:p>605.0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0.6">
                <text:p>570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0.6">
                <text:p>570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7.051">
                <text:p>557.0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2.919">
                <text:p>532.9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2.919">
                <text:p>532.9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2.919">
                <text:p>532.9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2.919">
                <text:p>532.9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9.369">
                <text:p>519.3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0.891">
                <text:p>500.8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0.891">
                <text:p>500.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7.342">
                <text:p>487.3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3.793">
                <text:p>473.7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0.244">
                <text:p>460.2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6.695">
                <text:p>446.6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6.695">
                <text:p>446.6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6.695">
                <text:p>446.6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3.145">
                <text:p>433.1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9.596">
                <text:p>419.5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6.047">
                <text:p>406.0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2.498">
                <text:p>392.4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8.949">
                <text:p>378.9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5.399">
                <text:p>365.3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9.886">
                <text:p>339.8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9.886">
                <text:p>339.8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9.886">
                <text:p>339.8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9.886">
                <text:p>339.8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9.293">
                <text:p>309.2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.33">
                <text:p>299.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9.766">
                <text:p>289.7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0.202">
                <text:p>280.2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0.638">
                <text:p>270.6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9.039">
                <text:p>249.0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9.039">
                <text:p>249.0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1.287">
                <text:p>211.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1.287">
                <text:p>211.2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1.287">
                <text:p>211.2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1.287">
                <text:p>211.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5.024">
                <text:p>575.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5.858">
                <text:p>565.8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7.091">
                <text:p>557.0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48.324">
                <text:p>548.3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9.557">
                <text:p>539.5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0.79">
                <text:p>530.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2.022">
                <text:p>522.0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13.255">
                <text:p>513.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4.488">
                <text:p>504.4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5.721">
                <text:p>495.7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86.954">
                <text:p>486.9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8.187">
                <text:p>478.1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9.42">
                <text:p>469.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60.652">
                <text:p>460.6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51.885">
                <text:p>451.8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43.118">
                <text:p>443.1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34.351">
                <text:p>434.3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5.584">
                <text:p>425.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6.817">
                <text:p>416.8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8.049">
                <text:p>408.0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9.282">
                <text:p>399.2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7.922">
                <text:p>377.9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7.922">
                <text:p>377.9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65.967">
                <text:p>365.9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4.012">
                <text:p>354.0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9.54">
                <text:p>329.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9.54">
                <text:p>329.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9.54">
                <text:p>329.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9.54">
                <text:p>329.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0.374">
                <text:p>320.3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0.374">
                <text:p>320.3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20.374">
                <text:p>320.3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1.607">
                <text:p>311.6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1.607">
                <text:p>311.6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1.607">
                <text:p>311.6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2.84">
                <text:p>302.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2.84">
                <text:p>302.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2.84">
                <text:p>302.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2.84">
                <text:p>302.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.073">
                <text:p>294.0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.073">
                <text:p>294.0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.073">
                <text:p>294.0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5.306">
                <text:p>285.3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5.306">
                <text:p>285.3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5.306">
                <text:p>285.3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6.539">
                <text:p>276.5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6.539">
                <text:p>276.5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6.539">
                <text:p>276.5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5.179">
                <text:p>255.1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5.179">
                <text:p>255.1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.224">
                <text:p>243.2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6.358">
                <text:p>206.3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4.488">
                <text:p>764.4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5.322">
                <text:p>755.3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7.788">
                <text:p>737.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29.021">
                <text:p>729.0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0.254">
                <text:p>720.2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1.487">
                <text:p>711.4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2.72">
                <text:p>702.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3.952">
                <text:p>693.9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5.185">
                <text:p>685.1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76.418">
                <text:p>676.4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55.058">
                <text:p>655.0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55.058">
                <text:p>655.0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43.103">
                <text:p>643.1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3.103">
                <text:p>643.1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43.103">
                <text:p>643.1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31.148">
                <text:p>631.1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8.352">
                <text:p>608.3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9.186">
                <text:p>599.1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99.186">
                <text:p>599.1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99.186">
                <text:p>599.1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99.186">
                <text:p>599.1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99.186">
                <text:p>599.1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0.419">
                <text:p>590.4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0.419">
                <text:p>590.4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0.419">
                <text:p>590.4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0.419">
                <text:p>590.4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0.419">
                <text:p>590.4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81.652">
                <text:p>581.6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81.652">
                <text:p>581.6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81.652">
                <text:p>581.6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1.652">
                <text:p>581.6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81.652">
                <text:p>581.6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72.884">
                <text:p>572.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2.884">
                <text:p>572.8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72.884">
                <text:p>572.8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72.884">
                <text:p>572.8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72.884">
                <text:p>572.8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64.117">
                <text:p>564.1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4.117">
                <text:p>564.1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4.117">
                <text:p>564.1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64.117">
                <text:p>564.1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4.117">
                <text:p>564.1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55.35">
                <text:p>555.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5.35">
                <text:p>555.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55.35">
                <text:p>555.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55.35">
                <text:p>555.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55.35">
                <text:p>555.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46.583">
                <text:p>546.5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46.583">
                <text:p>546.5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46.583">
                <text:p>546.5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6.583">
                <text:p>546.5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6.583">
                <text:p>546.5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37.816">
                <text:p>537.8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37.816">
                <text:p>537.8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37.816">
                <text:p>537.8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7.816">
                <text:p>537.8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37.816">
                <text:p>537.8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9.049">
                <text:p>529.0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9.049">
                <text:p>529.0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9.049">
                <text:p>529.0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9.049">
                <text:p>529.0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.049">
                <text:p>529.0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20.282">
                <text:p>520.28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8.922">
                <text:p>498.9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8.922">
                <text:p>498.9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86.966">
                <text:p>486.9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1.777">
                <text:p>451.77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1.777">
                <text:p>451.7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8.227">
                <text:p>438.2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4.678">
                <text:p>424.6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1.129">
                <text:p>411.1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7.58">
                <text:p>397.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.031">
                <text:p>384.0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0.122">
                <text:p>370.1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6.573">
                <text:p>356.5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43.024">
                <text:p>343.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29.474">
                <text:p>329.4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5.925">
                <text:p>315.9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5.925">
                <text:p>315.9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5.925">
                <text:p>315.9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2.376">
                <text:p>302.3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2.376">
                <text:p>302.3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02.376">
                <text:p>302.3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8.827">
                <text:p>288.8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5.278">
                <text:p>275.2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1.728">
                <text:p>261.7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8.179">
                <text:p>248.1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4.63">
                <text:p>234.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1.081">
                <text:p>221.0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7.532">
                <text:p>207.5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3.901">
                <text:p>183.9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3.901">
                <text:p>183.9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3.901">
                <text:p>183.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3.901">
                <text:p>183.9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6.516">
                <text:p>746.5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32.966">
                <text:p>732.9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19.417">
                <text:p>719.4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05.868">
                <text:p>705.8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92.319">
                <text:p>692.3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8.77">
                <text:p>678.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65.22">
                <text:p>665.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51.671">
                <text:p>651.6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34.621">
                <text:p>634.6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1.072">
                <text:p>621.0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07.523">
                <text:p>607.5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07.523">
                <text:p>607.5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07.523">
                <text:p>607.5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93.973">
                <text:p>593.9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93.973">
                <text:p>593.9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93.973">
                <text:p>593.9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80.424">
                <text:p>580.4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66.875">
                <text:p>566.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66.875">
                <text:p>566.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66.875">
                <text:p>566.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53.326">
                <text:p>553.3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39.777">
                <text:p>539.7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6.227">
                <text:p>526.2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9.177">
                <text:p>509.1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5.628">
                <text:p>495.6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2.079">
                <text:p>482.0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82.079">
                <text:p>482.0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82.079">
                <text:p>482.0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8.53">
                <text:p>468.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4.981">
                <text:p>454.9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41.431">
                <text:p>441.4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7.882">
                <text:p>427.8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10.832">
                <text:p>410.8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97.283">
                <text:p>397.2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83.734">
                <text:p>383.7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70.184">
                <text:p>370.1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56.635">
                <text:p>356.6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3.086">
                <text:p>343.0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26.036">
                <text:p>326.0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12.487">
                <text:p>312.4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8.938">
                <text:p>298.9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5.388">
                <text:p>285.3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1.839">
                <text:p>271.8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8.29">
                <text:p>258.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2.398">
                <text:p>222.3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2.398">
                <text:p>222.3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2.398">
                <text:p>222.3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2.398">
                <text:p>222.3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2.809">
                <text:p>192.80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.26">
                <text:p>179.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.711">
                <text:p>165.7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2.161">
                <text:p>152.1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8.612">
                <text:p>138.6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5.063">
                <text:p>125.0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1.514">
                <text:p>111.5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7.965">
                <text:p>97.9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4.415">
                <text:p>84.4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63.93">
                <text:p>763.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63.93">
                <text:p>763.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3.93">
                <text:p>763.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63.93">
                <text:p>763.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63.93">
                <text:p>763.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06.466">
                <text:p>706.4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6.466">
                <text:p>706.4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06.466">
                <text:p>706.4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06.466">
                <text:p>706.4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49.504">
                <text:p>749.5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49.504">
                <text:p>749.5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53.968">
                <text:p>753.9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45.998">
                <text:p>745.9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31.97">
                <text:p>731.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31.97">
                <text:p>731.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36.433">
                <text:p>736.4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28.463">
                <text:p>728.4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19.218">
                <text:p>719.2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19.218">
                <text:p>719.2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18.899">
                <text:p>718.8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04.872">
                <text:p>704.8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04.872">
                <text:p>704.8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09.335">
                <text:p>709.3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01.365">
                <text:p>701.3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91.801">
                <text:p>691.8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91.801">
                <text:p>691.8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91.801">
                <text:p>691.8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82.237">
                <text:p>682.2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82.237">
                <text:p>682.2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82.237">
                <text:p>682.23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72.673">
                <text:p>672.6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72.673">
                <text:p>672.6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72.673">
                <text:p>672.6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63.109">
                <text:p>663.1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63.109">
                <text:p>663.1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63.109">
                <text:p>663.1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6.173">
                <text:p>586.1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86.173">
                <text:p>586.1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86.173">
                <text:p>586.1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86.516">
                <text:p>586.5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48.683">
                <text:p>648.6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8.683">
                <text:p>648.6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53.146">
                <text:p>653.1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53.146">
                <text:p>653.1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5.176">
                <text:p>645.1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6.367">
                <text:p>626.3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5.612">
                <text:p>635.6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5.612">
                <text:p>635.6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7.642">
                <text:p>627.6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7.642">
                <text:p>627.6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7.642">
                <text:p>627.6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9.672">
                <text:p>619.6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9.672">
                <text:p>619.6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05.644">
                <text:p>605.6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05.644">
                <text:p>605.6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0.108">
                <text:p>610.1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10.108">
                <text:p>610.1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02.137">
                <text:p>602.1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88.11">
                <text:p>588.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88.11">
                <text:p>588.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92.573">
                <text:p>592.5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92.573">
                <text:p>592.5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84.603">
                <text:p>584.6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75.039">
                <text:p>575.0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75.039">
                <text:p>575.0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5.039">
                <text:p>575.0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65.475">
                <text:p>565.4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65.475">
                <text:p>565.4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65.475">
                <text:p>565.4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46.666">
                <text:p>546.6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55.911">
                <text:p>555.9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47.941">
                <text:p>547.9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39.971">
                <text:p>539.9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39.971">
                <text:p>539.9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30.407">
                <text:p>530.4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30.407">
                <text:p>530.4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30.407">
                <text:p>530.4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08.808">
                <text:p>508.8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08.808">
                <text:p>508.8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6.853">
                <text:p>496.8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62.382">
                <text:p>462.3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62.382">
                <text:p>462.3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41.52">
                <text:p>441.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1.52">
                <text:p>441.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27.97">
                <text:p>427.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14.421">
                <text:p>414.4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00.872">
                <text:p>400.8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87.323">
                <text:p>387.3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3.774">
                <text:p>373.7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60.224">
                <text:p>360.2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6.675">
                <text:p>346.6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0.258">
                <text:p>310.2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0.258">
                <text:p>310.2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2.621">
                <text:p>292.6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2.621">
                <text:p>292.6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1.662">
                <text:p>281.6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70.703">
                <text:p>270.70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.703">
                <text:p>270.7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70.703">
                <text:p>270.7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70.703">
                <text:p>270.70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0.881">
                <text:p>250.8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9.922">
                <text:p>239.9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28.963">
                <text:p>228.9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8.004">
                <text:p>218.0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8.004">
                <text:p>218.0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8.004">
                <text:p>218.0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8.004">
                <text:p>218.0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8.182">
                <text:p>198.1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8.182">
                <text:p>198.1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8.182">
                <text:p>198.1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8.182">
                <text:p>198.18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8.182">
                <text:p>198.1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7.223">
                <text:p>187.2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6.264">
                <text:p>176.2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5.305">
                <text:p>165.3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5.305">
                <text:p>165.3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5.305">
                <text:p>165.3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5.305">
                <text:p>165.30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5.483">
                <text:p>145.4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4.524">
                <text:p>134.5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3.565">
                <text:p>123.5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2.606">
                <text:p>112.60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2.606">
                <text:p>112.6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1.647">
                <text:p>101.64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1.647">
                <text:p>101.64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62.382">
                <text:p>462.38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51.423">
                <text:p>451.4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51.423">
                <text:p>451.4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51.423">
                <text:p>451.4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40.464">
                <text:p>440.46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40.464">
                <text:p>440.46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22.107">
                <text:p>422.10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1.148">
                <text:p>411.1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00.189">
                <text:p>400.1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00.189">
                <text:p>400.18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00.189">
                <text:p>400.18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00.189">
                <text:p>400.1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81.831">
                <text:p>381.83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70.872">
                <text:p>370.8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9.913">
                <text:p>359.9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8.955">
                <text:p>348.9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8.955">
                <text:p>348.95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8.955">
                <text:p>348.9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8.955">
                <text:p>348.9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0.597">
                <text:p>330.5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19.638">
                <text:p>319.6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8.679">
                <text:p>308.6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7.72">
                <text:p>297.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7.72">
                <text:p>297.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7.72">
                <text:p>297.7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6.762">
                <text:p>286.76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5.803">
                <text:p>275.80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5.803">
                <text:p>275.80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7.445">
                <text:p>257.4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46.486">
                <text:p>246.48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5.527">
                <text:p>235.5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5.527">
                <text:p>235.5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5.527">
                <text:p>235.52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5.527">
                <text:p>235.52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5.527">
                <text:p>235.5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4.569">
                <text:p>224.5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4.569">
                <text:p>224.5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4.569">
                <text:p>224.5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.61">
                <text:p>213.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.61">
                <text:p>213.6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5.252">
                <text:p>195.25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4.293">
                <text:p>184.2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3.334">
                <text:p>173.33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3.334">
                <text:p>173.33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3.334">
                <text:p>173.33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3.334">
                <text:p>173.3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4.977">
                <text:p>154.97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4.018">
                <text:p>144.0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3.059">
                <text:p>133.0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3.059">
                <text:p>133.0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3.059">
                <text:p>133.0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3.059">
                <text:p>133.0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4.702">
                <text:p>114.70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49.106">
                <text:p>749.10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19.07">
                <text:p>719.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08.111">
                <text:p>708.1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7.152">
                <text:p>697.15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86.193">
                <text:p>686.19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86.193">
                <text:p>686.1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86.193">
                <text:p>686.1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75.234">
                <text:p>675.2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75.234">
                <text:p>675.2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56.157">
                <text:p>656.15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45.198">
                <text:p>645.19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34.239">
                <text:p>634.23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34.239">
                <text:p>634.23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34.239">
                <text:p>634.23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23.28">
                <text:p>623.2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12.322">
                <text:p>612.3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12.322">
                <text:p>612.32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93.245">
                <text:p>593.2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82.286">
                <text:p>582.2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82.286">
                <text:p>582.2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82.286">
                <text:p>582.2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82.286">
                <text:p>582.2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63.209">
                <text:p>563.2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2.25">
                <text:p>552.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41.291">
                <text:p>541.2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30.332">
                <text:p>530.3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30.332">
                <text:p>530.3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30.332">
                <text:p>530.3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19.373">
                <text:p>519.37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19.373">
                <text:p>519.37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08.414">
                <text:p>508.41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89.337">
                <text:p>489.33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78.378">
                <text:p>478.3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78.378">
                <text:p>478.3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78.378">
                <text:p>478.37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67.419">
                <text:p>467.41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56.46">
                <text:p>456.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6.46">
                <text:p>456.4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56.46">
                <text:p>456.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45.501">
                <text:p>445.5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45.501">
                <text:p>445.5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26.424">
                <text:p>426.4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7.347">
                <text:p>407.34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6.388">
                <text:p>396.3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5.429">
                <text:p>385.4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85.429">
                <text:p>385.42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85.429">
                <text:p>385.42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85.429">
                <text:p>385.42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5.429">
                <text:p>385.42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74.471">
                <text:p>374.4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3.512">
                <text:p>363.5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3.512">
                <text:p>363.5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52.553">
                <text:p>352.5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33.476">
                <text:p>333.4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22.517">
                <text:p>322.5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11.558">
                <text:p>311.55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11.558">
                <text:p>311.55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11.558">
                <text:p>311.55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11.558">
                <text:p>311.55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00.599">
                <text:p>300.59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81.522">
                <text:p>281.5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70.563">
                <text:p>270.56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59.604">
                <text:p>259.60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59.604">
                <text:p>259.6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59.604">
                <text:p>259.60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59.604">
                <text:p>259.60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.527">
                <text:p>240.5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29.568">
                <text:p>229.5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8.609">
                <text:p>218.6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8.609">
                <text:p>218.6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8.609">
                <text:p>218.6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8.609">
                <text:p>218.6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8.609">
                <text:p>218.6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7.65">
                <text:p>207.6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7.65">
                <text:p>207.6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7.65">
                <text:p>207.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96.691">
                <text:p>196.6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6.691">
                <text:p>196.6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96.691">
                <text:p>196.6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5.733">
                <text:p>185.7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5.733">
                <text:p>185.7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6.656">
                <text:p>166.65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5.697">
                <text:p>155.6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5.697">
                <text:p>155.69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5.697">
                <text:p>155.69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4.738">
                <text:p>144.73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3.779">
                <text:p>133.77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33.779">
                <text:p>133.7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3.779">
                <text:p>133.7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2.82">
                <text:p>122.8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2.82">
                <text:p>122.8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49.106">
                <text:p>749.10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16.229">
                <text:p>716.22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05.27">
                <text:p>705.2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05.27">
                <text:p>705.2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84.289">
                <text:p>684.28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73.33">
                <text:p>673.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73.33">
                <text:p>673.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3.33">
                <text:p>673.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73.33">
                <text:p>673.3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73.33">
                <text:p>673.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62.371">
                <text:p>662.37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62.371">
                <text:p>662.37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62.371">
                <text:p>662.37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62.371">
                <text:p>662.37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51.412">
                <text:p>651.4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30.43">
                <text:p>630.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9.471">
                <text:p>619.47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08.513">
                <text:p>608.5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08.513">
                <text:p>608.5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08.513">
                <text:p>608.5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08.513">
                <text:p>608.5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87.531">
                <text:p>587.53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76.572">
                <text:p>576.5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65.613">
                <text:p>565.6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65.613">
                <text:p>565.61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65.613">
                <text:p>565.6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65.613">
                <text:p>565.6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44.632">
                <text:p>544.6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3.673">
                <text:p>533.67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33.673">
                <text:p>533.6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33.673">
                <text:p>533.67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22.714">
                <text:p>522.7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22.714">
                <text:p>522.7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01.732">
                <text:p>501.7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90.773">
                <text:p>490.77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79.814">
                <text:p>479.8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79.814">
                <text:p>479.81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79.814">
                <text:p>479.8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79.814">
                <text:p>479.8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58.833">
                <text:p>458.8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47.874">
                <text:p>447.87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36.915">
                <text:p>436.9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36.915">
                <text:p>436.9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36.915">
                <text:p>436.9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36.915">
                <text:p>436.9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5.934">
                <text:p>415.93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4.975">
                <text:p>404.9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4.975">
                <text:p>404.9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4.975">
                <text:p>404.97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94.016">
                <text:p>394.0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94.016">
                <text:p>394.0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94.016">
                <text:p>394.0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4.016">
                <text:p>394.0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3.034">
                <text:p>373.0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2.075">
                <text:p>362.0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51.116">
                <text:p>351.11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40.157">
                <text:p>340.15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29.199">
                <text:p>329.19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08.217">
                <text:p>308.2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97.258">
                <text:p>297.25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86.299">
                <text:p>286.29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75.34">
                <text:p>275.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.359">
                <text:p>254.35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3.4">
                <text:p>243.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32.441">
                <text:p>232.44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1.482">
                <text:p>221.48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1.482">
                <text:p>221.48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1.482">
                <text:p>221.48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89.542">
                <text:p>189.5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89.542">
                <text:p>189.54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89.542">
                <text:p>189.5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8.583">
                <text:p>178.5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8.583">
                <text:p>178.5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.601">
                <text:p>157.60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6.642">
                <text:p>146.64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5.683">
                <text:p>135.68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4.724">
                <text:p>124.7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4.724">
                <text:p>124.72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4.724">
                <text:p>124.7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3.743">
                <text:p>103.74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1.825">
                <text:p>81.8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0.866">
                <text:p>70.86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60.065">
                <text:p>760.06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49.106">
                <text:p>749.10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38.147">
                <text:p>738.1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27.188">
                <text:p>727.18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16.229">
                <text:p>716.2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16.229">
                <text:p>716.22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96.304">
                <text:p>696.3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85.345">
                <text:p>685.3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74.386">
                <text:p>674.3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63.427">
                <text:p>663.4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2.468">
                <text:p>652.46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28.558">
                <text:p>628.55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28.558">
                <text:p>628.5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28.558">
                <text:p>628.55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28.558">
                <text:p>628.55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07.645">
                <text:p>607.6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07.645">
                <text:p>607.6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94.096">
                <text:p>594.0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94.096">
                <text:p>594.09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94.096">
                <text:p>594.0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80.547">
                <text:p>580.5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66.997">
                <text:p>566.9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53.448">
                <text:p>553.4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39.899">
                <text:p>539.8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26.35">
                <text:p>526.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12.801">
                <text:p>512.80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99.251">
                <text:p>499.25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85.702">
                <text:p>485.70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72.153">
                <text:p>472.15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58.604">
                <text:p>458.60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5.055">
                <text:p>445.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